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61" table:default-cell-style-name="ce1"/>
        <table:table-row table:style-name="ro1">
          <table:table-cell/>
          <table:table-cell table:number-columns-repeated="8" table:style-name="ce1"/>
          <table:table-cell office:value-type="string" table:style-name="ce1">
            <text:p>nu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1/L</text:p>
          </table:table-cell>
          <table:table-cell table:number-columns-repeated="4" table:style-name="ce1"/>
          <table:table-cell office:value-type="string" table:style-name="ce1">
            <text:p>L</text:p>
          </table:table-cell>
          <table:table-cell office:value-type="string" table:style-name="ce1">
            <text:p>TcL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TcL-Tc)</text:p>
          </table:table-cell>
          <table:table-cell office:value-type="string" table:style-name="ce1">
            <text:p>log(TcL-Tcm)</text:p>
          </table:table-cell>
          <table:table-cell table:number-columns-repeated="6" table:style-name="ce1"/>
          <table:table-cell office:value-type="string" table:style-name="ce1">
            <text:p>delta TcL</text:p>
          </table:table-cell>
          <table:table-cell office:value-type="string" table:style-name="ce1">
            <text:p>delta log(TcL-Tc)</text:p>
          </table:table-cell>
          <table:table-cell office:value-type="string" table:style-name="ce1">
            <text:p>delta log(TcL-Tcm)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15" table:style-name="ce1">
            <text:p>15</text:p>
          </table:table-cell>
          <table:table-cell office:value-type="float" office:value="2.31094" table:style-name="ce1">
            <text:p>2.31094</text:p>
          </table:table-cell>
          <table:table-cell office:value-type="float" office:value="6.6666666666666666E-2" table:formula="of:=1/[.C3]" table:style-name="ce1">
            <text:p>0.066666667</text:p>
          </table:table-cell>
          <table:table-cell table:style-name="ce1"/>
          <table:table-cell office:value-type="float" office:value="0.63605561266082922" table:formula="of:=LINEST([.D3:.D9];[.E3:.E9];1;1)" table:number-matrix-columns-spanned="2" table:number-matrix-rows-spanned="5" table:style-name="ce1">
            <text:p>0.636055613</text:p>
          </table:table-cell>
          <table:table-cell office:value-type="float" office:value="2.2706529218799845" table:style-name="ce1">
            <text:p>2.270652922</text:p>
          </table:table-cell>
          <table:table-cell table:style-name="ce1"/>
          <table:table-cell office:value-type="float" office:value="15" table:formula="of:=[.C3]" table:style-name="ce1">
            <text:p>15</text:p>
          </table:table-cell>
          <table:table-cell office:value-type="float" office:value="2.3485550000000002" table:formula="of:=([.D3]+[.D12]+[.D21]+[.D30])/4" table:style-name="ce1">
            <text:p>2.348555</text:p>
          </table:table-cell>
          <table:table-cell office:value-type="float" office:value="2.7080502011022101" table:formula="of:=LN([.J3])" table:style-name="ce1">
            <text:p>2.708050201</text:p>
          </table:table-cell>
          <table:table-cell office:value-type="float" office:value="-2.5336387747258167" table:formula="of:=LN([.K3]-[.$H$37])" table:style-name="ce1">
            <text:p>-2.533638775</text:p>
          </table:table-cell>
          <table:table-cell office:value-type="float" office:value="-2.54936891168472" table:formula="of:=LN([.K3]-[.$H$38])" table:style-name="ce1">
            <text:p>-2.549368912</text:p>
          </table:table-cell>
          <table:table-cell table:style-name="ce1"/>
          <table:table-cell office:value-type="float" office:value="-1.033579781694367" table:formula="of:=LINEST([.M3:.M9];[.L3:.L9];1;1)" table:number-matrix-columns-spanned="2" table:number-matrix-rows-spanned="5" table:style-name="ce1">
            <text:p>-1.033579782</text:p>
          </table:table-cell>
          <table:table-cell office:value-type="float" office:value="0.33863612536155419" table:style-name="ce1">
            <text:p>0.338636125</text:p>
          </table:table-cell>
          <table:table-cell office:value-type="float" office:value="-1.0938918643211917" table:formula="of:=LINEST([.N3:.N9];[.L3:.L9];1;1)" table:number-matrix-columns-spanned="2" table:number-matrix-rows-spanned="5" table:style-name="ce1">
            <text:p>-1.093891864</text:p>
          </table:table-cell>
          <table:table-cell office:value-type="float" office:value="0.50860492976979588" table:style-name="ce1">
            <text:p>0.50860493</text:p>
          </table:table-cell>
          <table:table-cell table:style-name="ce1"/>
          <table:table-cell office:value-type="float" office:value="4.6022248605067796E-2" table:formula="of:=SQRT(1/3*(([.D3]-[.K3])^2+([.D12]-[.K3])^2+([.D21]-[.K3])^2+([.D30]-[.K3])^2))" table:style-name="ce1">
            <text:p>0.046022249</text:p>
          </table:table-cell>
          <table:table-cell office:value-type="float" office:value="0.57984667759159114" table:formula="of:=1/([.K3]-[.$H$37])*[.U3]" table:style-name="ce1">
            <text:p>0.579846678</text:p>
          </table:table-cell>
          <table:table-cell office:value-type="float" office:value="0.10518501840633679" table:formula="of:=1/([.L3]-[.$H$38])*SQRT([.$I$38]^2+[.U3]^2)" table:style-name="ce1">
            <text:p>0.105185018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float" office:value="2.2932399999999999" table:style-name="ce1">
            <text:p>2.29324</text:p>
          </table:table-cell>
          <table:table-cell office:value-type="float" office:value="3.3333333333333333E-2" table:formula="of:=1/[.C4]" table:style-name="ce1">
            <text:p>0.033333333</text:p>
          </table:table-cell>
          <table:table-cell table:style-name="ce1"/>
          <table:table-cell office:value-type="float" office:value="9.4403299386872905E-2" table:style-name="ce1">
            <text:p>0.094403299</text:p>
          </table:table-cell>
          <table:table-cell office:value-type="float" office:value="2.9201524270694099E-3" table:style-name="ce1">
            <text:p>0.002920152</text:p>
          </table:table-cell>
          <table:table-cell table:style-name="ce1"/>
          <table:table-cell office:value-type="float" office:value="30" table:formula="of:=[.C4]" table:style-name="ce1">
            <text:p>30</text:p>
          </table:table-cell>
          <table:table-cell office:value-type="float" office:value="2.3102825" table:formula="of:=([.D4]+[.D13]+[.D22]+[.D31])/4" table:style-name="ce1">
            <text:p>2.3102825</text:p>
          </table:table-cell>
          <table:table-cell office:value-type="float" office:value="3.4011973816621555" table:formula="of:=LN([.J4])" table:style-name="ce1">
            <text:p>3.401197382</text:p>
          </table:table-cell>
          <table:table-cell office:value-type="float" office:value="-3.1918156321605879" table:formula="of:=LN([.K4]-[.$H$37])" table:style-name="ce1">
            <text:p>-3.191815632</text:p>
          </table:table-cell>
          <table:table-cell office:value-type="float" office:value="-3.2224206508373263" table:formula="of:=LN([.K4]-[.$H$38])" table:style-name="ce1">
            <text:p>-3.222420651</text:p>
          </table:table-cell>
          <table:table-cell table:style-name="ce1"/>
          <table:table-cell office:value-type="float" office:value="6.8143241046697375E-2" table:style-name="ce1">
            <text:p>0.068143241</text:p>
          </table:table-cell>
          <table:table-cell office:value-type="float" office:value="0.27253047367715005" table:style-name="ce1">
            <text:p>0.272530474</text:p>
          </table:table-cell>
          <table:table-cell office:value-type="float" office:value="8.2668765875376429E-2" table:style-name="ce1">
            <text:p>0.082668766</text:p>
          </table:table-cell>
          <table:table-cell office:value-type="float" office:value="0.33062351564526415" table:style-name="ce1">
            <text:p>0.330623516</text:p>
          </table:table-cell>
          <table:table-cell table:style-name="ce1"/>
          <table:table-cell office:value-type="float" office:value="2.6207630409227523E-2" table:formula="of:=SQRT(1/3*(([.D4]-[.K4])^2+([.D13]-[.K4])^2+([.D22]-[.K4])^2+([.D31]-[.K4])^2))" table:style-name="ce1">
            <text:p>0.02620763</text:p>
          </table:table-cell>
          <table:table-cell office:value-type="float" office:value="0.63769890583436639" table:formula="of:=1/([.K4]-[.$H$37])*[.U4]" table:style-name="ce1">
            <text:p>0.637698906</text:p>
          </table:table-cell>
          <table:table-cell office:value-type="float" office:value="2.319143064746762E-2" table:formula="of:=1/([.L4]-[.$H$38])*SQRT([.$I$38]^2+[.U4]^2)" table:style-name="ce1">
            <text:p>0.023191431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45" table:style-name="ce1">
            <text:p>45</text:p>
          </table:table-cell>
          <table:table-cell office:value-type="float" office:value="2.2879800000000001" table:style-name="ce1">
            <text:p>2.28798</text:p>
          </table:table-cell>
          <table:table-cell office:value-type="float" office:value="2.2222222222222223E-2" table:formula="of:=1/[.C5]" table:style-name="ce1">
            <text:p>0.022222222</text:p>
          </table:table-cell>
          <table:table-cell table:style-name="ce1"/>
          <table:table-cell office:value-type="float" office:value="0.90078541548604396" table:style-name="ce1">
            <text:p>0.900785415</text:p>
          </table:table-cell>
          <table:table-cell office:value-type="float" office:value="4.7087461733014944E-3" table:style-name="ce1">
            <text:p>0.004708746</text:p>
          </table:table-cell>
          <table:table-cell table:style-name="ce1"/>
          <table:table-cell office:value-type="float" office:value="45" table:formula="of:=[.C5]" table:style-name="ce1">
            <text:p>45</text:p>
          </table:table-cell>
          <table:table-cell office:value-type="float" office:value="2.2976974999999999" table:formula="of:=([.D5]+[.D14]+[.D23]+[.D32])/4" table:style-name="ce1">
            <text:p>2.2976975</text:p>
          </table:table-cell>
          <table:table-cell office:value-type="float" office:value="3.8066624897703196" table:formula="of:=LN([.J5])" table:style-name="ce1">
            <text:p>3.80666249</text:p>
          </table:table-cell>
          <table:table-cell office:value-type="float" office:value="-3.5574237116172585" table:formula="of:=LN([.K5]-[.$H$37])" table:style-name="ce1">
            <text:p>-3.557423712</text:p>
          </table:table-cell>
          <table:table-cell office:value-type="float" office:value="-3.6018412848698769" table:formula="of:=LN([.K5]-[.$H$38])" table:style-name="ce1">
            <text:p>-3.601841285</text:p>
          </table:table-cell>
          <table:table-cell table:style-name="ce1"/>
          <table:table-cell office:value-type="float" office:value="0.97872889864311041" table:style-name="ce1">
            <text:p>0.978728899</text:p>
          </table:table-cell>
          <table:table-cell office:value-type="float" office:value="0.11849011710779601" table:style-name="ce1">
            <text:p>0.118490117</text:p>
          </table:table-cell>
          <table:table-cell office:value-type="float" office:value="0.97223638593506034" table:style-name="ce1">
            <text:p>0.972236386</text:p>
          </table:table-cell>
          <table:table-cell office:value-type="float" office:value="0.14374766446781839" table:style-name="ce1">
            <text:p>0.143747664</text:p>
          </table:table-cell>
          <table:table-cell table:style-name="ce1"/>
          <table:table-cell office:value-type="float" office:value="1.4476713197407778E-2" table:formula="of:=SQRT(1/3*(([.D5]-[.K5])^2+([.D14]-[.K5])^2+([.D23]-[.K5])^2+([.D32]-[.K5])^2))" table:style-name="ce1">
            <text:p>0.014476713</text:p>
          </table:table-cell>
          <table:table-cell office:value-type="float" office:value="0.50773775485215844" table:formula="of:=1/([.K5]-[.$H$37])*[.U5]" table:style-name="ce1">
            <text:p>0.507737755</text:p>
          </table:table-cell>
          <table:table-cell office:value-type="float" office:value="9.4430530418132107E-3" table:formula="of:=1/([.L5]-[.$H$38])*SQRT([.$I$38]^2+[.U5]^2)" table:style-name="ce1">
            <text:p>0.009443053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60" table:style-name="ce1">
            <text:p>60</text:p>
          </table:table-cell>
          <table:table-cell office:value-type="float" office:value="2.2851900000000001" table:style-name="ce1">
            <text:p>2.28519</text:p>
          </table:table-cell>
          <table:table-cell office:value-type="float" office:value="1.6666666666666666E-2" table:formula="of:=1/[.C6]" table:style-name="ce1">
            <text:p>0.016666667</text:p>
          </table:table-cell>
          <table:table-cell table:style-name="ce1"/>
          <table:table-cell office:value-type="float" office:value="45.395816547482227" table:style-name="ce1">
            <text:p>45.3958165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formula="of:=[.C6]" table:style-name="ce1">
            <text:p>60</text:p>
          </table:table-cell>
          <table:table-cell office:value-type="float" office:value="2.2919675000000002" table:formula="of:=([.D6]+[.D15]+[.D24]+[.D33])/4" table:style-name="ce1">
            <text:p>2.2919675</text:p>
          </table:table-cell>
          <table:table-cell office:value-type="float" office:value="4.0943445622221004" table:formula="of:=LN([.J6])" table:style-name="ce1">
            <text:p>4.094344562</text:p>
          </table:table-cell>
          <table:table-cell office:value-type="float" office:value="-3.7817763735478476" table:formula="of:=LN([.K6]-[.$H$37])" table:style-name="ce1">
            <text:p>-3.781776374</text:p>
          </table:table-cell>
          <table:table-cell office:value-type="float" office:value="-3.8376830825173163" table:formula="of:=LN([.K6]-[.$H$38])" table:style-name="ce1">
            <text:p>-3.837683083</text:p>
          </table:table-cell>
          <table:table-cell table:style-name="ce1"/>
          <table:table-cell office:value-type="float" office:value="230.06070118839969" table:style-name="ce1">
            <text:p>230.0607012</text:p>
          </table:table-cell>
          <table:table-cell office:value-type="float" office:value="5" table:style-name="ce1">
            <text:p>5</text:p>
          </table:table-cell>
          <table:table-cell office:value-type="float" office:value="175.09182768154332" table:style-name="ce1">
            <text:p>175.091827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.1148618374788257E-2" table:formula="of:=SQRT(1/3*(([.D6]-[.K6])^2+([.D15]-[.K6])^2+([.D24]-[.K6])^2+([.D33]-[.K6])^2))" table:style-name="ce1">
            <text:p>0.011148618</text:p>
          </table:table-cell>
          <table:table-cell office:value-type="float" office:value="0.48935683691775578" table:formula="of:=1/([.K6]-[.$H$37])*[.U6]" table:style-name="ce1">
            <text:p>0.489356837</text:p>
          </table:table-cell>
          <table:table-cell office:value-type="float" office:value="6.1338388297932801E-3" table:formula="of:=1/([.L6]-[.$H$38])*SQRT([.$I$38]^2+[.U6]^2)" table:style-name="ce1">
            <text:p>0.006133839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75" table:style-name="ce1">
            <text:p>75</text:p>
          </table:table-cell>
          <table:table-cell office:value-type="float" office:value="2.2818900000000002" table:style-name="ce1">
            <text:p>2.28189</text:p>
          </table:table-cell>
          <table:table-cell office:value-type="float" office:value="1.3333333333333334E-2" table:formula="of:=1/[.C7]" table:style-name="ce1">
            <text:p>0.013333333</text:p>
          </table:table-cell>
          <table:table-cell table:style-name="ce1"/>
          <table:table-cell office:value-type="float" office:value="1.0065292330913788E-3" table:style-name="ce1">
            <text:p>0.001006529</text:p>
          </table:table-cell>
          <table:table-cell office:value-type="float" office:value="1.1086145262290733E-4" table:style-name="ce1">
            <text:p>0.000110861</text:p>
          </table:table-cell>
          <table:table-cell table:style-name="ce1"/>
          <table:table-cell office:value-type="float" office:value="75" table:formula="of:=[.C7]" table:style-name="ce1">
            <text:p>75</text:p>
          </table:table-cell>
          <table:table-cell office:value-type="float" office:value="2.2877450000000001" table:formula="of:=([.D7]+[.D16]+[.D25]+[.D34])/4" table:style-name="ce1">
            <text:p>2.287745</text:p>
          </table:table-cell>
          <table:table-cell office:value-type="float" office:value="4.3174881135363101" table:formula="of:=LN([.J7])" table:style-name="ce1">
            <text:p>4.317488114</text:p>
          </table:table-cell>
          <table:table-cell office:value-type="float" office:value="-3.9867634813483117" table:formula="of:=LN([.K7]-[.$H$37])" table:style-name="ce1">
            <text:p>-3.986763481</text:p>
          </table:table-cell>
          <table:table-cell office:value-type="float" office:value="-4.0558380667328437" table:formula="of:=LN([.K7]-[.$H$38])" table:style-name="ce1">
            <text:p>-4.055838067</text:p>
          </table:table-cell>
          <table:table-cell table:style-name="ce1"/>
          <table:table-cell office:value-type="float" office:value="3.2300310451020708" table:style-name="ce1">
            <text:p>3.230031045</text:p>
          </table:table-cell>
          <table:table-cell office:value-type="float" office:value="7.0199539261096067E-2" table:style-name="ce1">
            <text:p>0.070199539</text:p>
          </table:table-cell>
          <table:table-cell office:value-type="float" office:value="3.617990903283709" table:style-name="ce1">
            <text:p>3.617990903</text:p>
          </table:table-cell>
          <table:table-cell office:value-type="float" office:value="0.1033169551997625" table:style-name="ce1">
            <text:p>0.103316955</text:p>
          </table:table-cell>
          <table:table-cell table:style-name="ce1"/>
          <table:table-cell office:value-type="float" office:value="1.1068400968522964E-2" table:formula="of:=SQRT(1/3*(([.D7]-[.K7])^2+([.D16]-[.K7])^2+([.D25]-[.K7])^2+([.D34]-[.K7])^2))" table:style-name="ce1">
            <text:p>0.011068401</text:p>
          </table:table-cell>
          <table:table-cell office:value-type="float" office:value="0.59636790706278098" table:formula="of:=1/([.K7]-[.$H$37])*[.U7]" table:style-name="ce1">
            <text:p>0.596367907</text:p>
          </table:table-cell>
          <table:table-cell office:value-type="float" office:value="5.4261608257645958E-3" table:formula="of:=1/([.L7]-[.$H$38])*SQRT([.$I$38]^2+[.U7]^2)" table:style-name="ce1">
            <text:p>0.005426161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90" table:style-name="ce1">
            <text:p>90</text:p>
          </table:table-cell>
          <table:table-cell office:value-type="float" office:value="2.2769699999999999" table:style-name="ce1">
            <text:p>2.27697</text:p>
          </table:table-cell>
          <table:table-cell office:value-type="float" office:value="1.1111111111111112E-2" table:formula="of:=1/[.C8]" table:style-name="ce1">
            <text:p>0.011111111</text:p>
          </table:table-cell>
          <table:table-cell table:number-columns-repeated="4" table:style-name="ce1"/>
          <table:table-cell office:value-type="float" office:value="90" table:formula="of:=[.C8]" table:style-name="ce1">
            <text:p>90</text:p>
          </table:table-cell>
          <table:table-cell office:value-type="float" office:value="2.2823074999999999" table:formula="of:=([.D8]+[.D17]+[.D26]+[.D35])/4" table:style-name="ce1">
            <text:p>2.2823075</text:p>
          </table:table-cell>
          <table:table-cell office:value-type="float" office:value="4.499809670330265" table:formula="of:=LN([.J8])" table:style-name="ce1">
            <text:p>4.49980967</text:p>
          </table:table-cell>
          <table:table-cell office:value-type="float" office:value="-4.333450909725153" table:formula="of:=LN([.K8]-[.$H$37])" table:style-name="ce1">
            <text:p>-4.33345091</text:p>
          </table:table-cell>
          <table:table-cell office:value-type="float" office:value="-4.4326079316137657" table:formula="of:=LN([.K8]-[.$H$38])" table:style-name="ce1">
            <text:p>-4.432607932</text:p>
          </table:table-cell>
          <table:table-cell table:style-name="ce1"/>
          <table:table-cell office:value-type="string" table:style-name="ce1">
            <text:p>nu1</text:p>
          </table:table-cell>
          <table:table-cell table:style-name="ce1"/>
          <table:table-cell office:value-type="string" table:style-name="ce1">
            <text:p>nu2</text:p>
          </table:table-cell>
          <table:table-cell table:number-columns-repeated="2" table:style-name="ce1"/>
          <table:table-cell office:value-type="float" office:value="7.4229885041898116E-3" table:formula="of:=SQRT(1/3*(([.D8]-[.K8])^2+([.D17]-[.K8])^2+([.D26]-[.K8])^2+([.D35]-[.K8])^2))" table:style-name="ce1">
            <text:p>0.007422989</text:p>
          </table:table-cell>
          <table:table-cell office:value-type="float" office:value="0.56568232036130706" table:formula="of:=1/([.K8]-[.$H$37])*[.U8]" table:style-name="ce1">
            <text:p>0.56568232</text:p>
          </table:table-cell>
          <table:table-cell office:value-type="float" office:value="3.3558390077055487E-3" table:formula="of:=1/([.L8]-[.$H$38])*SQRT([.$I$38]^2+[.U8]^2)" table:style-name="ce1">
            <text:p>0.003355839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120" table:style-name="ce1">
            <text:p>120</text:p>
          </table:table-cell>
          <table:table-cell office:value-type="float" office:value="2.26755" table:style-name="ce1">
            <text:p>2.26755</text:p>
          </table:table-cell>
          <table:table-cell office:value-type="float" office:value="8.3333333333333332E-3" table:formula="of:=1/[.C9]" table:style-name="ce1">
            <text:p>0.008333333</text:p>
          </table:table-cell>
          <table:table-cell table:number-columns-repeated="4" table:style-name="ce1"/>
          <table:table-cell office:value-type="float" office:value="120" table:formula="of:=[.C9]" table:style-name="ce1">
            <text:p>120</text:p>
          </table:table-cell>
          <table:table-cell office:value-type="float" office:value="2.2775224999999999" table:formula="of:=([.D9]+[.D18]+[.D27]+[.D36])/4" table:style-name="ce1">
            <text:p>2.2775225</text:p>
          </table:table-cell>
          <table:table-cell office:value-type="float" office:value="4.7874917427820458" table:formula="of:=LN([.J9])" table:style-name="ce1">
            <text:p>4.787491743</text:p>
          </table:table-cell>
          <table:table-cell office:value-type="float" office:value="-4.7870295551698563" table:formula="of:=LN([.K9]-[.$H$37])" table:style-name="ce1">
            <text:p>-4.787029555</text:p>
          </table:table-cell>
          <table:table-cell office:value-type="float" office:value="-4.9478777043873716" table:formula="of:=LN([.K9]-[.$H$38])" table:style-name="ce1">
            <text:p>-4.947877704</text:p>
          </table:table-cell>
          <table:table-cell table:style-name="ce1"/>
          <table:table-cell office:value-type="float" office:value="0.96751118560067118" table:formula="of:=-1/[.P3]" table:style-name="ce1">
            <text:p>0.967511186</text:p>
          </table:table-cell>
          <table:table-cell office:value-type="float" office:value="6.3787381587208758E-2" table:formula="of:=1/ABS([.P3])^2*[.P4]" table:style-name="ce1">
            <text:p>0.063787382</text:p>
          </table:table-cell>
          <table:table-cell office:value-type="float" office:value="0.91416714267323329" table:formula="of:=-1/[.R3]" table:style-name="ce1">
            <text:p>0.914167143</text:p>
          </table:table-cell>
          <table:table-cell office:value-type="float" office:value="6.9086416997453215E-2" table:formula="of:=1/ABS([.R3])^2*[.R4]" table:style-name="ce1">
            <text:p>0.069086417</text:p>
          </table:table-cell>
          <table:table-cell table:style-name="ce1"/>
          <table:table-cell office:value-type="float" office:value="8.1637792514659847E-3" table:formula="of:=SQRT(1/3*(([.D9]-[.K9])^2+([.D18]-[.K9])^2+([.D27]-[.K9])^2+([.D36]-[.K9])^2))" table:style-name="ce1">
            <text:p>0.008163779</text:p>
          </table:table-cell>
          <table:table-cell office:value-type="float" office:value="0.97920083107867095" table:formula="of:=1/([.K9]-[.$H$37])*[.U9]" table:style-name="ce1">
            <text:p>0.979200831</text:p>
          </table:table-cell>
          <table:table-cell office:value-type="float" office:value="3.2645050976680048E-3" table:formula="of:=1/([.L9]-[.$H$38])*SQRT([.$I$38]^2+[.U9]^2)" table:style-name="ce1">
            <text:p>0.003264505</text:p>
          </table:table-cell>
          <table:table-cell table:number-columns-repeated="1636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gamma/nu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ax(khi)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max(khi))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15" table:style-name="ce1">
            <text:p>15</text:p>
          </table:table-cell>
          <table:table-cell office:value-type="float" office:value="2.3182800000000001" table:style-name="ce1">
            <text:p>2.31828</text:p>
          </table:table-cell>
          <table:table-cell office:value-type="float" office:value="6.6666666666666666E-2" table:formula="of:=1/[.C12]" table:style-name="ce1">
            <text:p>0.066666667</text:p>
          </table:table-cell>
          <table:table-cell table:style-name="ce1"/>
          <table:table-cell office:value-type="float" office:value="0.74233651153723634" table:formula="of:=LINEST([.D12:.D18];[.E12:.E18];1;1)" table:number-matrix-columns-spanned="2" table:number-matrix-rows-spanned="5" table:style-name="ce1">
            <text:p>0.742336512</text:p>
          </table:table-cell>
          <table:table-cell office:value-type="float" office:value="2.269453652217063" table:style-name="ce1">
            <text:p>2.269453652</text:p>
          </table:table-cell>
          <table:table-cell table:style-name="ce1"/>
          <table:table-cell office:value-type="float" office:value="15" table:formula="of:=[.C12]" table:style-name="ce1">
            <text:p>15</text:p>
          </table:table-cell>
          <table:table-cell office:value-type="float" office:value="2.41181" table:formula="of:=[.D30]" table:style-name="ce1">
            <text:p>2.41181</text:p>
          </table:table-cell>
          <table:table-cell office:value-type="float" office:value="5.4210909747365603" table:style-name="ce1">
            <text:p>5.421090975</text:p>
          </table:table-cell>
          <table:table-cell office:value-type="float" office:value="2.7080502011022101" table:formula="of:=LN([.J12])" table:style-name="ce1">
            <text:p>2.708050201</text:p>
          </table:table-cell>
          <table:table-cell office:value-type="float" office:value="1.6902970820478385" table:formula="of:=LN([.L12])" table:style-name="ce1">
            <text:p>1.690297082</text:p>
          </table:table-cell>
          <table:table-cell table:style-name="ce1"/>
          <table:table-cell office:value-type="float" office:value="1.7569404596886544" table:formula="of:=LINEST([.N12:.N18];[.M12:.M18];1;1)" table:number-matrix-columns-spanned="2" table:number-matrix-rows-spanned="5" table:style-name="ce1">
            <text:p>1.75694046</text:p>
          </table:table-cell>
          <table:table-cell office:value-type="float" office:value="-3.0627987400670187" table:style-name="ce1">
            <text:p>-3.06279874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30" table:style-name="ce1">
            <text:p>30</text:p>
          </table:table-cell>
          <table:table-cell office:value-type="float" office:value="2.2958400000000001" table:style-name="ce1">
            <text:p>2.29584</text:p>
          </table:table-cell>
          <table:table-cell office:value-type="float" office:value="3.3333333333333333E-2" table:formula="of:=1/[.C13]" table:style-name="ce1">
            <text:p>0.033333333</text:p>
          </table:table-cell>
          <table:table-cell table:style-name="ce1"/>
          <table:table-cell office:value-type="float" office:value="2.7148680838979141E-2" table:style-name="ce1">
            <text:p>0.027148681</text:p>
          </table:table-cell>
          <table:table-cell office:value-type="float" office:value="8.3978300290955322E-4" table:style-name="ce1">
            <text:p>0.000839783</text:p>
          </table:table-cell>
          <table:table-cell table:style-name="ce1"/>
          <table:table-cell office:value-type="float" office:value="30" table:formula="of:=[.C13]" table:style-name="ce1">
            <text:p>30</text:p>
          </table:table-cell>
          <table:table-cell office:value-type="float" office:value="2.34911" table:formula="of:=[.D31]" table:style-name="ce1">
            <text:p>2.34911</text:p>
          </table:table-cell>
          <table:table-cell office:value-type="float" office:value="18.756639887214099" table:style-name="ce1">
            <text:p>18.75663989</text:p>
          </table:table-cell>
          <table:table-cell office:value-type="float" office:value="3.4011973816621555" table:formula="of:=LN([.J13])" table:style-name="ce1">
            <text:p>3.401197382</text:p>
          </table:table-cell>
          <table:table-cell office:value-type="float" office:value="2.9315478170462259" table:formula="of:=LN([.L13])" table:style-name="ce1">
            <text:p>2.931547817</text:p>
          </table:table-cell>
          <table:table-cell table:style-name="ce1"/>
          <table:table-cell office:value-type="float" office:value="1.0449246646387236E-2" table:style-name="ce1">
            <text:p>0.010449247</text:p>
          </table:table-cell>
          <table:table-cell office:value-type="float" office:value="4.1790470989746142E-2" table:style-name="ce1">
            <text:p>0.041790471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45" table:style-name="ce1">
            <text:p>45</text:p>
          </table:table-cell>
          <table:table-cell office:value-type="float" office:value="2.28633" table:style-name="ce1">
            <text:p>2.28633</text:p>
          </table:table-cell>
          <table:table-cell office:value-type="float" office:value="2.2222222222222223E-2" table:formula="of:=1/[.C14]" table:style-name="ce1">
            <text:p>0.022222222</text:p>
          </table:table-cell>
          <table:table-cell table:style-name="ce1"/>
          <table:table-cell office:value-type="float" office:value="0.99335689471726496" table:style-name="ce1">
            <text:p>0.993356895</text:p>
          </table:table-cell>
          <table:table-cell office:value-type="float" office:value="1.3541502028106306E-3" table:style-name="ce1">
            <text:p>0.00135415</text:p>
          </table:table-cell>
          <table:table-cell table:style-name="ce1"/>
          <table:table-cell office:value-type="float" office:value="45" table:formula="of:=[.C14]" table:style-name="ce1">
            <text:p>45</text:p>
          </table:table-cell>
          <table:table-cell office:value-type="float" office:value="2.3178000000000001" table:formula="of:=[.D32]" table:style-name="ce1">
            <text:p>2.3178</text:p>
          </table:table-cell>
          <table:table-cell office:value-type="float" office:value="37.325085950604297" table:style-name="ce1">
            <text:p>37.32508595</text:p>
          </table:table-cell>
          <table:table-cell office:value-type="float" office:value="3.8066624897703196" table:formula="of:=LN([.J14])" table:style-name="ce1">
            <text:p>3.80666249</text:p>
          </table:table-cell>
          <table:table-cell office:value-type="float" office:value="3.6196656461849415" table:formula="of:=LN([.L14])" table:style-name="ce1">
            <text:p>3.619665646</text:p>
          </table:table-cell>
          <table:table-cell table:style-name="ce1"/>
          <table:table-cell office:value-type="float" office:value="0.99982317279789656" table:style-name="ce1">
            <text:p>0.999823173</text:p>
          </table:table-cell>
          <table:table-cell office:value-type="float" office:value="1.8169556360992541E-2" table:style-name="ce1">
            <text:p>0.018169556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60" table:style-name="ce1">
            <text:p>60</text:p>
          </table:table-cell>
          <table:table-cell office:value-type="float" office:value="2.2820800000000001" table:style-name="ce1">
            <text:p>2.28208</text:p>
          </table:table-cell>
          <table:table-cell office:value-type="float" office:value="1.6666666666666666E-2" table:formula="of:=1/[.C15]" table:style-name="ce1">
            <text:p>0.016666667</text:p>
          </table:table-cell>
          <table:table-cell table:style-name="ce1"/>
          <table:table-cell office:value-type="float" office:value="747.6600568855481" table:style-name="ce1">
            <text:p>747.660056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formula="of:=[.C15]" table:style-name="ce1">
            <text:p>60</text:p>
          </table:table-cell>
          <table:table-cell office:value-type="float" office:value="2.3070200000000001" table:formula="of:=[.D33]" table:style-name="ce1">
            <text:p>2.30702</text:p>
          </table:table-cell>
          <table:table-cell office:value-type="float" office:value="60.452827624605597" table:style-name="ce1">
            <text:p>60.45282762</text:p>
          </table:table-cell>
          <table:table-cell office:value-type="float" office:value="4.0943445622221004" table:formula="of:=LN([.J15])" table:style-name="ce1">
            <text:p>4.094344562</text:p>
          </table:table-cell>
          <table:table-cell office:value-type="float" office:value="4.1018633522216756" table:formula="of:=LN([.L15])" table:style-name="ce1">
            <text:p>4.101863352</text:p>
          </table:table-cell>
          <table:table-cell table:style-name="ce1"/>
          <table:table-cell office:value-type="float" office:value="28271.192466564622" table:style-name="ce1">
            <text:p>28271.19247</text:p>
          </table:table-cell>
          <table:table-cell office:value-type="float" office:value="5" table:style-name="ce1">
            <text:p>5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75" table:style-name="ce1">
            <text:p>75</text:p>
          </table:table-cell>
          <table:table-cell office:value-type="float" office:value="2.2770299999999999" table:style-name="ce1">
            <text:p>2.27703</text:p>
          </table:table-cell>
          <table:table-cell office:value-type="float" office:value="1.3333333333333334E-2" table:formula="of:=1/[.C16]" table:style-name="ce1">
            <text:p>0.013333333</text:p>
          </table:table-cell>
          <table:table-cell table:style-name="ce1"/>
          <table:table-cell office:value-type="float" office:value="1.3710012718554324E-3" table:style-name="ce1">
            <text:p>0.001371001</text:p>
          </table:table-cell>
          <table:table-cell office:value-type="float" office:value="9.1686138588603609E-6" table:style-name="ce1">
            <text:p>9.16861E-06</text:p>
          </table:table-cell>
          <table:table-cell table:style-name="ce1"/>
          <table:table-cell office:value-type="float" office:value="75" table:formula="of:=[.C16]" table:style-name="ce1">
            <text:p>75</text:p>
          </table:table-cell>
          <table:table-cell office:value-type="float" office:value="2.3024" table:formula="of:=[.D34]" table:style-name="ce1">
            <text:p>2.3024</text:p>
          </table:table-cell>
          <table:table-cell office:value-type="float" office:value="93.055953656876198" table:style-name="ce1">
            <text:p>93.05595366</text:p>
          </table:table-cell>
          <table:table-cell office:value-type="float" office:value="4.3174881135363101" table:formula="of:=LN([.J16])" table:style-name="ce1">
            <text:p>4.317488114</text:p>
          </table:table-cell>
          <table:table-cell office:value-type="float" office:value="4.5332009644575955" table:formula="of:=LN([.L16])" table:style-name="ce1">
            <text:p>4.533200964</text:p>
          </table:table-cell>
          <table:table-cell table:style-name="ce1"/>
          <table:table-cell office:value-type="float" office:value="9.333247316403968" table:style-name="ce1">
            <text:p>9.333247316</text:p>
          </table:table-cell>
          <table:table-cell office:value-type="float" office:value="1.6506638917764228E-3" table:style-name="ce1">
            <text:p>0.001650664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90" table:style-name="ce1">
            <text:p>90</text:p>
          </table:table-cell>
          <table:table-cell office:value-type="float" office:value="2.2783600000000002" table:style-name="ce1">
            <text:p>2.27836</text:p>
          </table:table-cell>
          <table:table-cell office:value-type="float" office:value="1.1111111111111112E-2" table:formula="of:=1/[.C17]" table:style-name="ce1">
            <text:p>0.011111111</text:p>
          </table:table-cell>
          <table:table-cell table:number-columns-repeated="4" table:style-name="ce1"/>
          <table:table-cell office:value-type="float" office:value="90" table:formula="of:=[.C17]" table:style-name="ce1">
            <text:p>90</text:p>
          </table:table-cell>
          <table:table-cell office:value-type="float" office:value="2.2932000000000001" table:formula="of:=[.D35]" table:style-name="ce1">
            <text:p>2.2932</text:p>
          </table:table-cell>
          <table:table-cell office:value-type="float" office:value="128.957949395757" table:style-name="ce1">
            <text:p>128.9579494</text:p>
          </table:table-cell>
          <table:table-cell office:value-type="float" office:value="4.499809670330265" table:formula="of:=LN([.J17])" table:style-name="ce1">
            <text:p>4.49980967</text:p>
          </table:table-cell>
          <table:table-cell office:value-type="float" office:value="4.8594863775444024" table:formula="of:=LN([.L17])" table:style-name="ce1">
            <text:p>4.859486378</text:p>
          </table:table-cell>
          <table:table-cell table:style-name="ce1"/>
          <table:table-cell office:value-type="string" table:style-name="ce1">
            <text:p>gamma/nu</text:p>
          </table:table-cell>
          <table:table-cell table:style-name="ce1"/>
          <table:table-cell office:value-type="string" table:style-name="ce1">
            <text:p>gamma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120" table:style-name="ce1">
            <text:p>120</text:p>
          </table:table-cell>
          <table:table-cell office:value-type="float" office:value="2.27569" table:style-name="ce1">
            <text:p>2.27569</text:p>
          </table:table-cell>
          <table:table-cell office:value-type="float" office:value="8.3333333333333332E-3" table:formula="of:=1/[.C18]" table:style-name="ce1">
            <text:p>0.008333333</text:p>
          </table:table-cell>
          <table:table-cell table:number-columns-repeated="4" table:style-name="ce1"/>
          <table:table-cell office:value-type="float" office:value="120" table:formula="of:=[.C18]" table:style-name="ce1">
            <text:p>120</text:p>
          </table:table-cell>
          <table:table-cell office:value-type="float" office:value="2.2871299999999999" table:formula="of:=[.D36]" table:style-name="ce1">
            <text:p>2.28713</text:p>
          </table:table-cell>
          <table:table-cell office:value-type="float" office:value="209.00035766733299" table:style-name="ce1">
            <text:p>209.0003577</text:p>
          </table:table-cell>
          <table:table-cell office:value-type="float" office:value="4.7874917427820458" table:formula="of:=LN([.J18])" table:style-name="ce1">
            <text:p>4.787491743</text:p>
          </table:table-cell>
          <table:table-cell office:value-type="float" office:value="5.3423359632902985" table:formula="of:=LN([.L18])" table:style-name="ce1">
            <text:p>5.342335963</text:p>
          </table:table-cell>
          <table:table-cell table:style-name="ce1"/>
          <table:table-cell office:value-type="float" office:value="1.7569404596886544" table:formula="of:=[.P12]" table:style-name="ce1">
            <text:p>1.75694046</text:p>
          </table:table-cell>
          <table:table-cell office:value-type="float" office:value="1.0449246646387236E-2" table:formula="of:=[.P13]" table:style-name="ce1">
            <text:p>0.010449247</text:p>
          </table:table-cell>
          <table:table-cell office:value-type="float" office:value="1.6998595471831583" table:formula="of:=[.P18]*[.P9]" table:style-name="ce1">
            <text:p>1.699859547</text:p>
          </table:table-cell>
          <table:table-cell office:value-type="float" office:value="0.12218039453964612" table:formula="of:=[.P18]*[.Q9]+[.P9]*[.Q18]" table:style-name="ce1">
            <text:p>0.122180395</text:p>
          </table:table-cell>
          <table:table-cell table:number-columns-repeated="16365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beta/nu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ax(m)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max(m))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float" office:value="2.3531900000000001" table:style-name="ce1">
            <text:p>2.35319</text:p>
          </table:table-cell>
          <table:table-cell office:value-type="float" office:value="6.6666666666666666E-2" table:formula="of:=1/[.C21]" table:style-name="ce1">
            <text:p>0.066666667</text:p>
          </table:table-cell>
          <table:table-cell table:style-name="ce1"/>
          <table:table-cell office:value-type="float" office:value="1.2154242724984943" table:formula="of:=LINEST([.D21:.D27];[.E21:.E27];1;1)" table:number-matrix-columns-spanned="2" table:number-matrix-rows-spanned="5" table:style-name="ce1">
            <text:p>1.215424272</text:p>
          </table:table-cell>
          <table:table-cell office:value-type="float" office:value="2.2699745952220605" table:style-name="ce1">
            <text:p>2.269974595</text:p>
          </table:table-cell>
          <table:table-cell table:style-name="ce1"/>
          <table:table-cell office:value-type="float" office:value="15" table:formula="of:=[.C21]" table:style-name="ce1">
            <text:p>15</text:p>
          </table:table-cell>
          <table:table-cell office:value-type="float" office:value="2.3531900000000001" table:formula="of:=[.D21]" table:style-name="ce1">
            <text:p>2.35319</text:p>
          </table:table-cell>
          <table:table-cell office:value-type="float" office:value="0.60139580935555204" table:style-name="ce1">
            <text:p>0.601395809</text:p>
          </table:table-cell>
          <table:table-cell office:value-type="float" office:value="2.7080502011022101" table:formula="of:=LN([.J21])" table:style-name="ce1">
            <text:p>2.708050201</text:p>
          </table:table-cell>
          <table:table-cell office:value-type="float" office:value="-0.50850197660038632" table:formula="of:=LN([.L21])" table:style-name="ce1">
            <text:p>-0.508501977</text:p>
          </table:table-cell>
          <table:table-cell table:style-name="ce1"/>
          <table:table-cell office:value-type="float" office:value="-0.14096300422264008" table:formula="of:=LINEST([.N21:.N27];[.M21:.M27];1;1)" table:number-matrix-columns-spanned="2" table:number-matrix-rows-spanned="5" table:style-name="ce1">
            <text:p>-0.140963004</text:p>
          </table:table-cell>
          <table:table-cell office:value-type="float" office:value="-0.12082569369267881" table:style-name="ce1">
            <text:p>-0.120825694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30" table:style-name="ce1">
            <text:p>30</text:p>
          </table:table-cell>
          <table:table-cell office:value-type="float" office:value="2.30294" table:style-name="ce1">
            <text:p>2.30294</text:p>
          </table:table-cell>
          <table:table-cell office:value-type="float" office:value="3.3333333333333333E-2" table:formula="of:=1/[.C22]" table:style-name="ce1">
            <text:p>0.033333333</text:p>
          </table:table-cell>
          <table:table-cell table:style-name="ce1"/>
          <table:table-cell office:value-type="float" office:value="8.7772418026199783E-2" table:style-name="ce1">
            <text:p>0.087772418</text:p>
          </table:table-cell>
          <table:table-cell office:value-type="float" office:value="2.7150411181984459E-3" table:style-name="ce1">
            <text:p>0.002715041</text:p>
          </table:table-cell>
          <table:table-cell table:style-name="ce1"/>
          <table:table-cell office:value-type="float" office:value="30" table:formula="of:=[.C22]" table:style-name="ce1">
            <text:p>30</text:p>
          </table:table-cell>
          <table:table-cell office:value-type="float" office:value="2.30294" table:formula="of:=[.D22]" table:style-name="ce1">
            <text:p>2.30294</text:p>
          </table:table-cell>
          <table:table-cell office:value-type="float" office:value="0.56844229569128402" table:style-name="ce1">
            <text:p>0.568442296</text:p>
          </table:table-cell>
          <table:table-cell office:value-type="float" office:value="3.4011973816621555" table:formula="of:=LN([.J22])" table:style-name="ce1">
            <text:p>3.401197382</text:p>
          </table:table-cell>
          <table:table-cell office:value-type="float" office:value="-0.56485547368510292" table:formula="of:=LN([.L22])" table:style-name="ce1">
            <text:p>-0.564855474</text:p>
          </table:table-cell>
          <table:table-cell table:style-name="ce1"/>
          <table:table-cell office:value-type="float" office:value="2.0008007121563792E-2" table:style-name="ce1">
            <text:p>0.020008007</text:p>
          </table:table-cell>
          <table:table-cell office:value-type="float" office:value="8.001955255457939E-2" table:style-name="ce1">
            <text:p>0.080019553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45" table:style-name="ce1">
            <text:p>45</text:p>
          </table:table-cell>
          <table:table-cell office:value-type="float" office:value="2.2986800000000001" table:style-name="ce1">
            <text:p>2.29868</text:p>
          </table:table-cell>
          <table:table-cell office:value-type="float" office:value="2.2222222222222223E-2" table:formula="of:=1/[.C23]" table:style-name="ce1">
            <text:p>0.022222222</text:p>
          </table:table-cell>
          <table:table-cell table:style-name="ce1"/>
          <table:table-cell office:value-type="float" office:value="0.97458728529538774" table:style-name="ce1">
            <text:p>0.974587285</text:p>
          </table:table-cell>
          <table:table-cell office:value-type="float" office:value="4.378004160729131E-3" table:style-name="ce1">
            <text:p>0.004378004</text:p>
          </table:table-cell>
          <table:table-cell table:style-name="ce1"/>
          <table:table-cell office:value-type="float" office:value="45" table:formula="of:=[.C23]" table:style-name="ce1">
            <text:p>45</text:p>
          </table:table-cell>
          <table:table-cell office:value-type="float" office:value="2.2986800000000001" table:formula="of:=[.D23]" table:style-name="ce1">
            <text:p>2.29868</text:p>
          </table:table-cell>
          <table:table-cell office:value-type="float" office:value="0.51300562763162805" table:style-name="ce1">
            <text:p>0.513005628</text:p>
          </table:table-cell>
          <table:table-cell office:value-type="float" office:value="3.8066624897703196" table:formula="of:=LN([.J23])" table:style-name="ce1">
            <text:p>3.80666249</text:p>
          </table:table-cell>
          <table:table-cell office:value-type="float" office:value="-0.66746846382937808" table:formula="of:=LN([.L23])" table:style-name="ce1">
            <text:p>-0.667468464</text:p>
          </table:table-cell>
          <table:table-cell table:style-name="ce1"/>
          <table:table-cell office:value-type="float" office:value="0.90848636797217075" table:style-name="ce1">
            <text:p>0.908486368</text:p>
          </table:table-cell>
          <table:table-cell office:value-type="float" office:value="3.4790700743204686E-2" table:style-name="ce1">
            <text:p>0.034790701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60" table:style-name="ce1">
            <text:p>60</text:p>
          </table:table-cell>
          <table:table-cell office:value-type="float" office:value="2.29358" table:style-name="ce1">
            <text:p>2.29358</text:p>
          </table:table-cell>
          <table:table-cell office:value-type="float" office:value="1.6666666666666666E-2" table:formula="of:=1/[.C24]" table:style-name="ce1">
            <text:p>0.016666667</text:p>
          </table:table-cell>
          <table:table-cell table:style-name="ce1"/>
          <table:table-cell office:value-type="float" office:value="191.75190384490986" table:style-name="ce1">
            <text:p>191.751903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formula="of:=[.C24]" table:style-name="ce1">
            <text:p>60</text:p>
          </table:table-cell>
          <table:table-cell office:value-type="float" office:value="2.29358" table:formula="of:=[.D24]" table:style-name="ce1">
            <text:p>2.29358</text:p>
          </table:table-cell>
          <table:table-cell office:value-type="float" office:value="0.48450306059294201" table:style-name="ce1">
            <text:p>0.484503061</text:p>
          </table:table-cell>
          <table:table-cell office:value-type="float" office:value="4.0943445622221004" table:formula="of:=LN([.J24])" table:style-name="ce1">
            <text:p>4.094344562</text:p>
          </table:table-cell>
          <table:table-cell office:value-type="float" office:value="-0.72463153065797214" table:formula="of:=LN([.L24])" table:style-name="ce1">
            <text:p>-0.724631531</text:p>
          </table:table-cell>
          <table:table-cell table:style-name="ce1"/>
          <table:table-cell office:value-type="float" office:value="49.636668758589998" table:style-name="ce1">
            <text:p>49.63666876</text:p>
          </table:table-cell>
          <table:table-cell office:value-type="float" office:value="5" table:style-name="ce1">
            <text:p>5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75" table:style-name="ce1">
            <text:p>75</text:p>
          </table:table-cell>
          <table:table-cell office:value-type="float" office:value="2.28966" table:style-name="ce1">
            <text:p>2.28966</text:p>
          </table:table-cell>
          <table:table-cell office:value-type="float" office:value="1.3333333333333334E-2" table:formula="of:=1/[.C25]" table:style-name="ce1">
            <text:p>0.013333333</text:p>
          </table:table-cell>
          <table:table-cell table:style-name="ce1"/>
          <table:table-cell office:value-type="float" office:value="3.675293483557484E-3" table:style-name="ce1">
            <text:p>0.003675293</text:p>
          </table:table-cell>
          <table:table-cell office:value-type="float" office:value="9.58346021568079E-5" table:style-name="ce1">
            <text:p>9.58346E-05</text:p>
          </table:table-cell>
          <table:table-cell table:style-name="ce1"/>
          <table:table-cell office:value-type="float" office:value="75" table:formula="of:=[.C25]" table:style-name="ce1">
            <text:p>75</text:p>
          </table:table-cell>
          <table:table-cell office:value-type="float" office:value="2.28966" table:formula="of:=[.D25]" table:style-name="ce1">
            <text:p>2.28966</text:p>
          </table:table-cell>
          <table:table-cell office:value-type="float" office:value="0.46116798262664799" table:style-name="ce1">
            <text:p>0.461167983</text:p>
          </table:table-cell>
          <table:table-cell office:value-type="float" office:value="4.3174881135363101" table:formula="of:=LN([.J25])" table:style-name="ce1">
            <text:p>4.317488114</text:p>
          </table:table-cell>
          <table:table-cell office:value-type="float" office:value="-0.77399291488202204" table:formula="of:=LN([.L25])" table:style-name="ce1">
            <text:p>-0.773992915</text:p>
          </table:table-cell>
          <table:table-cell table:style-name="ce1"/>
          <table:table-cell office:value-type="float" office:value="6.0079869370396381E-2" table:style-name="ce1">
            <text:p>0.060079869</text:p>
          </table:table-cell>
          <table:table-cell office:value-type="float" office:value="6.0519642910161157E-3" table:style-name="ce1">
            <text:p>0.006051964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90" table:style-name="ce1">
            <text:p>90</text:p>
          </table:table-cell>
          <table:table-cell office:value-type="float" office:value="2.2806999999999999" table:style-name="ce1">
            <text:p>2.2807</text:p>
          </table:table-cell>
          <table:table-cell office:value-type="float" office:value="1.1111111111111112E-2" table:formula="of:=1/[.C26]" table:style-name="ce1">
            <text:p>0.011111111</text:p>
          </table:table-cell>
          <table:table-cell table:number-columns-repeated="4" table:style-name="ce1"/>
          <table:table-cell office:value-type="float" office:value="90" table:formula="of:=[.C26]" table:style-name="ce1">
            <text:p>90</text:p>
          </table:table-cell>
          <table:table-cell office:value-type="float" office:value="2.2806999999999999" table:formula="of:=[.D26]" table:style-name="ce1">
            <text:p>2.2807</text:p>
          </table:table-cell>
          <table:table-cell office:value-type="float" office:value="0.49087409036292201" table:style-name="ce1">
            <text:p>0.49087409</text:p>
          </table:table-cell>
          <table:table-cell office:value-type="float" office:value="4.499809670330265" table:formula="of:=LN([.J26])" table:style-name="ce1">
            <text:p>4.49980967</text:p>
          </table:table-cell>
          <table:table-cell office:value-type="float" office:value="-0.71156761917878553" table:formula="of:=LN([.L26])" table:style-name="ce1">
            <text:p>-0.711567619</text:p>
          </table:table-cell>
          <table:table-cell table:style-name="ce1"/>
          <table:table-cell office:value-type="string" table:style-name="ce1">
            <text:p>beta/nu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120" table:style-name="ce1">
            <text:p>120</text:p>
          </table:table-cell>
          <table:table-cell office:value-type="float" office:value="2.2797200000000002" table:style-name="ce1">
            <text:p>2.27972</text:p>
          </table:table-cell>
          <table:table-cell office:value-type="float" office:value="8.3333333333333332E-3" table:formula="of:=1/[.C27]" table:style-name="ce1">
            <text:p>0.008333333</text:p>
          </table:table-cell>
          <table:table-cell table:number-columns-repeated="4" table:style-name="ce1"/>
          <table:table-cell office:value-type="float" office:value="120" table:formula="of:=[.C27]" table:style-name="ce1">
            <text:p>120</text:p>
          </table:table-cell>
          <table:table-cell office:value-type="float" office:value="2.2797200000000002" table:formula="of:=[.D27]" table:style-name="ce1">
            <text:p>2.27972</text:p>
          </table:table-cell>
          <table:table-cell office:value-type="float" office:value="0.45499836031194701" table:style-name="ce1">
            <text:p>0.45499836</text:p>
          </table:table-cell>
          <table:table-cell office:value-type="float" office:value="4.7874917427820458" table:formula="of:=LN([.J27])" table:style-name="ce1">
            <text:p>4.787491743</text:p>
          </table:table-cell>
          <table:table-cell office:value-type="float" office:value="-0.78746146374768655" table:formula="of:=LN([.L27])" table:style-name="ce1">
            <text:p>-0.787461464</text:p>
          </table:table-cell>
          <table:table-cell table:style-name="ce1"/>
          <table:table-cell office:value-type="float" office:value="-0.14096300422264008" table:formula="of:=[.P21]" table:style-name="ce1">
            <text:p>-0.140963004</text:p>
          </table:table-cell>
          <table:table-cell office:value-type="float" office:value="2.0008007121563792E-2" table:formula="of:=[.P22]" table:style-name="ce1">
            <text:p>0.020008007</text:p>
          </table:table-cell>
          <table:table-cell office:value-type="float" office:value="0.13638328334127892" table:formula="of:=-[.P27]*[.P9]" table:style-name="ce1">
            <text:p>0.136383283</text:p>
          </table:table-cell>
          <table:table-cell office:value-type="float" office:value="1.0366309751661994E-2" table:formula="of:=[.P9]*[.Q27]+[.P27]*[.Q9]" table:style-name="ce1">
            <text:p>0.01036631</text:p>
          </table:table-cell>
          <table:table-cell table:number-columns-repeated="16365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alpha/nu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ax(cv)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max(m))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15" table:style-name="ce1">
            <text:p>15</text:p>
          </table:table-cell>
          <table:table-cell office:value-type="float" office:value="2.41181" table:style-name="ce1">
            <text:p>2.41181</text:p>
          </table:table-cell>
          <table:table-cell office:value-type="float" office:value="6.6666666666666666E-2" table:formula="of:=1/[.C30]" table:style-name="ce1">
            <text:p>0.066666667</text:p>
          </table:table-cell>
          <table:table-cell table:style-name="ce1"/>
          <table:table-cell office:value-type="float" office:value="2.1388252933045049" table:formula="of:=LINEST([.D30:.D36];[.E30:.E36];1;1)" table:number-matrix-columns-spanned="2" table:number-matrix-rows-spanned="5" table:style-name="ce1">
            <text:p>2.138825293</text:p>
          </table:table-cell>
          <table:table-cell office:value-type="float" office:value="2.271614998759437" table:style-name="ce1">
            <text:p>2.271614999</text:p>
          </table:table-cell>
          <table:table-cell table:style-name="ce1"/>
          <table:table-cell office:value-type="float" office:value="15" table:formula="of:=[.C21]" table:style-name="ce1">
            <text:p>15</text:p>
          </table:table-cell>
          <table:table-cell office:value-type="float" office:value="2.3531900000000001" table:formula="of:=[.D21]" table:style-name="ce1">
            <text:p>2.35319</text:p>
          </table:table-cell>
          <table:table-cell office:value-type="float" office:value="1.5076185698940201" table:style-name="ce1">
            <text:p>1.50761857</text:p>
          </table:table-cell>
          <table:table-cell office:value-type="float" office:value="2.7080502011022101" table:formula="of:=LN([.J30])" table:style-name="ce1">
            <text:p>2.708050201</text:p>
          </table:table-cell>
          <table:table-cell office:value-type="float" office:value="0.41053129985555908" table:formula="of:=LN([.L30])" table:style-name="ce1">
            <text:p>0.4105313</text:p>
          </table:table-cell>
          <table:table-cell table:style-name="ce1"/>
          <table:table-cell office:value-type="float" office:value="0.24917283946289115" table:formula="of:=LINEST([.N30:.N36];[.M30:.M36];1;1)" table:number-matrix-columns-spanned="2" table:number-matrix-rows-spanned="5" table:style-name="ce1">
            <text:p>0.249172839</text:p>
          </table:table-cell>
          <table:table-cell office:value-type="float" office:value="-0.24134557881271934" table:style-name="ce1">
            <text:p>-0.241345579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30" table:style-name="ce1">
            <text:p>30</text:p>
          </table:table-cell>
          <table:table-cell office:value-type="float" office:value="2.34911" table:style-name="ce1">
            <text:p>2.34911</text:p>
          </table:table-cell>
          <table:table-cell office:value-type="float" office:value="3.3333333333333333E-2" table:formula="of:=1/[.C31]" table:style-name="ce1">
            <text:p>0.033333333</text:p>
          </table:table-cell>
          <table:table-cell table:style-name="ce1"/>
          <table:table-cell office:value-type="float" office:value="7.0178839951495278E-2" table:style-name="ce1">
            <text:p>0.07017884</text:p>
          </table:table-cell>
          <table:table-cell office:value-type="float" office:value="2.1708235956186422E-3" table:style-name="ce1">
            <text:p>0.002170824</text:p>
          </table:table-cell>
          <table:table-cell table:style-name="ce1"/>
          <table:table-cell office:value-type="float" office:value="30" table:formula="of:=[.C22]" table:style-name="ce1">
            <text:p>30</text:p>
          </table:table-cell>
          <table:table-cell office:value-type="float" office:value="2.30294" table:formula="of:=[.D22]" table:style-name="ce1">
            <text:p>2.30294</text:p>
          </table:table-cell>
          <table:table-cell office:value-type="float" office:value="1.8708758759950099" table:style-name="ce1">
            <text:p>1.870875876</text:p>
          </table:table-cell>
          <table:table-cell office:value-type="float" office:value="3.4011973816621555" table:formula="of:=LN([.J31])" table:style-name="ce1">
            <text:p>3.401197382</text:p>
          </table:table-cell>
          <table:table-cell office:value-type="float" office:value="0.6264067040945035" table:formula="of:=LN([.L31])" table:style-name="ce1">
            <text:p>0.626406704</text:p>
          </table:table-cell>
          <table:table-cell table:style-name="ce1"/>
          <table:table-cell office:value-type="float" office:value="1.083830827343441E-2" table:style-name="ce1">
            <text:p>0.010838308</text:p>
          </table:table-cell>
          <table:table-cell office:value-type="float" office:value="4.3346474899746662E-2" table:style-name="ce1">
            <text:p>0.043346475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45" table:style-name="ce1">
            <text:p>45</text:p>
          </table:table-cell>
          <table:table-cell office:value-type="float" office:value="2.3178000000000001" table:style-name="ce1">
            <text:p>2.3178</text:p>
          </table:table-cell>
          <table:table-cell office:value-type="float" office:value="2.2222222222222223E-2" table:formula="of:=1/[.C32]" table:style-name="ce1">
            <text:p>0.022222222</text:p>
          </table:table-cell>
          <table:table-cell table:style-name="ce1"/>
          <table:table-cell office:value-type="float" office:value="0.99464573114256782" table:style-name="ce1">
            <text:p>0.994645731</text:p>
          </table:table-cell>
          <table:table-cell office:value-type="float" office:value="3.5004533338830763E-3" table:style-name="ce1">
            <text:p>0.003500453</text:p>
          </table:table-cell>
          <table:table-cell table:style-name="ce1"/>
          <table:table-cell office:value-type="float" office:value="45" table:formula="of:=[.C23]" table:style-name="ce1">
            <text:p>45</text:p>
          </table:table-cell>
          <table:table-cell office:value-type="float" office:value="2.2986800000000001" table:formula="of:=[.D23]" table:style-name="ce1">
            <text:p>2.29868</text:p>
          </table:table-cell>
          <table:table-cell office:value-type="float" office:value="2.0674974954598602" table:style-name="ce1">
            <text:p>2.067497495</text:p>
          </table:table-cell>
          <table:table-cell office:value-type="float" office:value="3.8066624897703196" table:formula="of:=LN([.J32])" table:style-name="ce1">
            <text:p>3.80666249</text:p>
          </table:table-cell>
          <table:table-cell office:value-type="float" office:value="0.72633893652917636" table:formula="of:=LN([.L32])" table:style-name="ce1">
            <text:p>0.726338937</text:p>
          </table:table-cell>
          <table:table-cell table:style-name="ce1"/>
          <table:table-cell office:value-type="float" office:value="0.99062864301686804" table:style-name="ce1">
            <text:p>0.990628643</text:p>
          </table:table-cell>
          <table:table-cell office:value-type="float" office:value="1.8846071845769349E-2" table:style-name="ce1">
            <text:p>0.018846072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60" table:style-name="ce1">
            <text:p>60</text:p>
          </table:table-cell>
          <table:table-cell office:value-type="float" office:value="2.3070200000000001" table:style-name="ce1">
            <text:p>2.30702</text:p>
          </table:table-cell>
          <table:table-cell office:value-type="float" office:value="1.6666666666666666E-2" table:formula="of:=1/[.C33]" table:style-name="ce1">
            <text:p>0.016666667</text:p>
          </table:table-cell>
          <table:table-cell table:style-name="ce1"/>
          <table:table-cell office:value-type="float" office:value="928.83431671711992" table:style-name="ce1">
            <text:p>928.834316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formula="of:=[.C24]" table:style-name="ce1">
            <text:p>60</text:p>
          </table:table-cell>
          <table:table-cell office:value-type="float" office:value="2.29358" table:formula="of:=[.D24]" table:style-name="ce1">
            <text:p>2.29358</text:p>
          </table:table-cell>
          <table:table-cell office:value-type="float" office:value="2.1700563103087198" table:style-name="ce1">
            <text:p>2.17005631</text:p>
          </table:table-cell>
          <table:table-cell office:value-type="float" office:value="4.0943445622221004" table:formula="of:=LN([.J33])" table:style-name="ce1">
            <text:p>4.094344562</text:p>
          </table:table-cell>
          <table:table-cell office:value-type="float" office:value="0.77475311666670998" table:formula="of:=LN([.L33])" table:style-name="ce1">
            <text:p>0.774753117</text:p>
          </table:table-cell>
          <table:table-cell table:style-name="ce1"/>
          <table:table-cell office:value-type="float" office:value="528.54066108033555" table:style-name="ce1">
            <text:p>528.5406611</text:p>
          </table:table-cell>
          <table:table-cell office:value-type="float" office:value="5" table:style-name="ce1">
            <text:p>5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75" table:style-name="ce1">
            <text:p>75</text:p>
          </table:table-cell>
          <table:table-cell office:value-type="float" office:value="2.3024" table:style-name="ce1">
            <text:p>2.3024</text:p>
          </table:table-cell>
          <table:table-cell office:value-type="float" office:value="1.3333333333333334E-2" table:formula="of:=1/[.C34]" table:style-name="ce1">
            <text:p>0.013333333</text:p>
          </table:table-cell>
          <table:table-cell table:style-name="ce1"/>
          <table:table-cell office:value-type="float" office:value="1.1381168075143678E-2" table:style-name="ce1">
            <text:p>0.011381168</text:p>
          </table:table-cell>
          <table:table-cell office:value-type="float" office:value="6.1265867713465727E-5" table:style-name="ce1">
            <text:p>6.12659E-05</text:p>
          </table:table-cell>
          <table:table-cell table:style-name="ce1"/>
          <table:table-cell office:value-type="float" office:value="75" table:formula="of:=[.C25]" table:style-name="ce1">
            <text:p>75</text:p>
          </table:table-cell>
          <table:table-cell office:value-type="float" office:value="2.28966" table:formula="of:=[.D25]" table:style-name="ce1">
            <text:p>2.28966</text:p>
          </table:table-cell>
          <table:table-cell office:value-type="float" office:value="2.3267008497546202" table:style-name="ce1">
            <text:p>2.32670085</text:p>
          </table:table-cell>
          <table:table-cell office:value-type="float" office:value="4.3174881135363101" table:formula="of:=LN([.J34])" table:style-name="ce1">
            <text:p>4.317488114</text:p>
          </table:table-cell>
          <table:table-cell office:value-type="float" office:value="0.84445131986986022" table:formula="of:=LN([.L34])" table:style-name="ce1">
            <text:p>0.84445132</text:p>
          </table:table-cell>
          <table:table-cell table:style-name="ce1"/>
          <table:table-cell office:value-type="float" office:value="0.18772412486819129" table:style-name="ce1">
            <text:p>0.187724125</text:p>
          </table:table-cell>
          <table:table-cell office:value-type="float" office:value="1.775872120079501E-3" table:style-name="ce1">
            <text:p>0.001775872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90" table:style-name="ce1">
            <text:p>90</text:p>
          </table:table-cell>
          <table:table-cell office:value-type="float" office:value="2.2932000000000001" table:style-name="ce1">
            <text:p>2.2932</text:p>
          </table:table-cell>
          <table:table-cell office:value-type="float" office:value="1.1111111111111112E-2" table:formula="of:=1/[.C35]" table:style-name="ce1">
            <text:p>0.011111111</text:p>
          </table:table-cell>
          <table:table-cell table:number-columns-repeated="4" table:style-name="ce1"/>
          <table:table-cell office:value-type="float" office:value="90" table:formula="of:=[.C26]" table:style-name="ce1">
            <text:p>90</text:p>
          </table:table-cell>
          <table:table-cell office:value-type="float" office:value="2.2806999999999999" table:formula="of:=[.D26]" table:style-name="ce1">
            <text:p>2.2807</text:p>
          </table:table-cell>
          <table:table-cell office:value-type="float" office:value="2.4010821205961301" table:style-name="ce1">
            <text:p>2.401082121</text:p>
          </table:table-cell>
          <table:table-cell office:value-type="float" office:value="4.499809670330265" table:formula="of:=LN([.J35])" table:style-name="ce1">
            <text:p>4.49980967</text:p>
          </table:table-cell>
          <table:table-cell office:value-type="float" office:value="0.87591951931816259" table:formula="of:=LN([.L35])" table:style-name="ce1">
            <text:p>0.875919519</text:p>
          </table:table-cell>
          <table:table-cell table:style-name="ce1"/>
          <table:table-cell office:value-type="string" table:style-name="ce1">
            <text:p>alpha/nu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120" table:style-name="ce1">
            <text:p>120</text:p>
          </table:table-cell>
          <table:table-cell office:value-type="float" office:value="2.2871299999999999" table:style-name="ce1">
            <text:p>2.28713</text:p>
          </table:table-cell>
          <table:table-cell office:value-type="float" office:value="8.3333333333333332E-3" table:formula="of:=1/[.C36]" table:style-name="ce1">
            <text:p>0.008333333</text:p>
          </table:table-cell>
          <table:table-cell table:number-columns-repeated="4" table:style-name="ce1"/>
          <table:table-cell office:value-type="float" office:value="120" table:formula="of:=[.C27]" table:style-name="ce1">
            <text:p>120</text:p>
          </table:table-cell>
          <table:table-cell office:value-type="float" office:value="2.2797200000000002" table:formula="of:=[.D27]" table:style-name="ce1">
            <text:p>2.27972</text:p>
          </table:table-cell>
          <table:table-cell office:value-type="float" office:value="2.54237584926523" table:style-name="ce1">
            <text:p>2.542375849</text:p>
          </table:table-cell>
          <table:table-cell office:value-type="float" office:value="4.7874917427820458" table:formula="of:=LN([.J36])" table:style-name="ce1">
            <text:p>4.787491743</text:p>
          </table:table-cell>
          <table:table-cell office:value-type="float" office:value="0.93309901756751201" table:formula="of:=LN([.L36])" table:style-name="ce1">
            <text:p>0.933099018</text:p>
          </table:table-cell>
          <table:table-cell table:style-name="ce1"/>
          <table:table-cell office:value-type="float" office:value="0.24917283946289115" table:formula="of:=[.P30]" table:style-name="ce1">
            <text:p>0.249172839</text:p>
          </table:table-cell>
          <table:table-cell office:value-type="float" office:value="1.083830827343441E-2" table:formula="of:=[.P31]" table:style-name="ce1">
            <text:p>0.010838308</text:p>
          </table:table-cell>
          <table:table-cell office:value-type="float" office:value="0.24107750932822752" table:formula="of:=[.P36]*[.P9]" table:style-name="ce1">
            <text:p>0.241077509</text:p>
          </table:table-cell>
          <table:table-cell office:value-type="float" office:value="2.6380267479523836E-2" table:formula="of:=[.P9]*[.Q36]+[.P36]*[.Q9]" table:style-name="ce1">
            <text:p>0.026380267</text:p>
          </table:table-cell>
          <table:table-cell table:number-columns-repeated="16365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Tc</text:p>
          </table:table-cell>
          <table:table-cell office:value-type="float" office:value="2.2691853142130221" table:formula="of:=2/LN(1+SQRT(2))" table:style-name="ce1">
            <text:p>2.269185314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Tcm</text:p>
          </table:table-cell>
          <table:table-cell office:value-type="float" office:value="2.270424042019636" table:formula="of:=([.H3]+[.H12]+[.H21]+[.H30])/4" table:style-name="ce1">
            <text:p>2.270424042</text:p>
          </table:table-cell>
          <table:table-cell office:value-type="float" office:value="9.335278498504272E-4" table:formula="of:=SQRT(1/3*(([.H3]-[.H38])^2+([.H12]-[.H38])^2+([.H21]-[.H38])^2+([.H30]-[.H38])^2))" table:style-name="ce1">
            <text:p>0.000933528</text:p>
          </table:table-cell>
          <table:table-cell office:value-type="string" table:style-name="ce1">
            <text:p>fitting functions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8" table:style-name="ce1"/>
          <table:table-cell office:value-type="string" office:string-value="nu1(x)=-1.03357978169437*x+0.338636125361554" table:formula="of:=[.P39]&amp;&quot;=&quot;&amp;[.P3]&amp;&quot;*x+&quot;&amp;[.Q3]" table:style-name="ce1">
            <text:p>nu1(x)=-1.03357978169437*x+0.338636125361554</text:p>
          </table:table-cell>
          <table:table-cell table:number-columns-repeated="5" table:style-name="ce1"/>
          <table:table-cell office:value-type="string" table:style-name="ce1">
            <text:p>nu1(x)</text:p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8" table:style-name="ce1"/>
          <table:table-cell office:value-type="string" office:string-value="nu2(x)=-1.09389186432119*x+0.508604929769796" table:formula="of:=[.P40]&amp;&quot;=&quot;&amp;[.R3]&amp;&quot;*x+&quot;&amp;[.S3]" table:style-name="ce1">
            <text:p>nu2(x)=-1.09389186432119*x+0.508604929769796</text:p>
          </table:table-cell>
          <table:table-cell table:number-columns-repeated="5" table:style-name="ce1"/>
          <table:table-cell office:value-type="string" table:style-name="ce1">
            <text:p>nu2(x)</text:p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8" table:style-name="ce1"/>
          <table:table-cell office:value-type="string" office:string-value="gammanu(x)=1.75694045968865*x+-3.06279874006702" table:formula="of:=[.P41]&amp;&quot;=&quot;&amp;[.P12]&amp;&quot;*x+&quot;&amp;[.Q12]" table:style-name="ce1">
            <text:p>gammanu(x)=1.75694045968865*x+-3.06279874006702</text:p>
          </table:table-cell>
          <table:table-cell table:number-columns-repeated="5" table:style-name="ce1"/>
          <table:table-cell office:value-type="string" table:style-name="ce1">
            <text:p>gammanu(x)</text:p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8" table:style-name="ce1"/>
          <table:table-cell office:value-type="string" office:string-value="betanu(x)=-0.14096300422264*x+-0.120825693692679" table:formula="of:=[.P42]&amp;&quot;=&quot;&amp;[.P21]&amp;&quot;*x+&quot;&amp;[.Q21]" table:style-name="ce1">
            <text:p>betanu(x)=-0.14096300422264*x+-0.120825693692679</text:p>
          </table:table-cell>
          <table:table-cell table:number-columns-repeated="5" table:style-name="ce1"/>
          <table:table-cell office:value-type="string" table:style-name="ce1">
            <text:p>betanu(x)</text:p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8" table:style-name="ce1"/>
          <table:table-cell office:value-type="string" office:string-value="alphanu(x)=0.249172839462891*x+-0.241345578812719" table:formula="of:=[.P43]&amp;&quot;=&quot;&amp;[.P30]&amp;&quot;*x+&quot;&amp;[.Q30]" table:style-name="ce1">
            <text:p>alphanu(x)=0.249172839462891*x+-0.241345578812719</text:p>
          </table:table-cell>
          <table:table-cell table:number-columns-repeated="5" table:style-name="ce1"/>
          <table:table-cell office:value-type="string" table:style-name="ce1">
            <text:p>alphanu(x)</text:p>
          </table:table-cell>
          <table:table-cell table:number-columns-repeated="1636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office:value-type="float" office:value="2.7182818284590451" table:formula="of:=EXP(1)" table:style-name="ce1">
            <text:p>2.718281828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0.43429448190325182" table:formula="of:=LOG([.K48])" table:style-name="ce1">
            <text:p>0.434294482</text:p>
          </table:table-cell>
          <table:table-cell table:number-columns-repeated="16373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15" table:style-name="ce1">
            <text:p>15</text:p>
          </table:table-cell>
          <table:table-cell office:value-type="float" office:value="2.31094" table:style-name="ce1">
            <text:p>2.31094</text:p>
          </table:table-cell>
          <table:table-cell office:value-type="float" office:value="-4.6837030000000004" table:style-name="ce1">
            <text:p>-4.683703</text:p>
          </table:table-cell>
          <table:table-cell office:value-type="float" office:value="32.471221" table:style-name="ce1">
            <text:p>32.471221</text:p>
          </table:table-cell>
          <table:table-cell office:value-type="float" office:value="-73.522098999999997" table:style-name="ce1">
            <text:p>-73.522099</text:p>
          </table:table-cell>
          <table:table-cell office:value-type="float" office:value="52.905309000000003" table:style-name="ce1">
            <text:p>52.905309</text:p>
          </table:table-cell>
          <table:table-cell office:value-type="float" office:value="-1.3927922835612001" table:style-name="ce1">
            <text:p>-1.392792284</text:p>
          </table:table-cell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TcL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TcL-Tc)</text:p>
          </table:table-cell>
          <table:table-cell office:value-type="string" table:style-name="ce1">
            <text:p>log(TcL-Tcm)</text:p>
          </table:table-cell>
          <table:table-cell office:value-type="string" table:style-name="ce1">
            <text:p>delta TcL</text:p>
          </table:table-cell>
          <table:table-cell office:value-type="string" table:style-name="ce1">
            <text:p>delta log(TcL-Tc)</text:p>
          </table:table-cell>
          <table:table-cell office:value-type="string" table:style-name="ce1">
            <text:p>delta log(TcL-Tcm)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float" office:value="2.2932399999999999" table:style-name="ce1">
            <text:p>2.29324</text:p>
          </table:table-cell>
          <table:table-cell office:value-type="float" office:value="-41.647311000000002" table:style-name="ce1">
            <text:p>-41.647311</text:p>
          </table:table-cell>
          <table:table-cell office:value-type="float" office:value="286.52124600000002" table:style-name="ce1">
            <text:p>286.521246</text:p>
          </table:table-cell>
          <table:table-cell office:value-type="float" office:value="-655.16176900000005" table:style-name="ce1">
            <text:p>-655.161769</text:p>
          </table:table-cell>
          <table:table-cell office:value-type="float" office:value="496.52027399999997" table:style-name="ce1">
            <text:p>496.520274</text:p>
          </table:table-cell>
          <table:table-cell office:value-type="float" office:value="-1.3900620056113" table:style-name="ce1">
            <text:p>-1.39006200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2.3485550000000002" table:style-name="ce1">
            <text:p>2.348555</text:p>
          </table:table-cell>
          <table:table-cell office:value-type="float" office:value="2.7080502011022101" table:style-name="ce1">
            <text:p>2.708050201</text:p>
          </table:table-cell>
          <table:table-cell office:value-type="float" office:value="-2.5336387747258202" table:style-name="ce1">
            <text:p>-2.533638775</text:p>
          </table:table-cell>
          <table:table-cell office:value-type="float" office:value="-2.54936891168472" table:style-name="ce1">
            <text:p>-2.549368912</text:p>
          </table:table-cell>
          <table:table-cell office:value-type="float" office:value="4.6022248605067796E-2" table:style-name="ce1">
            <text:p>0.046022249</text:p>
          </table:table-cell>
          <table:table-cell office:value-type="float" office:value="0.57984667759159114" table:style-name="ce1">
            <text:p>0.579846678</text:p>
          </table:table-cell>
          <table:table-cell office:value-type="float" office:value="0.10518501840633679" table:style-name="ce1">
            <text:p>0.10518501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45" table:style-name="ce1">
            <text:p>45</text:p>
          </table:table-cell>
          <table:table-cell office:value-type="float" office:value="2.2879800000000001" table:style-name="ce1">
            <text:p>2.28798</text:p>
          </table:table-cell>
          <table:table-cell office:value-type="float" office:value="-60.749298000000003" table:style-name="ce1">
            <text:p>-60.749298</text:p>
          </table:table-cell>
          <table:table-cell office:value-type="float" office:value="416.97877" table:style-name="ce1">
            <text:p>416.97877</text:p>
          </table:table-cell>
          <table:table-cell office:value-type="float" office:value="-951.96341700000005" table:style-name="ce1">
            <text:p>-951.963417</text:p>
          </table:table-cell>
          <table:table-cell office:value-type="float" office:value="721.47011099999997" table:style-name="ce1">
            <text:p>721.470111</text:p>
          </table:table-cell>
          <table:table-cell office:value-type="float" office:value="-1.3895857192144401" table:style-name="ce1">
            <text:p>-1.389585719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.3102825" table:style-name="ce1">
            <text:p>2.3102825</text:p>
          </table:table-cell>
          <table:table-cell office:value-type="float" office:value="3.4011973816621599" table:style-name="ce1">
            <text:p>3.401197382</text:p>
          </table:table-cell>
          <table:table-cell office:value-type="float" office:value="-3.1918156321605902" table:style-name="ce1">
            <text:p>-3.191815632</text:p>
          </table:table-cell>
          <table:table-cell office:value-type="float" office:value="-3.2224206508373299" table:style-name="ce1">
            <text:p>-3.222420651</text:p>
          </table:table-cell>
          <table:table-cell office:value-type="float" office:value="2.6207630409227523E-2" table:style-name="ce1">
            <text:p>0.02620763</text:p>
          </table:table-cell>
          <table:table-cell office:value-type="float" office:value="0.63769890583436639" table:style-name="ce1">
            <text:p>0.637698906</text:p>
          </table:table-cell>
          <table:table-cell office:value-type="float" office:value="2.319143064746762E-2" table:style-name="ce1">
            <text:p>0.02319143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60" table:style-name="ce1">
            <text:p>60</text:p>
          </table:table-cell>
          <table:table-cell office:value-type="float" office:value="2.2851900000000001" table:style-name="ce1">
            <text:p>2.28519</text:p>
          </table:table-cell>
          <table:table-cell office:value-type="float" office:value="-91.411976999999993" table:style-name="ce1">
            <text:p>-91.411977</text:p>
          </table:table-cell>
          <table:table-cell office:value-type="float" office:value="626.68006600000001" table:style-name="ce1">
            <text:p>626.680066</text:p>
          </table:table-cell>
          <table:table-cell office:value-type="float" office:value="-1429.871772" table:style-name="ce1">
            <text:p>-1429.871772</text:p>
          </table:table-cell>
          <table:table-cell office:value-type="float" office:value="1084.419476" table:style-name="ce1">
            <text:p>1084.419476</text:p>
          </table:table-cell>
          <table:table-cell office:value-type="float" office:value="-1.38998911498152" table:style-name="ce1">
            <text:p>-1.389989115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2.2976974999999999" table:style-name="ce1">
            <text:p>2.2976975</text:p>
          </table:table-cell>
          <table:table-cell office:value-type="float" office:value="3.8066624897703201" table:style-name="ce1">
            <text:p>3.80666249</text:p>
          </table:table-cell>
          <table:table-cell office:value-type="float" office:value="-3.5574237116172598" table:style-name="ce1">
            <text:p>-3.557423712</text:p>
          </table:table-cell>
          <table:table-cell office:value-type="float" office:value="-3.60184128486988" table:style-name="ce1">
            <text:p>-3.601841285</text:p>
          </table:table-cell>
          <table:table-cell office:value-type="float" office:value="1.4476713197407778E-2" table:style-name="ce1">
            <text:p>0.014476713</text:p>
          </table:table-cell>
          <table:table-cell office:value-type="float" office:value="0.50773775485215844" table:style-name="ce1">
            <text:p>0.507737755</text:p>
          </table:table-cell>
          <table:table-cell office:value-type="float" office:value="9.4430530418132107E-3" table:style-name="ce1">
            <text:p>0.009443053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75" table:style-name="ce1">
            <text:p>75</text:p>
          </table:table-cell>
          <table:table-cell office:value-type="float" office:value="2.2818900000000002" table:style-name="ce1">
            <text:p>2.28189</text:p>
          </table:table-cell>
          <table:table-cell office:value-type="float" office:value="-239.75679099999999" table:style-name="ce1">
            <text:p>-239.756791</text:p>
          </table:table-cell>
          <table:table-cell office:value-type="float" office:value="1641.2936560000001" table:style-name="ce1">
            <text:p>1641.293656</text:p>
          </table:table-cell>
          <table:table-cell office:value-type="float" office:value="-3742.9218860000001" table:style-name="ce1">
            <text:p>-3742.921886</text:p>
          </table:table-cell>
          <table:table-cell office:value-type="float" office:value="2842.0457409999999" table:style-name="ce1">
            <text:p>2842.045741</text:p>
          </table:table-cell>
          <table:table-cell office:value-type="float" office:value="-1.39270939745938" table:style-name="ce1">
            <text:p>-1.392709397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2.2919675000000002" table:style-name="ce1">
            <text:p>2.2919675</text:p>
          </table:table-cell>
          <table:table-cell office:value-type="float" office:value="4.0943445622221004" table:style-name="ce1">
            <text:p>4.094344562</text:p>
          </table:table-cell>
          <table:table-cell office:value-type="float" office:value="-3.7817763735478498" table:style-name="ce1">
            <text:p>-3.781776374</text:p>
          </table:table-cell>
          <table:table-cell office:value-type="float" office:value="-3.8376830825173198" table:style-name="ce1">
            <text:p>-3.837683083</text:p>
          </table:table-cell>
          <table:table-cell office:value-type="float" office:value="1.1148618374788257E-2" table:style-name="ce1">
            <text:p>0.011148618</text:p>
          </table:table-cell>
          <table:table-cell office:value-type="float" office:value="0.48935683691775578" table:style-name="ce1">
            <text:p>0.489356837</text:p>
          </table:table-cell>
          <table:table-cell office:value-type="float" office:value="6.1338388297932801E-3" table:style-name="ce1">
            <text:p>0.006133839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90" table:style-name="ce1">
            <text:p>90</text:p>
          </table:table-cell>
          <table:table-cell office:value-type="float" office:value="2.2769699999999999" table:style-name="ce1">
            <text:p>2.27697</text:p>
          </table:table-cell>
          <table:table-cell office:value-type="float" office:value="-466.06053700000001" table:style-name="ce1">
            <text:p>-466.060537</text:p>
          </table:table-cell>
          <table:table-cell office:value-type="float" office:value="3183.623521" table:style-name="ce1">
            <text:p>3183.623521</text:p>
          </table:table-cell>
          <table:table-cell office:value-type="float" office:value="-7246.4903759999997" table:style-name="ce1">
            <text:p>-7246.490376</text:p>
          </table:table-cell>
          <table:table-cell office:value-type="float" office:value="5494.768231" table:style-name="ce1">
            <text:p>5494.768231</text:p>
          </table:table-cell>
          <table:table-cell office:value-type="float" office:value="-1.4025301866067801" table:style-name="ce1">
            <text:p>-1.402530187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office:value-type="float" office:value="2.2877450000000001" table:style-name="ce1">
            <text:p>2.287745</text:p>
          </table:table-cell>
          <table:table-cell office:value-type="float" office:value="4.3174881135363101" table:style-name="ce1">
            <text:p>4.317488114</text:p>
          </table:table-cell>
          <table:table-cell office:value-type="float" office:value="-3.9867634813483099" table:style-name="ce1">
            <text:p>-3.986763481</text:p>
          </table:table-cell>
          <table:table-cell office:value-type="float" office:value="-4.0558380667328402" table:style-name="ce1">
            <text:p>-4.055838067</text:p>
          </table:table-cell>
          <table:table-cell office:value-type="float" office:value="1.1068400968522964E-2" table:style-name="ce1">
            <text:p>0.011068401</text:p>
          </table:table-cell>
          <table:table-cell office:value-type="float" office:value="0.59636790706278098" table:style-name="ce1">
            <text:p>0.596367907</text:p>
          </table:table-cell>
          <table:table-cell office:value-type="float" office:value="5.4261608257645958E-3" table:style-name="ce1">
            <text:p>0.00542616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120" table:style-name="ce1">
            <text:p>120</text:p>
          </table:table-cell>
          <table:table-cell office:value-type="float" office:value="2.26755" table:style-name="ce1">
            <text:p>2.26755</text:p>
          </table:table-cell>
          <table:table-cell office:value-type="float" office:value="-139.27656200000001" table:style-name="ce1">
            <text:p>-139.276562</text:p>
          </table:table-cell>
          <table:table-cell office:value-type="float" office:value="947.45079099999998" table:style-name="ce1">
            <text:p>947.450791</text:p>
          </table:table-cell>
          <table:table-cell office:value-type="float" office:value="-2145.8886440000001" table:style-name="ce1">
            <text:p>-2145.888644</text:p>
          </table:table-cell>
          <table:table-cell office:value-type="float" office:value="1616.7610649999999" table:style-name="ce1">
            <text:p>1616.761065</text:p>
          </table:table-cell>
          <table:table-cell office:value-type="float" office:value="-1.42262182567151" table:style-name="ce1">
            <text:p>-1.422621826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2.2823074999999999" table:style-name="ce1">
            <text:p>2.2823075</text:p>
          </table:table-cell>
          <table:table-cell office:value-type="float" office:value="4.4998096703302704" table:style-name="ce1">
            <text:p>4.49980967</text:p>
          </table:table-cell>
          <table:table-cell office:value-type="float" office:value="-4.3334509097251503" table:style-name="ce1">
            <text:p>-4.33345091</text:p>
          </table:table-cell>
          <table:table-cell office:value-type="float" office:value="-4.4326079316137701" table:style-name="ce1">
            <text:p>-4.432607932</text:p>
          </table:table-cell>
          <table:table-cell office:value-type="float" office:value="7.4229885041898116E-3" table:style-name="ce1">
            <text:p>0.007422989</text:p>
          </table:table-cell>
          <table:table-cell office:value-type="float" office:value="0.56568232036130706" table:style-name="ce1">
            <text:p>0.56568232</text:p>
          </table:table-cell>
          <table:table-cell office:value-type="float" office:value="3.3558390077055487E-3" table:style-name="ce1">
            <text:p>0.003355839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15" table:style-name="ce1">
            <text:p>15</text:p>
          </table:table-cell>
          <table:table-cell office:value-type="float" office:value="2.3182800000000001" table:style-name="ce1">
            <text:p>2.31828</text:p>
          </table:table-cell>
          <table:table-cell table:style-name="ce1"/>
          <table:table-cell office:value-type="float" office:value="-14.311121" table:style-name="ce1">
            <text:p>-14.311121</text:p>
          </table:table-cell>
          <table:table-cell office:value-type="float" office:value="66.354248999999996" table:style-name="ce1">
            <text:p>66.354249</text:p>
          </table:table-cell>
          <table:table-cell office:value-type="float" office:value="-75.406108000000003" table:style-name="ce1">
            <text:p>-75.406108</text:p>
          </table:table-cell>
          <table:table-cell office:value-type="float" office:value="1.5076185698940201" table:style-name="ce1">
            <text:p>1.50761857</text:p>
          </table:table-cell>
          <table:table-cell table:number-columns-repeated="2" table:style-name="ce1"/>
          <table:table-cell office:value-type="float" office:value="120" table:style-name="ce1">
            <text:p>120</text:p>
          </table:table-cell>
          <table:table-cell office:value-type="float" office:value="2.2775224999999999" table:style-name="ce1">
            <text:p>2.2775225</text:p>
          </table:table-cell>
          <table:table-cell office:value-type="float" office:value="4.7874917427820503" table:style-name="ce1">
            <text:p>4.787491743</text:p>
          </table:table-cell>
          <table:table-cell office:value-type="float" office:value="-4.7870295551698598" table:style-name="ce1">
            <text:p>-4.787029555</text:p>
          </table:table-cell>
          <table:table-cell office:value-type="float" office:value="-4.9478777043873698" table:style-name="ce1">
            <text:p>-4.947877704</text:p>
          </table:table-cell>
          <table:table-cell office:value-type="float" office:value="8.1637792514659847E-3" table:style-name="ce1">
            <text:p>0.008163779</text:p>
          </table:table-cell>
          <table:table-cell office:value-type="float" office:value="0.97920083107867095" table:style-name="ce1">
            <text:p>0.979200831</text:p>
          </table:table-cell>
          <table:table-cell office:value-type="float" office:value="3.2645050976680048E-3" table:style-name="ce1">
            <text:p>0.003264505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30" table:style-name="ce1">
            <text:p>30</text:p>
          </table:table-cell>
          <table:table-cell office:value-type="float" office:value="2.2958400000000001" table:style-name="ce1">
            <text:p>2.29584</text:p>
          </table:table-cell>
          <table:table-cell table:style-name="ce1"/>
          <table:table-cell office:value-type="float" office:value="-76.753546" table:style-name="ce1">
            <text:p>-76.753546</text:p>
          </table:table-cell>
          <table:table-cell office:value-type="float" office:value="352.42826200000002" table:style-name="ce1">
            <text:p>352.428262</text:p>
          </table:table-cell>
          <table:table-cell office:value-type="float" office:value="-402.68919399999999" table:style-name="ce1">
            <text:p>-402.689194</text:p>
          </table:table-cell>
          <table:table-cell office:value-type="float" office:value="1.8708758759950099" table:style-name="ce1">
            <text:p>1.870875876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45" table:style-name="ce1">
            <text:p>45</text:p>
          </table:table-cell>
          <table:table-cell office:value-type="float" office:value="2.28633" table:style-name="ce1">
            <text:p>2.28633</text:p>
          </table:table-cell>
          <table:table-cell table:style-name="ce1"/>
          <table:table-cell office:value-type="float" office:value="-142.83421999999999" table:style-name="ce1">
            <text:p>-142.83422</text:p>
          </table:table-cell>
          <table:table-cell office:value-type="float" office:value="653.13278600000001" table:style-name="ce1">
            <text:p>653.132786</text:p>
          </table:table-cell>
          <table:table-cell office:value-type="float" office:value="-744.57156899999995" table:style-name="ce1">
            <text:p>-744.571569</text:p>
          </table:table-cell>
          <table:table-cell office:value-type="float" office:value="2.0674974954598602" table:style-name="ce1">
            <text:p>2.067497495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60" table:style-name="ce1">
            <text:p>60</text:p>
          </table:table-cell>
          <table:table-cell office:value-type="float" office:value="2.2820800000000001" table:style-name="ce1">
            <text:p>2.28208</text:p>
          </table:table-cell>
          <table:table-cell table:style-name="ce1"/>
          <table:table-cell office:value-type="float" office:value="-191.52705900000001" table:style-name="ce1">
            <text:p>-191.527059</text:p>
          </table:table-cell>
          <table:table-cell office:value-type="float" office:value="874.15911000000006" table:style-name="ce1">
            <text:p>874.15911</text:p>
          </table:table-cell>
          <table:table-cell office:value-type="float" office:value="-995.27927899999997" table:style-name="ce1">
            <text:p>-995.279279</text:p>
          </table:table-cell>
          <table:table-cell office:value-type="float" office:value="2.1700563103087198" table:style-name="ce1">
            <text:p>2.17005631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75" table:style-name="ce1">
            <text:p>75</text:p>
          </table:table-cell>
          <table:table-cell office:value-type="float" office:value="2.2770299999999999" table:style-name="ce1">
            <text:p>2.27703</text:p>
          </table:table-cell>
          <table:table-cell table:style-name="ce1"/>
          <table:table-cell office:value-type="float" office:value="-357.491893" table:style-name="ce1">
            <text:p>-357.491893</text:p>
          </table:table-cell>
          <table:table-cell office:value-type="float" office:value="1628.040146" table:style-name="ce1">
            <text:p>1628.040146</text:p>
          </table:table-cell>
          <table:table-cell office:value-type="float" office:value="-1851.2221280000001" table:style-name="ce1">
            <text:p>-1851.222128</text:p>
          </table:table-cell>
          <table:table-cell office:value-type="float" office:value="2.3267008497546202" table:style-name="ce1">
            <text:p>2.32670085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90" table:style-name="ce1">
            <text:p>90</text:p>
          </table:table-cell>
          <table:table-cell office:value-type="float" office:value="2.2783600000000002" table:style-name="ce1">
            <text:p>2.27836</text:p>
          </table:table-cell>
          <table:table-cell table:style-name="ce1"/>
          <table:table-cell office:value-type="float" office:value="-609.05427199999997" table:style-name="ce1">
            <text:p>-609.054272</text:p>
          </table:table-cell>
          <table:table-cell office:value-type="float" office:value="2775.295627" table:style-name="ce1">
            <text:p>2775.295627</text:p>
          </table:table-cell>
          <table:table-cell office:value-type="float" office:value="-3159.1668479999998" table:style-name="ce1">
            <text:p>-3159.166848</text:p>
          </table:table-cell>
          <table:table-cell office:value-type="float" office:value="2.4010821205961301" table:style-name="ce1">
            <text:p>2.401082121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120" table:style-name="ce1">
            <text:p>120</text:p>
          </table:table-cell>
          <table:table-cell office:value-type="float" office:value="2.27569" table:style-name="ce1">
            <text:p>2.27569</text:p>
          </table:table-cell>
          <table:table-cell table:style-name="ce1"/>
          <table:table-cell office:value-type="float" office:value="-886.43636000000004" table:style-name="ce1">
            <text:p>-886.43636</text:p>
          </table:table-cell>
          <table:table-cell office:value-type="float" office:value="4034.5157949999998" table:style-name="ce1">
            <text:p>4034.515795</text:p>
          </table:table-cell>
          <table:table-cell office:value-type="float" office:value="-4588.1192979999996" table:style-name="ce1">
            <text:p>-4588.119298</text:p>
          </table:table-cell>
          <table:table-cell office:value-type="float" office:value="2.54237584926523" table:style-name="ce1">
            <text:p>2.542375849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float" office:value="2.3531900000000001" table:style-name="ce1">
            <text:p>2.35319</text:p>
          </table:table-cell>
          <table:table-cell office:value-type="float" office:value="7.217581" table:style-name="ce1">
            <text:p>7.217581</text:p>
          </table:table-cell>
          <table:table-cell office:value-type="float" office:value="-50.952962999999997" table:style-name="ce1">
            <text:p>-50.952963</text:p>
          </table:table-cell>
          <table:table-cell office:value-type="float" office:value="118.44695" table:style-name="ce1">
            <text:p>118.44695</text:p>
          </table:table-cell>
          <table:table-cell office:value-type="float" office:value="-90.025416000000007" table:style-name="ce1">
            <text:p>-90.025416</text:p>
          </table:table-cell>
          <table:table-cell office:value-type="float" office:value="0.60139580935555204" table:style-name="ce1">
            <text:p>0.601395809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30" table:style-name="ce1">
            <text:p>30</text:p>
          </table:table-cell>
          <table:table-cell office:value-type="float" office:value="2.30294" table:style-name="ce1">
            <text:p>2.30294</text:p>
          </table:table-cell>
          <table:table-cell office:value-type="float" office:value="114.97761199999999" table:style-name="ce1">
            <text:p>114.977612</text:p>
          </table:table-cell>
          <table:table-cell office:value-type="float" office:value="-794.36026300000003" table:style-name="ce1">
            <text:p>-794.360263</text:p>
          </table:table-cell>
          <table:table-cell office:value-type="float" office:value="1826.514899" table:style-name="ce1">
            <text:p>1826.514899</text:p>
          </table:table-cell>
          <table:table-cell office:value-type="float" office:value="-1397.17426" table:style-name="ce1">
            <text:p>-1397.17426</text:p>
          </table:table-cell>
          <table:table-cell office:value-type="float" office:value="0.56844229569128402" table:style-name="ce1">
            <text:p>0.568442296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45" table:style-name="ce1">
            <text:p>45</text:p>
          </table:table-cell>
          <table:table-cell office:value-type="float" office:value="2.2986800000000001" table:style-name="ce1">
            <text:p>2.29868</text:p>
          </table:table-cell>
          <table:table-cell office:value-type="float" office:value="218.004593" table:style-name="ce1">
            <text:p>218.004593</text:p>
          </table:table-cell>
          <table:table-cell office:value-type="float" office:value="-1503.365182" table:style-name="ce1">
            <text:p>-1503.365182</text:p>
          </table:table-cell>
          <table:table-cell office:value-type="float" office:value="3451.699548" table:style-name="ce1">
            <text:p>3451.699548</text:p>
          </table:table-cell>
          <table:table-cell office:value-type="float" office:value="-2638.0613659999999" table:style-name="ce1">
            <text:p>-2638.061366</text:p>
          </table:table-cell>
          <table:table-cell office:value-type="float" office:value="0.51300562763162805" table:style-name="ce1">
            <text:p>0.513005628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60" table:style-name="ce1">
            <text:p>60</text:p>
          </table:table-cell>
          <table:table-cell office:value-type="float" office:value="2.29358" table:style-name="ce1">
            <text:p>2.29358</text:p>
          </table:table-cell>
          <table:table-cell office:value-type="float" office:value="467.625137" table:style-name="ce1">
            <text:p>467.625137</text:p>
          </table:table-cell>
          <table:table-cell office:value-type="float" office:value="-3217.6019759999999" table:style-name="ce1">
            <text:p>-3217.601976</text:p>
          </table:table-cell>
          <table:table-cell office:value-type="float" office:value="7374.4971839999998" table:style-name="ce1">
            <text:p>7374.497184</text:p>
          </table:table-cell>
          <table:table-cell office:value-type="float" office:value="-5629.3736319999998" table:style-name="ce1">
            <text:p>-5629.373632</text:p>
          </table:table-cell>
          <table:table-cell office:value-type="float" office:value="0.48450306059294201" table:style-name="ce1">
            <text:p>0.484503061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75" table:style-name="ce1">
            <text:p>75</text:p>
          </table:table-cell>
          <table:table-cell office:value-type="float" office:value="2.28966" table:style-name="ce1">
            <text:p>2.28966</text:p>
          </table:table-cell>
          <table:table-cell office:value-type="float" office:value="1189.9321050000001" table:style-name="ce1">
            <text:p>1189.932105</text:p>
          </table:table-cell>
          <table:table-cell office:value-type="float" office:value="-8173.6157249999997" table:style-name="ce1">
            <text:p>-8173.615725</text:p>
          </table:table-cell>
          <table:table-cell office:value-type="float" office:value="18708.394881" table:style-name="ce1">
            <text:p>18708.39488</text:p>
          </table:table-cell>
          <table:table-cell office:value-type="float" office:value="-14268.388617000001" table:style-name="ce1">
            <text:p>-14268.38862</text:p>
          </table:table-cell>
          <table:table-cell office:value-type="float" office:value="0.46116798262664799" table:style-name="ce1">
            <text:p>0.461167983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90" table:style-name="ce1">
            <text:p>90</text:p>
          </table:table-cell>
          <table:table-cell office:value-type="float" office:value="2.2806999999999999" table:style-name="ce1">
            <text:p>2.2807</text:p>
          </table:table-cell>
          <table:table-cell office:value-type="float" office:value="3331.720695" table:style-name="ce1">
            <text:p>3331.720695</text:p>
          </table:table-cell>
          <table:table-cell office:value-type="float" office:value="-22795.934062" table:style-name="ce1">
            <text:p>-22795.93406</text:p>
          </table:table-cell>
          <table:table-cell office:value-type="float" office:value="51982.414214999997" table:style-name="ce1">
            <text:p>51982.41422</text:p>
          </table:table-cell>
          <table:table-cell office:value-type="float" office:value="-39505.750610000003" table:style-name="ce1">
            <text:p>-39505.75061</text:p>
          </table:table-cell>
          <table:table-cell office:value-type="float" office:value="0.49087409036292201" table:style-name="ce1">
            <text:p>0.49087409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120" table:style-name="ce1">
            <text:p>120</text:p>
          </table:table-cell>
          <table:table-cell office:value-type="float" office:value="2.2797200000000002" table:style-name="ce1">
            <text:p>2.27972</text:p>
          </table:table-cell>
          <table:table-cell office:value-type="float" office:value="1268.6457150000001" table:style-name="ce1">
            <text:p>1268.645715</text:p>
          </table:table-cell>
          <table:table-cell office:value-type="float" office:value="-8676.4764840000007" table:style-name="ce1">
            <text:p>-8676.476484</text:p>
          </table:table-cell>
          <table:table-cell office:value-type="float" office:value="19771.063767" table:style-name="ce1">
            <text:p>19771.06377</text:p>
          </table:table-cell>
          <table:table-cell office:value-type="float" office:value="-15010.213105999999" table:style-name="ce1">
            <text:p>-15010.21311</text:p>
          </table:table-cell>
          <table:table-cell office:value-type="float" office:value="0.45499836031194701" table:style-name="ce1">
            <text:p>0.45499836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15" table:style-name="ce1">
            <text:p>15</text:p>
          </table:table-cell>
          <table:table-cell office:value-type="float" office:value="2.41181" table:style-name="ce1">
            <text:p>2.41181</text:p>
          </table:table-cell>
          <table:table-cell table:style-name="ce1"/>
          <table:table-cell office:value-type="float" office:value="-85.661756999999994" table:style-name="ce1">
            <text:p>-85.661757</text:p>
          </table:table-cell>
          <table:table-cell office:value-type="float" office:value="413.20033999999998" table:style-name="ce1">
            <text:p>413.20034</text:p>
          </table:table-cell>
          <table:table-cell office:value-type="float" office:value="-492.85995800000001" table:style-name="ce1">
            <text:p>-492.859958</text:p>
          </table:table-cell>
          <table:table-cell office:value-type="float" office:value="5.4210909747365603" table:style-name="ce1">
            <text:p>5.421090975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30" table:style-name="ce1">
            <text:p>30</text:p>
          </table:table-cell>
          <table:table-cell office:value-type="float" office:value="2.34911" table:style-name="ce1">
            <text:p>2.34911</text:p>
          </table:table-cell>
          <table:table-cell table:style-name="ce1"/>
          <table:table-cell office:value-type="float" office:value="-958.37417000000005" table:style-name="ce1">
            <text:p>-958.37417</text:p>
          </table:table-cell>
          <table:table-cell office:value-type="float" office:value="4502.6484" table:style-name="ce1">
            <text:p>4502.6484</text:p>
          </table:table-cell>
          <table:table-cell office:value-type="float" office:value="-5269.8465109999997" table:style-name="ce1">
            <text:p>-5269.846511</text:p>
          </table:table-cell>
          <table:table-cell office:value-type="float" office:value="18.756639887214099" table:style-name="ce1">
            <text:p>18.75663989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45" table:style-name="ce1">
            <text:p>45</text:p>
          </table:table-cell>
          <table:table-cell office:value-type="float" office:value="2.3178000000000001" table:style-name="ce1">
            <text:p>2.3178</text:p>
          </table:table-cell>
          <table:table-cell table:style-name="ce1"/>
          <table:table-cell office:value-type="float" office:value="-4488.6854519999997" table:style-name="ce1">
            <text:p>-4488.685452</text:p>
          </table:table-cell>
          <table:table-cell office:value-type="float" office:value="20807.715838" table:style-name="ce1">
            <text:p>20807.71584</text:p>
          </table:table-cell>
          <table:table-cell office:value-type="float" office:value="-24076.696885000001" table:style-name="ce1">
            <text:p>-24076.69689</text:p>
          </table:table-cell>
          <table:table-cell office:value-type="float" office:value="37.325085950604297" table:style-name="ce1">
            <text:p>37.3250859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60" table:style-name="ce1">
            <text:p>60</text:p>
          </table:table-cell>
          <table:table-cell office:value-type="float" office:value="2.3070200000000001" table:style-name="ce1">
            <text:p>2.30702</text:p>
          </table:table-cell>
          <table:table-cell table:style-name="ce1"/>
          <table:table-cell office:value-type="float" office:value="-11777.503097999999" table:style-name="ce1">
            <text:p>-11777.5031</text:p>
          </table:table-cell>
          <table:table-cell office:value-type="float" office:value="54341.942878000002" table:style-name="ce1">
            <text:p>54341.94288</text:p>
          </table:table-cell>
          <table:table-cell office:value-type="float" office:value="-62623.605308999999" table:style-name="ce1">
            <text:p>-62623.60531</text:p>
          </table:table-cell>
          <table:table-cell office:value-type="float" office:value="60.452827624605597" table:style-name="ce1">
            <text:p>60.45282762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75" table:style-name="ce1">
            <text:p>75</text:p>
          </table:table-cell>
          <table:table-cell office:value-type="float" office:value="2.3024" table:style-name="ce1">
            <text:p>2.3024</text:p>
          </table:table-cell>
          <table:table-cell table:style-name="ce1"/>
          <table:table-cell office:value-type="float" office:value="-24230.777125000001" table:style-name="ce1">
            <text:p>-24230.77713</text:p>
          </table:table-cell>
          <table:table-cell office:value-type="float" office:value="111577.896679" table:style-name="ce1">
            <text:p>111577.8967</text:p>
          </table:table-cell>
          <table:table-cell office:value-type="float" office:value="-128355.43502200001" table:style-name="ce1">
            <text:p>-128355.435</text:p>
          </table:table-cell>
          <table:table-cell office:value-type="float" office:value="93.055953656876198" table:style-name="ce1">
            <text:p>93.0559536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90" table:style-name="ce1">
            <text:p>90</text:p>
          </table:table-cell>
          <table:table-cell office:value-type="float" office:value="2.2932000000000001" table:style-name="ce1">
            <text:p>2.2932</text:p>
          </table:table-cell>
          <table:table-cell table:style-name="ce1"/>
          <table:table-cell office:value-type="float" office:value="-82736.320961000005" table:style-name="ce1">
            <text:p>-82736.32096</text:p>
          </table:table-cell>
          <table:table-cell office:value-type="float" office:value="379461.62694799999" table:style-name="ce1">
            <text:p>379461.6269</text:p>
          </table:table-cell>
          <table:table-cell office:value-type="float" office:value="-434961.47347600001" table:style-name="ce1">
            <text:p>-434961.4735</text:p>
          </table:table-cell>
          <table:table-cell office:value-type="float" office:value="128.957949395757" table:style-name="ce1">
            <text:p>128.957949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120" table:style-name="ce1">
            <text:p>120</text:p>
          </table:table-cell>
          <table:table-cell office:value-type="float" office:value="2.2871299999999999" table:style-name="ce1">
            <text:p>2.28713</text:p>
          </table:table-cell>
          <table:table-cell table:style-name="ce1"/>
          <table:table-cell office:value-type="float" office:value="-168853.89984500001" table:style-name="ce1">
            <text:p>-168853.8998</text:p>
          </table:table-cell>
          <table:table-cell office:value-type="float" office:value="772380.49048799998" table:style-name="ce1">
            <text:p>772380.4905</text:p>
          </table:table-cell>
          <table:table-cell office:value-type="float" office:value="-883056.98081600002" table:style-name="ce1">
            <text:p>-883056.9808</text:p>
          </table:table-cell>
          <table:table-cell office:value-type="float" office:value="209.00035766733299" table:style-name="ce1">
            <text:p>209.000357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15" table:style-name="ce1">
            <text:p>15</text:p>
          </table:table-cell>
          <table:table-cell office:value-type="float" office:value="2.3485550000000002" table:style-name="ce1">
            <text:p>2.34855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30" table:style-name="ce1">
            <text:p>30</text:p>
          </table:table-cell>
          <table:table-cell office:value-type="float" office:value="2.3102825" table:style-name="ce1">
            <text:p>2.310282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45" table:style-name="ce1">
            <text:p>45</text:p>
          </table:table-cell>
          <table:table-cell office:value-type="float" office:value="2.2976974999999999" table:style-name="ce1">
            <text:p>2.29769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60" table:style-name="ce1">
            <text:p>60</text:p>
          </table:table-cell>
          <table:table-cell office:value-type="float" office:value="2.2919675000000002" table:style-name="ce1">
            <text:p>2.29196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75" table:style-name="ce1">
            <text:p>75</text:p>
          </table:table-cell>
          <table:table-cell office:value-type="float" office:value="2.2877450000000001" table:style-name="ce1">
            <text:p>2.28774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90" table:style-name="ce1">
            <text:p>90</text:p>
          </table:table-cell>
          <table:table-cell office:value-type="float" office:value="2.2823074999999999" table:style-name="ce1">
            <text:p>2.28230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120" table:style-name="ce1">
            <text:p>120</text:p>
          </table:table-cell>
          <table:table-cell office:value-type="float" office:value="2.2775224999999999" table:style-name="ce1">
            <text:p>2.2775225</text:p>
          </table:table-cell>
          <table:table-cell table:number-columns-repeated="16379" table:style-name="ce1"/>
        </table:table-row>
        <table:table-row table:number-rows-repeated="1048484" table:style-name="ro1">
          <table:table-cell table:number-columns-repeated="16384"/>
        </table:table-row>
      </table:table>
      <table:table table:name="Sheet1_(2)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61" table:default-cell-style-name="ce1"/>
        <table:table-row table:style-name="ro1">
          <table:table-cell/>
          <table:table-cell table:number-columns-repeated="8" table:style-name="ce1"/>
          <table:table-cell office:value-type="string" table:style-name="ce1">
            <text:p>nu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L</text:p>
          </table:table-cell>
          <table:table-cell office:value-type="string" table:style-name="ce1">
            <text:p>TcL</text:p>
          </table:table-cell>
          <table:table-cell office:value-type="string" table:style-name="ce1">
            <text:p>1/L</text:p>
          </table:table-cell>
          <table:table-cell table:number-columns-repeated="6" table:style-name="ce1"/>
          <table:table-cell office:value-type="string" table:style-name="ce1">
            <text:p>log(L)</text:p>
          </table:table-cell>
          <table:table-cell office:value-type="string" table:style-name="ce1">
            <text:p>log(TcL-Tc)</text:p>
          </table:table-cell>
          <table:table-cell office:value-type="string" table:style-name="ce1">
            <text:p>log(TcL-Tcm)</text:p>
          </table:table-cell>
          <table:table-cell table:number-columns-repeated="6" table:style-name="ce1"/>
          <table:table-cell office:value-type="string" table:style-name="ce1">
            <text:p>delta TcL</text:p>
          </table:table-cell>
          <table:table-cell office:value-type="string" table:style-name="ce1">
            <text:p>delta log(TcL-Tc)</text:p>
          </table:table-cell>
          <table:table-cell office:value-type="string" table:style-name="ce1">
            <text:p>delta log(TcL-Tcm)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15" table:style-name="ce1">
            <text:p>15</text:p>
          </table:table-cell>
          <table:table-cell office:value-type="float" office:value="2.31094" table:style-name="ce1">
            <text:p>2.31094</text:p>
          </table:table-cell>
          <table:table-cell office:value-type="float" office:value="6.6666666666666666E-2" table:formula="of:=1/[.C3]" table:style-name="ce1">
            <text:p>0.066666667</text:p>
          </table:table-cell>
          <table:table-cell table:style-name="ce1"/>
          <table:table-cell office:value-type="float" office:value="0.63605561266082922" table:formula="of:=LINEST([.D3:.D9];[.E3:.E9];1;1)" table:number-matrix-columns-spanned="2" table:number-matrix-rows-spanned="5" table:style-name="ce1">
            <text:p>0.636055613</text:p>
          </table:table-cell>
          <table:table-cell office:value-type="float" office:value="2.2706529218799845" table:style-name="ce1">
            <text:p>2.27065292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31094" table:style-name="ce1">
            <text:p>2.31094</text:p>
          </table:table-cell>
          <table:table-cell office:value-type="float" office:value="2.7080502011022101" table:formula="of:=LN([.C3])" table:style-name="ce1">
            <text:p>2.708050201</text:p>
          </table:table-cell>
          <table:table-cell office:value-type="float" office:value="-3.1759435995644503" table:formula="of:=LN([.D3]-[.$G$37])" table:style-name="ce1">
            <text:p>-3.1759436</text:p>
          </table:table-cell>
          <table:table-cell office:value-type="float" office:value="-3.2060593582702772" table:formula="of:=LN([.D3]-[.$G$38])" table:style-name="ce1">
            <text:p>-3.206059358</text:p>
          </table:table-cell>
          <table:table-cell table:style-name="ce1"/>
          <table:table-cell office:value-type="float" office:value="-0.8358207248476377" table:formula="of:=LINEST([.M3:.M8];[.L3:.L8];1;1)" table:number-matrix-columns-spanned="2" table:number-matrix-rows-spanned="5" table:style-name="ce1">
            <text:p>-0.835820725</text:p>
          </table:table-cell>
          <table:table-cell office:value-type="float" office:value="-0.85901062407965201" table:style-name="ce1">
            <text:p>-0.859010624</text:p>
          </table:table-cell>
          <table:table-cell office:value-type="float" office:value="-0.90060746329770691" table:formula="of:=LINEST([.N3:.N8];[.L3:.L8];1;1)" table:number-matrix-columns-spanned="2" table:number-matrix-rows-spanned="5" table:style-name="ce1">
            <text:p>-0.900607463</text:p>
          </table:table-cell>
          <table:table-cell office:value-type="float" office:value="-0.69712724560199835" table:style-name="ce1">
            <text:p>-0.697127246</text:p>
          </table:table-cell>
          <table:table-cell table:style-name="ce1"/>
          <table:table-cell office:value-type="float" office:value="0" table:formula="of:=SQRT(1/3*(([.D3]-[.#REF!])^2+([.D12]-[.#REF!])^2+([.D21]-[.#REF!])^2+([.D30]-[.#REF!])^2))" table:style-name="ce1">
            <text:p>#¡REF!</text:p>
          </table:table-cell>
          <table:table-cell office:value-type="float" office:value="0" table:formula="of:=1/([.#REF!]-[.$G$37])*[.U3]" table:style-name="ce1">
            <text:p>#¡REF!</text:p>
          </table:table-cell>
          <table:table-cell office:value-type="float" office:value="0" table:formula="of:=1/([.L3]-[.$G$38])*SQRT([.$H$38]^2+[.U3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float" office:value="2.2932399999999999" table:style-name="ce1">
            <text:p>2.29324</text:p>
          </table:table-cell>
          <table:table-cell office:value-type="float" office:value="3.3333333333333333E-2" table:formula="of:=1/[.C4]" table:style-name="ce1">
            <text:p>0.033333333</text:p>
          </table:table-cell>
          <table:table-cell table:style-name="ce1"/>
          <table:table-cell office:value-type="float" office:value="9.4403299386872905E-2" table:style-name="ce1">
            <text:p>0.094403299</text:p>
          </table:table-cell>
          <table:table-cell office:value-type="float" office:value="2.9201524270694099E-3" table:style-name="ce1">
            <text:p>0.00292015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.2932399999999999" table:style-name="ce1">
            <text:p>2.29324</text:p>
          </table:table-cell>
          <table:table-cell office:value-type="float" office:value="3.4011973816621555" table:formula="of:=LN([.C4])" table:style-name="ce1">
            <text:p>3.401197382</text:p>
          </table:table-cell>
          <table:table-cell office:value-type="float" office:value="-3.727425466190907" table:formula="of:=LN([.D4]-[.$G$37])" table:style-name="ce1">
            <text:p>-3.727425466</text:p>
          </table:table-cell>
          <table:table-cell office:value-type="float" office:value="-3.7802950764260377" table:formula="of:=LN([.D4]-[.$G$38])" table:style-name="ce1">
            <text:p>-3.780295076</text:p>
          </table:table-cell>
          <table:table-cell table:style-name="ce1"/>
          <table:table-cell office:value-type="float" office:value="0.10411808757762424" table:style-name="ce1">
            <text:p>0.104118088</text:p>
          </table:table-cell>
          <table:table-cell office:value-type="float" office:value="0.40110247632862661" table:style-name="ce1">
            <text:p>0.401102476</text:p>
          </table:table-cell>
          <table:table-cell office:value-type="float" office:value="0.12282304970400032" table:style-name="ce1">
            <text:p>0.12282305</text:p>
          </table:table-cell>
          <table:table-cell office:value-type="float" office:value="0.47316110517089305" table:style-name="ce1">
            <text:p>0.473161105</text:p>
          </table:table-cell>
          <table:table-cell table:style-name="ce1"/>
          <table:table-cell office:value-type="float" office:value="0" table:formula="of:=SQRT(1/3*(([.D4]-[.#REF!])^2+([.D13]-[.#REF!])^2+([.D22]-[.#REF!])^2+([.D31]-[.#REF!])^2))" table:style-name="ce1">
            <text:p>#¡REF!</text:p>
          </table:table-cell>
          <table:table-cell office:value-type="float" office:value="0" table:formula="of:=1/([.#REF!]-[.$G$37])*[.U4]" table:style-name="ce1">
            <text:p>#¡REF!</text:p>
          </table:table-cell>
          <table:table-cell office:value-type="float" office:value="0" table:formula="of:=1/([.L4]-[.$G$38])*SQRT([.$H$38]^2+[.U4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45" table:style-name="ce1">
            <text:p>45</text:p>
          </table:table-cell>
          <table:table-cell office:value-type="float" office:value="2.2879800000000001" table:style-name="ce1">
            <text:p>2.28798</text:p>
          </table:table-cell>
          <table:table-cell office:value-type="float" office:value="2.2222222222222223E-2" table:formula="of:=1/[.C5]" table:style-name="ce1">
            <text:p>0.022222222</text:p>
          </table:table-cell>
          <table:table-cell table:style-name="ce1"/>
          <table:table-cell office:value-type="float" office:value="0.90078541548604396" table:style-name="ce1">
            <text:p>0.900785415</text:p>
          </table:table-cell>
          <table:table-cell office:value-type="float" office:value="4.7087461733014944E-3" table:style-name="ce1">
            <text:p>0.004708746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.2879800000000001" table:style-name="ce1">
            <text:p>2.28798</text:p>
          </table:table-cell>
          <table:table-cell office:value-type="float" office:value="3.8066624897703196" table:formula="of:=LN([.C5])" table:style-name="ce1">
            <text:p>3.80666249</text:p>
          </table:table-cell>
          <table:table-cell office:value-type="float" office:value="-3.9741811200106061" table:formula="of:=LN([.D5]-[.$G$37])" table:style-name="ce1">
            <text:p>-3.97418112</text:p>
          </table:table-cell>
          <table:table-cell office:value-type="float" office:value="-4.042361900621982" table:formula="of:=LN([.D5]-[.$G$38])" table:style-name="ce1">
            <text:p>-4.042361901</text:p>
          </table:table-cell>
          <table:table-cell table:style-name="ce1"/>
          <table:table-cell office:value-type="float" office:value="0.94155697460471488" table:style-name="ce1">
            <text:p>0.941556975</text:p>
          </table:table-cell>
          <table:table-cell office:value-type="float" office:value="0.15427342560186016" table:style-name="ce1">
            <text:p>0.154273426</text:p>
          </table:table-cell>
          <table:table-cell office:value-type="float" office:value="0.93075565001562888" table:style-name="ce1">
            <text:p>0.93075565</text:p>
          </table:table-cell>
          <table:table-cell office:value-type="float" office:value="0.18198886535038322" table:style-name="ce1">
            <text:p>0.181988865</text:p>
          </table:table-cell>
          <table:table-cell table:style-name="ce1"/>
          <table:table-cell office:value-type="float" office:value="0" table:formula="of:=SQRT(1/3*(([.D5]-[.#REF!])^2+([.D14]-[.#REF!])^2+([.D23]-[.#REF!])^2+([.D32]-[.#REF!])^2))" table:style-name="ce1">
            <text:p>#¡REF!</text:p>
          </table:table-cell>
          <table:table-cell office:value-type="float" office:value="0" table:formula="of:=1/([.#REF!]-[.$G$37])*[.U5]" table:style-name="ce1">
            <text:p>#¡REF!</text:p>
          </table:table-cell>
          <table:table-cell office:value-type="float" office:value="0" table:formula="of:=1/([.L5]-[.$G$38])*SQRT([.$H$38]^2+[.U5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60" table:style-name="ce1">
            <text:p>60</text:p>
          </table:table-cell>
          <table:table-cell office:value-type="float" office:value="2.2851900000000001" table:style-name="ce1">
            <text:p>2.28519</text:p>
          </table:table-cell>
          <table:table-cell office:value-type="float" office:value="1.6666666666666666E-2" table:formula="of:=1/[.C6]" table:style-name="ce1">
            <text:p>0.016666667</text:p>
          </table:table-cell>
          <table:table-cell table:style-name="ce1"/>
          <table:table-cell office:value-type="float" office:value="45.395816547482227" table:style-name="ce1">
            <text:p>45.3958165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.2851900000000001" table:style-name="ce1">
            <text:p>2.28519</text:p>
          </table:table-cell>
          <table:table-cell office:value-type="float" office:value="4.0943445622221004" table:formula="of:=LN([.C6])" table:style-name="ce1">
            <text:p>4.094344562</text:p>
          </table:table-cell>
          <table:table-cell office:value-type="float" office:value="-4.1348737379318434" table:formula="of:=LN([.D6]-[.$G$37])" table:style-name="ce1">
            <text:p>-4.134873738</text:p>
          </table:table-cell>
          <table:table-cell office:value-type="float" office:value="-4.2154308840512265" table:formula="of:=LN([.D6]-[.$G$38])" table:style-name="ce1">
            <text:p>-4.215430884</text:p>
          </table:table-cell>
          <table:table-cell table:style-name="ce1"/>
          <table:table-cell office:value-type="float" office:value="64.442726449317192" table:style-name="ce1">
            <text:p>64.44272645</text:p>
          </table:table-cell>
          <table:table-cell office:value-type="float" office:value="4" table:style-name="ce1">
            <text:p>4</text:p>
          </table:table-cell>
          <table:table-cell office:value-type="float" office:value="53.766445939673389" table:style-name="ce1">
            <text:p>53.7664459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formula="of:=SQRT(1/3*(([.D6]-[.#REF!])^2+([.D15]-[.#REF!])^2+([.D24]-[.#REF!])^2+([.D33]-[.#REF!])^2))" table:style-name="ce1">
            <text:p>#¡REF!</text:p>
          </table:table-cell>
          <table:table-cell office:value-type="float" office:value="0" table:formula="of:=1/([.#REF!]-[.$G$37])*[.U6]" table:style-name="ce1">
            <text:p>#¡REF!</text:p>
          </table:table-cell>
          <table:table-cell office:value-type="float" office:value="0" table:formula="of:=1/([.L6]-[.$G$38])*SQRT([.$H$38]^2+[.U6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75" table:style-name="ce1">
            <text:p>75</text:p>
          </table:table-cell>
          <table:table-cell office:value-type="float" office:value="2.2818900000000002" table:style-name="ce1">
            <text:p>2.28189</text:p>
          </table:table-cell>
          <table:table-cell office:value-type="float" office:value="1.3333333333333334E-2" table:formula="of:=1/[.C7]" table:style-name="ce1">
            <text:p>0.013333333</text:p>
          </table:table-cell>
          <table:table-cell table:style-name="ce1"/>
          <table:table-cell office:value-type="float" office:value="1.0065292330913788E-3" table:style-name="ce1">
            <text:p>0.001006529</text:p>
          </table:table-cell>
          <table:table-cell office:value-type="float" office:value="1.1086145262290733E-4" table:style-name="ce1">
            <text:p>0.000110861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.2818900000000002" table:style-name="ce1">
            <text:p>2.28189</text:p>
          </table:table-cell>
          <table:table-cell office:value-type="float" office:value="4.3174881135363101" table:formula="of:=LN([.C7])" table:style-name="ce1">
            <text:p>4.317488114</text:p>
          </table:table-cell>
          <table:table-cell office:value-type="float" office:value="-4.3657843939618708" table:formula="of:=LN([.D7]-[.$G$37])" table:style-name="ce1">
            <text:p>-4.365784394</text:p>
          </table:table-cell>
          <table:table-cell office:value-type="float" office:value="-4.4683728092188479" table:formula="of:=LN([.D7]-[.$G$38])" table:style-name="ce1">
            <text:p>-4.468372809</text:p>
          </table:table-cell>
          <table:table-cell table:style-name="ce1"/>
          <table:table-cell office:value-type="float" office:value="1.5337555680203441" table:style-name="ce1">
            <text:p>1.533755568</text:p>
          </table:table-cell>
          <table:table-cell office:value-type="float" office:value="9.520115938773073E-2" table:style-name="ce1">
            <text:p>0.095201159</text:p>
          </table:table-cell>
          <table:table-cell office:value-type="float" office:value="1.7807418458963773" table:style-name="ce1">
            <text:p>1.780741846</text:p>
          </table:table-cell>
          <table:table-cell office:value-type="float" office:value="0.13247978844607966" table:style-name="ce1">
            <text:p>0.132479788</text:p>
          </table:table-cell>
          <table:table-cell table:style-name="ce1"/>
          <table:table-cell office:value-type="float" office:value="0" table:formula="of:=SQRT(1/3*(([.D7]-[.#REF!])^2+([.D16]-[.#REF!])^2+([.D25]-[.#REF!])^2+([.D34]-[.#REF!])^2))" table:style-name="ce1">
            <text:p>#¡REF!</text:p>
          </table:table-cell>
          <table:table-cell office:value-type="float" office:value="0" table:formula="of:=1/([.#REF!]-[.$G$37])*[.U7]" table:style-name="ce1">
            <text:p>#¡REF!</text:p>
          </table:table-cell>
          <table:table-cell office:value-type="float" office:value="0" table:formula="of:=1/([.L7]-[.$G$38])*SQRT([.$H$38]^2+[.U7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90" table:style-name="ce1">
            <text:p>90</text:p>
          </table:table-cell>
          <table:table-cell office:value-type="float" office:value="2.2769699999999999" table:style-name="ce1">
            <text:p>2.27697</text:p>
          </table:table-cell>
          <table:table-cell office:value-type="float" office:value="1.1111111111111112E-2" table:formula="of:=1/[.C8]" table:style-name="ce1">
            <text:p>0.011111111</text:p>
          </table:table-cell>
          <table:table-cell table:number-columns-repeated="4" table:style-name="ce1"/>
          <table:table-cell office:value-type="float" office:value="90" table:style-name="ce1">
            <text:p>90</text:p>
          </table:table-cell>
          <table:table-cell office:value-type="float" office:value="2.2769699999999999" table:style-name="ce1">
            <text:p>2.27697</text:p>
          </table:table-cell>
          <table:table-cell office:value-type="float" office:value="4.499809670330265" table:formula="of:=LN([.C8])" table:style-name="ce1">
            <text:p>4.49980967</text:p>
          </table:table-cell>
          <table:table-cell office:value-type="float" office:value="-4.8555968358494592" table:formula="of:=LN([.D8]-[.$G$37])" table:style-name="ce1">
            <text:p>-4.855596836</text:p>
          </table:table-cell>
          <table:table-cell office:value-type="float" office:value="-5.0289075220554427" table:formula="of:=LN([.D8]-[.$G$38])" table:style-name="ce1">
            <text:p>-5.028907522</text:p>
          </table:table-cell>
          <table:table-cell table:style-name="ce1"/>
          <table:table-cell office:value-type="string" table:style-name="ce1">
            <text:p>nu1</text:p>
          </table:table-cell>
          <table:table-cell table:style-name="ce1"/>
          <table:table-cell office:value-type="string" table:style-name="ce1">
            <text:p>nu2</text:p>
          </table:table-cell>
          <table:table-cell table:number-columns-repeated="2" table:style-name="ce1"/>
          <table:table-cell office:value-type="float" office:value="0" table:formula="of:=SQRT(1/3*(([.D8]-[.#REF!])^2+([.D17]-[.#REF!])^2+([.D26]-[.#REF!])^2+([.D35]-[.#REF!])^2))" table:style-name="ce1">
            <text:p>#¡REF!</text:p>
          </table:table-cell>
          <table:table-cell office:value-type="float" office:value="0" table:formula="of:=1/([.#REF!]-[.$G$37])*[.U8]" table:style-name="ce1">
            <text:p>#¡REF!</text:p>
          </table:table-cell>
          <table:table-cell office:value-type="float" office:value="0" table:formula="of:=1/([.L8]-[.$G$38])*SQRT([.$H$38]^2+[.U8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120" table:style-name="ce1">
            <text:p>120</text:p>
          </table:table-cell>
          <table:table-cell office:value-type="float" office:value="2.26755" table:style-name="ce1">
            <text:p>2.26755</text:p>
          </table:table-cell>
          <table:table-cell office:value-type="float" office:value="8.3333333333333332E-3" table:formula="of:=1/[.C9]" table:style-name="ce1">
            <text:p>0.008333333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2.26755" table:style-name="ce1">
            <text:p>2.26755</text:p>
          </table:table-cell>
          <table:table-cell office:value-type="float" office:value="4.7874917427820458" table:formula="of:=LN([.C9])" table:style-name="ce1">
            <text:p>4.787491743</text:p>
          </table:table-cell>
          <table:table-cell office:value-type="float" office:value="0" table:formula="of:=LN([.D9]-[.$G$37])" table:style-name="ce1">
            <text:p>#¡NUM!</text:p>
          </table:table-cell>
          <table:table-cell office:value-type="float" office:value="0" table:formula="of:=LN([.D9]-[.$G$38])" table:style-name="ce1">
            <text:p>#¡NUM!</text:p>
          </table:table-cell>
          <table:table-cell table:style-name="ce1"/>
          <table:table-cell office:value-type="float" office:value="1.1964288157395124" table:formula="of:=-1/[.P3]" table:style-name="ce1">
            <text:p>1.196428816</text:p>
          </table:table-cell>
          <table:table-cell office:value-type="float" office:value="0.14903899426550798" table:formula="of:=1/ABS([.P3])^2*[.P4]" table:style-name="ce1">
            <text:p>0.149038994</text:p>
          </table:table-cell>
          <table:table-cell office:value-type="float" office:value="1.110361662269989" table:formula="of:=-1/[.R3]" table:style-name="ce1">
            <text:p>1.110361662</text:p>
          </table:table-cell>
          <table:table-cell office:value-type="float" office:value="0.15142890903328193" table:formula="of:=1/ABS([.R3])^2*[.R4]" table:style-name="ce1">
            <text:p>0.151428909</text:p>
          </table:table-cell>
          <table:table-cell table:style-name="ce1"/>
          <table:table-cell office:value-type="float" office:value="0" table:formula="of:=SQRT(1/3*(([.D9]-[.#REF!])^2+([.D18]-[.#REF!])^2+([.D27]-[.#REF!])^2+([.D36]-[.#REF!])^2))" table:style-name="ce1">
            <text:p>#¡REF!</text:p>
          </table:table-cell>
          <table:table-cell office:value-type="float" office:value="0" table:formula="of:=1/([.#REF!]-[.$G$37])*[.U9]" table:style-name="ce1">
            <text:p>#¡REF!</text:p>
          </table:table-cell>
          <table:table-cell office:value-type="float" office:value="0" table:formula="of:=1/([.L9]-[.$G$38])*SQRT([.$H$38]^2+[.U9]^2)" table:style-name="ce1">
            <text:p>#¡REF!</text:p>
          </table:table-cell>
          <table:table-cell table:number-columns-repeated="1636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15" table:style-name="ce1">
            <text:p>15</text:p>
          </table:table-cell>
          <table:table-cell office:value-type="float" office:value="2.3182800000000001" table:style-name="ce1">
            <text:p>2.31828</text:p>
          </table:table-cell>
          <table:table-cell office:value-type="float" office:value="6.6666666666666666E-2" table:formula="of:=1/[.C12]" table:style-name="ce1">
            <text:p>0.066666667</text:p>
          </table:table-cell>
          <table:table-cell table:style-name="ce1"/>
          <table:table-cell office:value-type="float" office:value="0.74233651153723634" table:formula="of:=LINEST([.D12:.D18];[.E12:.E18];1;1)" table:number-matrix-columns-spanned="2" table:number-matrix-rows-spanned="5" table:style-name="ce1">
            <text:p>0.742336512</text:p>
          </table:table-cell>
          <table:table-cell office:value-type="float" office:value="2.269453652217063" table:style-name="ce1">
            <text:p>2.26945365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3182800000000001" table:style-name="ce1">
            <text:p>2.31828</text:p>
          </table:table-cell>
          <table:table-cell office:value-type="float" office:value="2.7080502011022101" table:formula="of:=LN([.C12])" table:style-name="ce1">
            <text:p>2.708050201</text:p>
          </table:table-cell>
          <table:table-cell office:value-type="float" office:value="-3.0140044824836543" table:formula="of:=LN([.D12]-[.$G$37])" table:style-name="ce1">
            <text:p>-3.014004482</text:p>
          </table:table-cell>
          <table:table-cell office:value-type="float" office:value="-3.0395596551381407" table:formula="of:=LN([.D12]-[.$G$38])" table:style-name="ce1">
            <text:p>-3.039559655</text:p>
          </table:table-cell>
          <table:table-cell table:style-name="ce1"/>
          <table:table-cell office:value-type="float" office:value="-1.0049365226788847" table:formula="of:=LINEST([.M12:.M18];[.L12:.L18];1;1)" table:number-matrix-columns-spanned="2" table:number-matrix-rows-spanned="5" table:style-name="ce1">
            <text:p>-1.004936523</text:p>
          </table:table-cell>
          <table:table-cell office:value-type="float" office:value="-0.2684134176092221" table:style-name="ce1">
            <text:p>-0.268413418</text:p>
          </table:table-cell>
          <table:table-cell office:value-type="float" office:value="-1.0941323805926024" table:formula="of:=LINEST([.N12:.N18];[.L12:.L18];1;1)" table:number-matrix-columns-spanned="2" table:number-matrix-rows-spanned="5" table:style-name="ce1">
            <text:p>-1.094132381</text:p>
          </table:table-cell>
          <table:table-cell office:value-type="float" office:value="-2.7578533609302625E-2" table:style-name="ce1">
            <text:p>-0.027578534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30" table:style-name="ce1">
            <text:p>30</text:p>
          </table:table-cell>
          <table:table-cell office:value-type="float" office:value="2.2958400000000001" table:style-name="ce1">
            <text:p>2.29584</text:p>
          </table:table-cell>
          <table:table-cell office:value-type="float" office:value="3.3333333333333333E-2" table:formula="of:=1/[.C13]" table:style-name="ce1">
            <text:p>0.033333333</text:p>
          </table:table-cell>
          <table:table-cell table:style-name="ce1"/>
          <table:table-cell office:value-type="float" office:value="2.7148680838979141E-2" table:style-name="ce1">
            <text:p>0.027148681</text:p>
          </table:table-cell>
          <table:table-cell office:value-type="float" office:value="8.3978300290955322E-4" table:style-name="ce1">
            <text:p>0.00083978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.2958400000000001" table:style-name="ce1">
            <text:p>2.29584</text:p>
          </table:table-cell>
          <table:table-cell office:value-type="float" office:value="3.4011973816621555" table:formula="of:=LN([.C13])" table:style-name="ce1">
            <text:p>3.401197382</text:p>
          </table:table-cell>
          <table:table-cell office:value-type="float" office:value="-3.6247903169225304" table:formula="of:=LN([.D13]-[.$G$37])" table:style-name="ce1">
            <text:p>-3.624790317</text:p>
          </table:table-cell>
          <table:table-cell office:value-type="float" office:value="-3.6723780352912292" table:formula="of:=LN([.D13]-[.$G$38])" table:style-name="ce1">
            <text:p>-3.672378035</text:p>
          </table:table-cell>
          <table:table-cell table:style-name="ce1"/>
          <table:table-cell office:value-type="float" office:value="7.0859281271142188E-2" table:style-name="ce1">
            <text:p>0.070859281</text:p>
          </table:table-cell>
          <table:table-cell office:value-type="float" office:value="0.28339294099635037" table:style-name="ce1">
            <text:p>0.283392941</text:p>
          </table:table-cell>
          <table:table-cell office:value-type="float" office:value="8.1118419248049273E-2" table:style-name="ce1">
            <text:p>0.081118419</text:p>
          </table:table-cell>
          <table:table-cell office:value-type="float" office:value="0.32442309584985557" table:style-name="ce1">
            <text:p>0.324423096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45" table:style-name="ce1">
            <text:p>45</text:p>
          </table:table-cell>
          <table:table-cell office:value-type="float" office:value="2.28633" table:style-name="ce1">
            <text:p>2.28633</text:p>
          </table:table-cell>
          <table:table-cell office:value-type="float" office:value="2.2222222222222223E-2" table:formula="of:=1/[.C14]" table:style-name="ce1">
            <text:p>0.022222222</text:p>
          </table:table-cell>
          <table:table-cell table:style-name="ce1"/>
          <table:table-cell office:value-type="float" office:value="0.99335689471726496" table:style-name="ce1">
            <text:p>0.993356895</text:p>
          </table:table-cell>
          <table:table-cell office:value-type="float" office:value="1.3541502028106306E-3" table:style-name="ce1">
            <text:p>0.00135415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.28633" table:style-name="ce1">
            <text:p>2.28633</text:p>
          </table:table-cell>
          <table:table-cell office:value-type="float" office:value="3.8066624897703196" table:formula="of:=LN([.C14])" table:style-name="ce1">
            <text:p>3.80666249</text:p>
          </table:table-cell>
          <table:table-cell office:value-type="float" office:value="-4.0660670200372957" table:formula="of:=LN([.D14]-[.$G$37])" table:style-name="ce1">
            <text:p>-4.06606702</text:p>
          </table:table-cell>
          <table:table-cell office:value-type="float" office:value="-4.1410615241982009" table:formula="of:=LN([.D14]-[.$G$38])" table:style-name="ce1">
            <text:p>-4.141061524</text:p>
          </table:table-cell>
          <table:table-cell table:style-name="ce1"/>
          <table:table-cell office:value-type="float" office:value="0.97574384003416359" table:style-name="ce1">
            <text:p>0.97574384</text:p>
          </table:table-cell>
          <table:table-cell office:value-type="float" office:value="0.12321287345634437" table:style-name="ce1">
            <text:p>0.123212873</text:p>
          </table:table-cell>
          <table:table-cell office:value-type="float" office:value="0.9732518075548322" table:style-name="ce1">
            <text:p>0.973251808</text:p>
          </table:table-cell>
          <table:table-cell office:value-type="float" office:value="0.141051861470955" table:style-name="ce1">
            <text:p>0.141051861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60" table:style-name="ce1">
            <text:p>60</text:p>
          </table:table-cell>
          <table:table-cell office:value-type="float" office:value="2.2820800000000001" table:style-name="ce1">
            <text:p>2.28208</text:p>
          </table:table-cell>
          <table:table-cell office:value-type="float" office:value="1.6666666666666666E-2" table:formula="of:=1/[.C15]" table:style-name="ce1">
            <text:p>0.016666667</text:p>
          </table:table-cell>
          <table:table-cell table:style-name="ce1"/>
          <table:table-cell office:value-type="float" office:value="747.6600568855481" table:style-name="ce1">
            <text:p>747.660056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.2820800000000001" table:style-name="ce1">
            <text:p>2.28208</text:p>
          </table:table-cell>
          <table:table-cell office:value-type="float" office:value="4.0943445622221004" table:formula="of:=LN([.C15])" table:style-name="ce1">
            <text:p>4.094344562</text:p>
          </table:table-cell>
          <table:table-cell office:value-type="float" office:value="-4.3509400069889006" table:formula="of:=LN([.D15]-[.$G$37])" table:style-name="ce1">
            <text:p>-4.350940007</text:p>
          </table:table-cell>
          <table:table-cell office:value-type="float" office:value="-4.4519378150747881" table:formula="of:=LN([.D15]-[.$G$38])" table:style-name="ce1">
            <text:p>-4.451937815</text:p>
          </table:table-cell>
          <table:table-cell table:style-name="ce1"/>
          <table:table-cell office:value-type="float" office:value="201.13320521641714" table:style-name="ce1">
            <text:p>201.1332052</text:p>
          </table:table-cell>
          <table:table-cell office:value-type="float" office:value="5" table:style-name="ce1">
            <text:p>5</text:p>
          </table:table-cell>
          <table:table-cell office:value-type="float" office:value="181.92851901113366" table:style-name="ce1">
            <text:p>181.928519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75" table:style-name="ce1">
            <text:p>75</text:p>
          </table:table-cell>
          <table:table-cell office:value-type="float" office:value="2.2770299999999999" table:style-name="ce1">
            <text:p>2.27703</text:p>
          </table:table-cell>
          <table:table-cell office:value-type="float" office:value="1.3333333333333334E-2" table:formula="of:=1/[.C16]" table:style-name="ce1">
            <text:p>0.013333333</text:p>
          </table:table-cell>
          <table:table-cell table:style-name="ce1"/>
          <table:table-cell office:value-type="float" office:value="1.3710012718554324E-3" table:style-name="ce1">
            <text:p>0.001371001</text:p>
          </table:table-cell>
          <table:table-cell office:value-type="float" office:value="9.1686138588603609E-6" table:style-name="ce1">
            <text:p>9.16861E-06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.2770299999999999" table:style-name="ce1">
            <text:p>2.27703</text:p>
          </table:table-cell>
          <table:table-cell office:value-type="float" office:value="4.3174881135363101" table:formula="of:=LN([.C16])" table:style-name="ce1">
            <text:p>4.317488114</text:p>
          </table:table-cell>
          <table:table-cell office:value-type="float" office:value="-4.8479189462470922" table:formula="of:=LN([.D16]-[.$G$37])" table:style-name="ce1">
            <text:p>-4.847918946</text:p>
          </table:table-cell>
          <table:table-cell office:value-type="float" office:value="-5.0197833128627281" table:formula="of:=LN([.D16]-[.$G$38])" table:style-name="ce1">
            <text:p>-5.019783313</text:p>
          </table:table-cell>
          <table:table-cell table:style-name="ce1"/>
          <table:table-cell office:value-type="float" office:value="3.0534860925548655" table:style-name="ce1">
            <text:p>3.053486093</text:p>
          </table:table-cell>
          <table:table-cell office:value-type="float" office:value="7.5907060926845654E-2" table:style-name="ce1">
            <text:p>0.075907061</text:p>
          </table:table-cell>
          <table:table-cell office:value-type="float" office:value="3.6195820685079991" table:style-name="ce1">
            <text:p>3.619582069</text:p>
          </table:table-cell>
          <table:table-cell office:value-type="float" office:value="9.9478138122107401E-2" table:style-name="ce1">
            <text:p>0.099478138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90" table:style-name="ce1">
            <text:p>90</text:p>
          </table:table-cell>
          <table:table-cell office:value-type="float" office:value="2.2783600000000002" table:style-name="ce1">
            <text:p>2.27836</text:p>
          </table:table-cell>
          <table:table-cell office:value-type="float" office:value="1.1111111111111112E-2" table:formula="of:=1/[.C17]" table:style-name="ce1">
            <text:p>0.011111111</text:p>
          </table:table-cell>
          <table:table-cell table:number-columns-repeated="4" table:style-name="ce1"/>
          <table:table-cell office:value-type="float" office:value="90" table:style-name="ce1">
            <text:p>90</text:p>
          </table:table-cell>
          <table:table-cell office:value-type="float" office:value="2.2783600000000002" table:style-name="ce1">
            <text:p>2.27836</text:p>
          </table:table-cell>
          <table:table-cell office:value-type="float" office:value="4.499809670330265" table:formula="of:=LN([.C17])" table:style-name="ce1">
            <text:p>4.49980967</text:p>
          </table:table-cell>
          <table:table-cell office:value-type="float" office:value="-4.69130713227882" table:formula="of:=LN([.D17]-[.$G$37])" table:style-name="ce1">
            <text:p>-4.691307132</text:p>
          </table:table-cell>
          <table:table-cell office:value-type="float" office:value="-4.836351203826565" table:formula="of:=LN([.D17]-[.$G$38])" table:style-name="ce1">
            <text:p>-4.836351204</text:p>
          </table:table-cell>
          <table:table-cell table:style-name="ce1"/>
          <table:table-cell office:value-type="string" table:style-name="ce1">
            <text:p>nu1</text:p>
          </table:table-cell>
          <table:table-cell table:style-name="ce1"/>
          <table:table-cell office:value-type="string" table:style-name="ce1">
            <text:p>nu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120" table:style-name="ce1">
            <text:p>120</text:p>
          </table:table-cell>
          <table:table-cell office:value-type="float" office:value="2.27569" table:style-name="ce1">
            <text:p>2.27569</text:p>
          </table:table-cell>
          <table:table-cell office:value-type="float" office:value="8.3333333333333332E-3" table:formula="of:=1/[.C18]" table:style-name="ce1">
            <text:p>0.008333333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2.27569" table:style-name="ce1">
            <text:p>2.27569</text:p>
          </table:table-cell>
          <table:table-cell office:value-type="float" office:value="4.7874917427820458" table:formula="of:=LN([.C18])" table:style-name="ce1">
            <text:p>4.787491743</text:p>
          </table:table-cell>
          <table:table-cell office:value-type="float" office:value="-5.0352324714928525" table:formula="of:=LN([.D18]-[.$G$37])" table:style-name="ce1">
            <text:p>-5.035232471</text:p>
          </table:table-cell>
          <table:table-cell office:value-type="float" office:value="-5.2464921973618077" table:formula="of:=LN([.D18]-[.$G$38])" table:style-name="ce1">
            <text:p>-5.246492197</text:p>
          </table:table-cell>
          <table:table-cell table:style-name="ce1"/>
          <table:table-cell office:value-type="float" office:value="0.99508772686883218" table:formula="of:=-1/[.P12]" table:style-name="ce1">
            <text:p>0.995087727</text:p>
          </table:table-cell>
          <table:table-cell office:value-type="float" office:value="7.0164830848914325E-2" table:formula="of:=1/ABS([.P12])^2*[.P13]" table:style-name="ce1">
            <text:p>0.070164831</text:p>
          </table:table-cell>
          <table:table-cell office:value-type="float" office:value="0.91396618703340216" table:formula="of:=-1/[.R12]" table:style-name="ce1">
            <text:p>0.913966187</text:p>
          </table:table-cell>
          <table:table-cell office:value-type="float" office:value="6.776098912104328E-2" table:formula="of:=1/ABS([.R12])^2*[.R13]" table:style-name="ce1">
            <text:p>0.067760989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float" office:value="2.3531900000000001" table:style-name="ce1">
            <text:p>2.35319</text:p>
          </table:table-cell>
          <table:table-cell office:value-type="float" office:value="6.6666666666666666E-2" table:formula="of:=1/[.C21]" table:style-name="ce1">
            <text:p>0.066666667</text:p>
          </table:table-cell>
          <table:table-cell table:style-name="ce1"/>
          <table:table-cell office:value-type="float" office:value="1.2154242724984943" table:formula="of:=LINEST([.D21:.D27];[.E21:.E27];1;1)" table:number-matrix-columns-spanned="2" table:number-matrix-rows-spanned="5" table:style-name="ce1">
            <text:p>1.215424272</text:p>
          </table:table-cell>
          <table:table-cell office:value-type="float" office:value="2.2699745952220605" table:style-name="ce1">
            <text:p>2.26997459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3531900000000001" table:style-name="ce1">
            <text:p>2.35319</text:p>
          </table:table-cell>
          <table:table-cell office:value-type="float" office:value="2.7080502011022101" table:formula="of:=LN([.C21])" table:style-name="ce1">
            <text:p>2.708050201</text:p>
          </table:table-cell>
          <table:table-cell office:value-type="float" office:value="-2.476882698516337" table:formula="of:=LN([.D21]-[.$G$37])" table:style-name="ce1">
            <text:p>-2.476882699</text:p>
          </table:table-cell>
          <table:table-cell office:value-type="float" office:value="-2.4917384376331451" table:formula="of:=LN([.D21]-[.$G$38])" table:style-name="ce1">
            <text:p>-2.491738438</text:p>
          </table:table-cell>
          <table:table-cell table:style-name="ce1"/>
          <table:table-cell office:value-type="float" office:value="-0.96626658102714669" table:formula="of:=LINEST([.M21:.M27];[.L21:.L27];1;1)" table:number-matrix-columns-spanned="2" table:number-matrix-rows-spanned="5" table:style-name="ce1">
            <text:p>-0.966266581</text:p>
          </table:table-cell>
          <table:table-cell office:value-type="float" office:value="9.6465763952803041E-2" table:style-name="ce1">
            <text:p>0.096465764</text:p>
          </table:table-cell>
          <table:table-cell office:value-type="float" office:value="-1.0175040945484628" table:formula="of:=LINEST([.N21:.N27];[.L21:.L27];1;1)" table:number-matrix-columns-spanned="2" table:number-matrix-rows-spanned="5" table:style-name="ce1">
            <text:p>-1.017504095</text:p>
          </table:table-cell>
          <table:table-cell office:value-type="float" office:value="0.23451511934031632" table:style-name="ce1">
            <text:p>0.234515119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30" table:style-name="ce1">
            <text:p>30</text:p>
          </table:table-cell>
          <table:table-cell office:value-type="float" office:value="2.30294" table:style-name="ce1">
            <text:p>2.30294</text:p>
          </table:table-cell>
          <table:table-cell office:value-type="float" office:value="3.3333333333333333E-2" table:formula="of:=1/[.C22]" table:style-name="ce1">
            <text:p>0.033333333</text:p>
          </table:table-cell>
          <table:table-cell table:style-name="ce1"/>
          <table:table-cell office:value-type="float" office:value="8.7772418026199783E-2" table:style-name="ce1">
            <text:p>0.087772418</text:p>
          </table:table-cell>
          <table:table-cell office:value-type="float" office:value="2.7150411181984459E-3" table:style-name="ce1">
            <text:p>0.00271504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.30294" table:style-name="ce1">
            <text:p>2.30294</text:p>
          </table:table-cell>
          <table:table-cell office:value-type="float" office:value="3.4011973816621555" table:formula="of:=LN([.C22])" table:style-name="ce1">
            <text:p>3.401197382</text:p>
          </table:table-cell>
          <table:table-cell office:value-type="float" office:value="-3.3886360331680403" table:formula="of:=LN([.D22]-[.$G$37])" table:style-name="ce1">
            <text:p>-3.388636033</text:p>
          </table:table-cell>
          <table:table-cell office:value-type="float" office:value="-3.4260242953743258" table:formula="of:=LN([.D22]-[.$G$38])" table:style-name="ce1">
            <text:p>-3.426024295</text:p>
          </table:table-cell>
          <table:table-cell table:style-name="ce1"/>
          <table:table-cell office:value-type="float" office:value="9.8540788815156766E-2" table:style-name="ce1">
            <text:p>0.098540789</text:p>
          </table:table-cell>
          <table:table-cell office:value-type="float" office:value="0.39410171045300252" table:style-name="ce1">
            <text:p>0.39410171</text:p>
          </table:table-cell>
          <table:table-cell office:value-type="float" office:value="0.10699423730874233" table:style-name="ce1">
            <text:p>0.106994237</text:p>
          </table:table-cell>
          <table:table-cell office:value-type="float" office:value="0.42791023330537892" table:style-name="ce1">
            <text:p>0.427910233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45" table:style-name="ce1">
            <text:p>45</text:p>
          </table:table-cell>
          <table:table-cell office:value-type="float" office:value="2.2986800000000001" table:style-name="ce1">
            <text:p>2.29868</text:p>
          </table:table-cell>
          <table:table-cell office:value-type="float" office:value="2.2222222222222223E-2" table:formula="of:=1/[.C23]" table:style-name="ce1">
            <text:p>0.022222222</text:p>
          </table:table-cell>
          <table:table-cell table:style-name="ce1"/>
          <table:table-cell office:value-type="float" office:value="0.97458728529538774" table:style-name="ce1">
            <text:p>0.974587285</text:p>
          </table:table-cell>
          <table:table-cell office:value-type="float" office:value="4.378004160729131E-3" table:style-name="ce1">
            <text:p>0.004378004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.2986800000000001" table:style-name="ce1">
            <text:p>2.29868</text:p>
          </table:table-cell>
          <table:table-cell office:value-type="float" office:value="3.8066624897703196" table:formula="of:=LN([.C23])" table:style-name="ce1">
            <text:p>3.80666249</text:p>
          </table:table-cell>
          <table:table-cell office:value-type="float" office:value="-3.5235451746783335" table:formula="of:=LN([.D23]-[.$G$37])" table:style-name="ce1">
            <text:p>-3.523545175</text:p>
          </table:table-cell>
          <table:table-cell office:value-type="float" office:value="-3.5664509416665888" table:formula="of:=LN([.D23]-[.$G$38])" table:style-name="ce1">
            <text:p>-3.566450942</text:p>
          </table:table-cell>
          <table:table-cell table:style-name="ce1"/>
          <table:table-cell office:value-type="float" office:value="0.95056982172643578" table:style-name="ce1">
            <text:p>0.950569822</text:p>
          </table:table-cell>
          <table:table-cell office:value-type="float" office:value="0.17134655509856198" table:style-name="ce1">
            <text:p>0.171346555</text:p>
          </table:table-cell>
          <table:table-cell office:value-type="float" office:value="0.94761003606645078" table:style-name="ce1">
            <text:p>0.947610036</text:p>
          </table:table-cell>
          <table:table-cell office:value-type="float" office:value="0.18604574002995175" table:style-name="ce1">
            <text:p>0.18604574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60" table:style-name="ce1">
            <text:p>60</text:p>
          </table:table-cell>
          <table:table-cell office:value-type="float" office:value="2.29358" table:style-name="ce1">
            <text:p>2.29358</text:p>
          </table:table-cell>
          <table:table-cell office:value-type="float" office:value="1.6666666666666666E-2" table:formula="of:=1/[.C24]" table:style-name="ce1">
            <text:p>0.016666667</text:p>
          </table:table-cell>
          <table:table-cell table:style-name="ce1"/>
          <table:table-cell office:value-type="float" office:value="191.75190384490986" table:style-name="ce1">
            <text:p>191.751903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.29358" table:style-name="ce1">
            <text:p>2.29358</text:p>
          </table:table-cell>
          <table:table-cell office:value-type="float" office:value="4.0943445622221004" table:formula="of:=LN([.C24])" table:style-name="ce1">
            <text:p>4.094344562</text:p>
          </table:table-cell>
          <table:table-cell office:value-type="float" office:value="-3.71338996601955" table:formula="of:=LN([.D24]-[.$G$37])" table:style-name="ce1">
            <text:p>-3.713389966</text:p>
          </table:table-cell>
          <table:table-cell office:value-type="float" office:value="-3.7655031673997788" table:formula="of:=LN([.D24]-[.$G$38])" table:style-name="ce1">
            <text:p>-3.765503167</text:p>
          </table:table-cell>
          <table:table-cell table:style-name="ce1"/>
          <table:table-cell office:value-type="float" office:value="96.152781046594981" table:style-name="ce1">
            <text:p>96.15278105</text:p>
          </table:table-cell>
          <table:table-cell office:value-type="float" office:value="5" table:style-name="ce1">
            <text:p>5</text:p>
          </table:table-cell>
          <table:table-cell office:value-type="float" office:value="90.438126400352942" table:style-name="ce1">
            <text:p>90.4381264</text:p>
          </table:table-cell>
          <table:table-cell office:value-type="float" office:value="5" table:style-name="ce1">
            <text:p>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75" table:style-name="ce1">
            <text:p>75</text:p>
          </table:table-cell>
          <table:table-cell office:value-type="float" office:value="2.28966" table:style-name="ce1">
            <text:p>2.28966</text:p>
          </table:table-cell>
          <table:table-cell office:value-type="float" office:value="1.3333333333333334E-2" table:formula="of:=1/[.C25]" table:style-name="ce1">
            <text:p>0.013333333</text:p>
          </table:table-cell>
          <table:table-cell table:style-name="ce1"/>
          <table:table-cell office:value-type="float" office:value="3.675293483557484E-3" table:style-name="ce1">
            <text:p>0.003675293</text:p>
          </table:table-cell>
          <table:table-cell office:value-type="float" office:value="9.58346021568079E-5" table:style-name="ce1">
            <text:p>9.58346E-0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.28966" table:style-name="ce1">
            <text:p>2.28966</text:p>
          </table:table-cell>
          <table:table-cell office:value-type="float" office:value="4.3174881135363101" table:formula="of:=LN([.C25])" table:style-name="ce1">
            <text:p>4.317488114</text:p>
          </table:table-cell>
          <table:table-cell office:value-type="float" office:value="-3.8885659955400995" table:formula="of:=LN([.D25]-[.$G$37])" table:style-name="ce1">
            <text:p>-3.888565996</text:p>
          </table:table-cell>
          <table:table-cell office:value-type="float" office:value="-3.9509739399960124" table:formula="of:=LN([.D25]-[.$G$38])" table:style-name="ce1">
            <text:p>-3.95097394</text:p>
          </table:table-cell>
          <table:table-cell table:style-name="ce1"/>
          <table:table-cell office:value-type="float" office:value="2.8230112234617555" table:style-name="ce1">
            <text:p>2.823011223</text:p>
          </table:table-cell>
          <table:table-cell office:value-type="float" office:value="0.14679820972072266" table:style-name="ce1">
            <text:p>0.14679821</text:p>
          </table:table-cell>
          <table:table-cell office:value-type="float" office:value="3.1303364412078105" table:style-name="ce1">
            <text:p>3.130336441</text:p>
          </table:table-cell>
          <table:table-cell office:value-type="float" office:value="0.17306508691646194" table:style-name="ce1">
            <text:p>0.17306508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90" table:style-name="ce1">
            <text:p>90</text:p>
          </table:table-cell>
          <table:table-cell office:value-type="float" office:value="2.2806999999999999" table:style-name="ce1">
            <text:p>2.2807</text:p>
          </table:table-cell>
          <table:table-cell office:value-type="float" office:value="1.1111111111111112E-2" table:formula="of:=1/[.C26]" table:style-name="ce1">
            <text:p>0.011111111</text:p>
          </table:table-cell>
          <table:table-cell table:number-columns-repeated="4" table:style-name="ce1"/>
          <table:table-cell office:value-type="float" office:value="90" table:style-name="ce1">
            <text:p>90</text:p>
          </table:table-cell>
          <table:table-cell office:value-type="float" office:value="2.2806999999999999" table:style-name="ce1">
            <text:p>2.2807</text:p>
          </table:table-cell>
          <table:table-cell office:value-type="float" office:value="4.499809670330265" table:formula="of:=LN([.C26])" table:style-name="ce1">
            <text:p>4.49980967</text:p>
          </table:table-cell>
          <table:table-cell office:value-type="float" office:value="-4.4641320333611771" table:formula="of:=LN([.D26]-[.$G$37])" table:style-name="ce1">
            <text:p>-4.464132033</text:p>
          </table:table-cell>
          <table:table-cell office:value-type="float" office:value="-4.5779482888471854" table:formula="of:=LN([.D26]-[.$G$38])" table:style-name="ce1">
            <text:p>-4.577948289</text:p>
          </table:table-cell>
          <table:table-cell table:style-name="ce1"/>
          <table:table-cell office:value-type="string" table:style-name="ce1">
            <text:p>nu1</text:p>
          </table:table-cell>
          <table:table-cell table:style-name="ce1"/>
          <table:table-cell office:value-type="string" table:style-name="ce1">
            <text:p>nu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120" table:style-name="ce1">
            <text:p>120</text:p>
          </table:table-cell>
          <table:table-cell office:value-type="float" office:value="2.2797200000000002" table:style-name="ce1">
            <text:p>2.27972</text:p>
          </table:table-cell>
          <table:table-cell office:value-type="float" office:value="8.3333333333333332E-3" table:formula="of:=1/[.C27]" table:style-name="ce1">
            <text:p>0.008333333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2.2797200000000002" table:style-name="ce1">
            <text:p>2.27972</text:p>
          </table:table-cell>
          <table:table-cell office:value-type="float" office:value="4.7874917427820458" table:formula="of:=LN([.C27])" table:style-name="ce1">
            <text:p>4.787491743</text:p>
          </table:table-cell>
          <table:table-cell office:value-type="float" office:value="-4.553082057801709" table:formula="of:=LN([.D27]-[.$G$37])" table:style-name="ce1">
            <text:p>-4.553082058</text:p>
          </table:table-cell>
          <table:table-cell office:value-type="float" office:value="-4.6781755990673721" table:formula="of:=LN([.D27]-[.$G$38])" table:style-name="ce1">
            <text:p>-4.678175599</text:p>
          </table:table-cell>
          <table:table-cell table:style-name="ce1"/>
          <table:table-cell office:value-type="float" office:value="1.0349110893776277" table:formula="of:=-1/[.P21]" table:style-name="ce1">
            <text:p>1.034911089</text:p>
          </table:table-cell>
          <table:table-cell office:value-type="float" office:value="0.10554122133916534" table:formula="of:=1/ABS([.P21])^2*[.P22]" table:style-name="ce1">
            <text:p>0.105541221</text:p>
          </table:table-cell>
          <table:table-cell office:value-type="float" office:value="0.98279702790166112" table:formula="of:=-1/[.R21]" table:style-name="ce1">
            <text:p>0.982797028</text:p>
          </table:table-cell>
          <table:table-cell office:value-type="float" office:value="0.10334466366575257" table:formula="of:=1/ABS([.R21])^2*[.R22]" table:style-name="ce1">
            <text:p>0.103344664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15" table:style-name="ce1">
            <text:p>15</text:p>
          </table:table-cell>
          <table:table-cell office:value-type="float" office:value="2.41181" table:style-name="ce1">
            <text:p>2.41181</text:p>
          </table:table-cell>
          <table:table-cell office:value-type="float" office:value="6.6666666666666666E-2" table:formula="of:=1/[.C30]" table:style-name="ce1">
            <text:p>0.066666667</text:p>
          </table:table-cell>
          <table:table-cell table:style-name="ce1"/>
          <table:table-cell office:value-type="float" office:value="2.1388252933045049" table:formula="of:=LINEST([.D30:.D36];[.E30:.E36];1;1)" table:number-matrix-columns-spanned="2" table:number-matrix-rows-spanned="5" table:style-name="ce1">
            <text:p>2.138825293</text:p>
          </table:table-cell>
          <table:table-cell office:value-type="float" office:value="2.271614998759437" table:style-name="ce1">
            <text:p>2.27161499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41181" table:style-name="ce1">
            <text:p>2.41181</text:p>
          </table:table-cell>
          <table:table-cell office:value-type="float" office:value="2.7080502011022101" table:formula="of:=LN([.C30])" table:style-name="ce1">
            <text:p>2.708050201</text:p>
          </table:table-cell>
          <table:table-cell office:value-type="float" office:value="-1.947538673873469" table:formula="of:=LN([.D30]-[.$G$37])" table:style-name="ce1">
            <text:p>-1.947538674</text:p>
          </table:table-cell>
          <table:table-cell office:value-type="float" office:value="-1.9562618375204996" table:formula="of:=LN([.D30]-[.$G$38])" table:style-name="ce1">
            <text:p>-1.956261838</text:p>
          </table:table-cell>
          <table:table-cell table:style-name="ce1"/>
          <table:table-cell office:value-type="float" office:value="-0.99615741095106791" table:formula="of:=LINEST([.M30:.M36];[.L30:.L36];1;1)" table:number-matrix-columns-spanned="2" table:number-matrix-rows-spanned="5" table:style-name="ce1">
            <text:p>-0.996157411</text:p>
          </table:table-cell>
          <table:table-cell office:value-type="float" office:value="0.79743556499241386" table:style-name="ce1">
            <text:p>0.797435565</text:p>
          </table:table-cell>
          <table:table-cell office:value-type="float" office:value="-1.0245733849308709" table:formula="of:=LINEST([.N30:.N36];[.L30:.L36];1;1)" table:number-matrix-columns-spanned="2" table:number-matrix-rows-spanned="5" table:style-name="ce1">
            <text:p>-1.024573385</text:p>
          </table:table-cell>
          <table:table-cell office:value-type="float" office:value="0.8744026270581724" table:style-name="ce1">
            <text:p>0.87440262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30" table:style-name="ce1">
            <text:p>30</text:p>
          </table:table-cell>
          <table:table-cell office:value-type="float" office:value="2.34911" table:style-name="ce1">
            <text:p>2.34911</text:p>
          </table:table-cell>
          <table:table-cell office:value-type="float" office:value="3.3333333333333333E-2" table:formula="of:=1/[.C31]" table:style-name="ce1">
            <text:p>0.033333333</text:p>
          </table:table-cell>
          <table:table-cell table:style-name="ce1"/>
          <table:table-cell office:value-type="float" office:value="7.0178839951495278E-2" table:style-name="ce1">
            <text:p>0.07017884</text:p>
          </table:table-cell>
          <table:table-cell office:value-type="float" office:value="2.1708235956186422E-3" table:style-name="ce1">
            <text:p>0.00217082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.34911" table:style-name="ce1">
            <text:p>2.34911</text:p>
          </table:table-cell>
          <table:table-cell office:value-type="float" office:value="3.4011973816621555" table:formula="of:=LN([.C31])" table:style-name="ce1">
            <text:p>3.401197382</text:p>
          </table:table-cell>
          <table:table-cell office:value-type="float" office:value="-2.5266705153923743" table:formula="of:=LN([.D31]-[.$G$37])" table:style-name="ce1">
            <text:p>-2.526670515</text:p>
          </table:table-cell>
          <table:table-cell office:value-type="float" office:value="-2.5422905641242965" table:formula="of:=LN([.D31]-[.$G$38])" table:style-name="ce1">
            <text:p>-2.542290564</text:p>
          </table:table-cell>
          <table:table-cell table:style-name="ce1"/>
          <table:table-cell office:value-type="float" office:value="3.7533291668222106E-2" table:style-name="ce1">
            <text:p>0.037533292</text:p>
          </table:table-cell>
          <table:table-cell office:value-type="float" office:value="0.1501097629036087" table:style-name="ce1">
            <text:p>0.150109763</text:p>
          </table:table-cell>
          <table:table-cell office:value-type="float" office:value="4.1236411926764402E-2" table:style-name="ce1">
            <text:p>0.041236412</text:p>
          </table:table-cell>
          <table:table-cell office:value-type="float" office:value="0.16491993486846121" table:style-name="ce1">
            <text:p>0.16491993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45" table:style-name="ce1">
            <text:p>45</text:p>
          </table:table-cell>
          <table:table-cell office:value-type="float" office:value="2.3178000000000001" table:style-name="ce1">
            <text:p>2.3178</text:p>
          </table:table-cell>
          <table:table-cell office:value-type="float" office:value="2.2222222222222223E-2" table:formula="of:=1/[.C32]" table:style-name="ce1">
            <text:p>0.022222222</text:p>
          </table:table-cell>
          <table:table-cell table:style-name="ce1"/>
          <table:table-cell office:value-type="float" office:value="0.99464573114256782" table:style-name="ce1">
            <text:p>0.994645731</text:p>
          </table:table-cell>
          <table:table-cell office:value-type="float" office:value="3.5004533338830763E-3" table:style-name="ce1">
            <text:p>0.00350045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.3178000000000001" table:style-name="ce1">
            <text:p>2.3178</text:p>
          </table:table-cell>
          <table:table-cell office:value-type="float" office:value="3.8066624897703196" table:formula="of:=LN([.C32])" table:style-name="ce1">
            <text:p>3.80666249</text:p>
          </table:table-cell>
          <table:table-cell office:value-type="float" office:value="-3.0238296170350782" table:formula="of:=LN([.D32]-[.$G$37])" table:style-name="ce1">
            <text:p>-3.023829617</text:p>
          </table:table-cell>
          <table:table-cell office:value-type="float" office:value="-3.0496403945625872" table:formula="of:=LN([.D32]-[.$G$38])" table:style-name="ce1">
            <text:p>-3.049640395</text:p>
          </table:table-cell>
          <table:table-cell table:style-name="ce1"/>
          <table:table-cell office:value-type="float" office:value="0.99295184319535645" table:style-name="ce1">
            <text:p>0.992951843</text:p>
          </table:table-cell>
          <table:table-cell office:value-type="float" office:value="6.5264346938840617E-2" table:style-name="ce1">
            <text:p>0.065264347</text:p>
          </table:table-cell>
          <table:table-cell office:value-type="float" office:value="0.99196580617944163" table:style-name="ce1">
            <text:p>0.991965806</text:p>
          </table:table-cell>
          <table:table-cell office:value-type="float" office:value="7.1703476430762456E-2" table:style-name="ce1">
            <text:p>0.07170347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60" table:style-name="ce1">
            <text:p>60</text:p>
          </table:table-cell>
          <table:table-cell office:value-type="float" office:value="2.3070200000000001" table:style-name="ce1">
            <text:p>2.30702</text:p>
          </table:table-cell>
          <table:table-cell office:value-type="float" office:value="1.6666666666666666E-2" table:formula="of:=1/[.C33]" table:style-name="ce1">
            <text:p>0.016666667</text:p>
          </table:table-cell>
          <table:table-cell table:style-name="ce1"/>
          <table:table-cell office:value-type="float" office:value="928.83431671711992" table:style-name="ce1">
            <text:p>928.834316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.3070200000000001" table:style-name="ce1">
            <text:p>2.30702</text:p>
          </table:table-cell>
          <table:table-cell office:value-type="float" office:value="4.0943445622221004" table:formula="of:=LN([.C33])" table:style-name="ce1">
            <text:p>4.094344562</text:p>
          </table:table-cell>
          <table:table-cell office:value-type="float" office:value="-3.2745289836942946" table:formula="of:=LN([.D33]-[.$G$37])" table:style-name="ce1">
            <text:p>-3.274528984</text:p>
          </table:table-cell>
          <table:table-cell office:value-type="float" office:value="-3.3078174823684781" table:formula="of:=LN([.D33]-[.$G$38])" table:style-name="ce1">
            <text:p>-3.307817482</text:p>
          </table:table-cell>
          <table:table-cell table:style-name="ce1"/>
          <table:table-cell office:value-type="float" office:value="704.40532944810104" table:style-name="ce1">
            <text:p>704.4053294</text:p>
          </table:table-cell>
          <table:table-cell office:value-type="float" office:value="5" table:style-name="ce1">
            <text:p>5</text:p>
          </table:table-cell>
          <table:table-cell office:value-type="float" office:value="617.33997731119325" table:style-name="ce1">
            <text:p>617.3399773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75" table:style-name="ce1">
            <text:p>75</text:p>
          </table:table-cell>
          <table:table-cell office:value-type="float" office:value="2.3024" table:style-name="ce1">
            <text:p>2.3024</text:p>
          </table:table-cell>
          <table:table-cell office:value-type="float" office:value="1.3333333333333334E-2" table:formula="of:=1/[.C34]" table:style-name="ce1">
            <text:p>0.013333333</text:p>
          </table:table-cell>
          <table:table-cell table:style-name="ce1"/>
          <table:table-cell office:value-type="float" office:value="1.1381168075143678E-2" table:style-name="ce1">
            <text:p>0.011381168</text:p>
          </table:table-cell>
          <table:table-cell office:value-type="float" office:value="6.1265867713465727E-5" table:style-name="ce1">
            <text:p>6.12659E-0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.3024" table:style-name="ce1">
            <text:p>2.3024</text:p>
          </table:table-cell>
          <table:table-cell office:value-type="float" office:value="4.3174881135363101" table:formula="of:=LN([.C34])" table:style-name="ce1">
            <text:p>4.317488114</text:p>
          </table:table-cell>
          <table:table-cell office:value-type="float" office:value="-3.404763157883246" table:formula="of:=LN([.D34]-[.$G$37])" table:style-name="ce1">
            <text:p>-3.404763158</text:p>
          </table:table-cell>
          <table:table-cell office:value-type="float" office:value="-3.4427709716731769" table:formula="of:=LN([.D34]-[.$G$38])" table:style-name="ce1">
            <text:p>-3.442770972</text:p>
          </table:table-cell>
          <table:table-cell table:style-name="ce1"/>
          <table:table-cell office:value-type="float" office:value="3.0003687013029756" table:style-name="ce1">
            <text:p>3.000368701</text:p>
          </table:table-cell>
          <table:table-cell office:value-type="float" office:value="2.1297174906766768E-2" table:style-name="ce1">
            <text:p>0.021297175</text:p>
          </table:table-cell>
          <table:table-cell office:value-type="float" office:value="3.1739846798515083" table:style-name="ce1">
            <text:p>3.17398468</text:p>
          </table:table-cell>
          <table:table-cell office:value-type="float" office:value="2.5706942661284538E-2" table:style-name="ce1">
            <text:p>0.025706943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90" table:style-name="ce1">
            <text:p>90</text:p>
          </table:table-cell>
          <table:table-cell office:value-type="float" office:value="2.2932000000000001" table:style-name="ce1">
            <text:p>2.2932</text:p>
          </table:table-cell>
          <table:table-cell office:value-type="float" office:value="1.1111111111111112E-2" table:formula="of:=1/[.C35]" table:style-name="ce1">
            <text:p>0.011111111</text:p>
          </table:table-cell>
          <table:table-cell table:number-columns-repeated="4" table:style-name="ce1"/>
          <table:table-cell office:value-type="float" office:value="90" table:style-name="ce1">
            <text:p>90</text:p>
          </table:table-cell>
          <table:table-cell office:value-type="float" office:value="2.2932000000000001" table:style-name="ce1">
            <text:p>2.2932</text:p>
          </table:table-cell>
          <table:table-cell office:value-type="float" office:value="4.499809670330265" table:formula="of:=LN([.C35])" table:style-name="ce1">
            <text:p>4.49980967</text:p>
          </table:table-cell>
          <table:table-cell office:value-type="float" office:value="-3.7290897279826734" table:formula="of:=LN([.D35]-[.$G$37])" table:style-name="ce1">
            <text:p>-3.729089728</text:p>
          </table:table-cell>
          <table:table-cell office:value-type="float" office:value="-3.7820497739165968" table:formula="of:=LN([.D35]-[.$G$38])" table:style-name="ce1">
            <text:p>-3.782049774</text:p>
          </table:table-cell>
          <table:table-cell table:style-name="ce1"/>
          <table:table-cell office:value-type="string" table:style-name="ce1">
            <text:p>nu1</text:p>
          </table:table-cell>
          <table:table-cell table:style-name="ce1"/>
          <table:table-cell office:value-type="string" table:style-name="ce1">
            <text:p>nu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120" table:style-name="ce1">
            <text:p>120</text:p>
          </table:table-cell>
          <table:table-cell office:value-type="float" office:value="2.2871299999999999" table:style-name="ce1">
            <text:p>2.28713</text:p>
          </table:table-cell>
          <table:table-cell office:value-type="float" office:value="8.3333333333333332E-3" table:formula="of:=1/[.C36]" table:style-name="ce1">
            <text:p>0.008333333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2.2871299999999999" table:style-name="ce1">
            <text:p>2.28713</text:p>
          </table:table-cell>
          <table:table-cell office:value-type="float" office:value="4.7874917427820458" table:formula="of:=LN([.C36])" table:style-name="ce1">
            <text:p>4.787491743</text:p>
          </table:table-cell>
          <table:table-cell office:value-type="float" office:value="-4.0204612643169826" table:formula="of:=LN([.D36]-[.$G$37])" table:style-name="ce1">
            <text:p>-4.020461264</text:p>
          </table:table-cell>
          <table:table-cell office:value-type="float" office:value="-4.0919898578937808" table:formula="of:=LN([.D36]-[.$G$38])" table:style-name="ce1">
            <text:p>-4.091989858</text:p>
          </table:table-cell>
          <table:table-cell table:style-name="ce1"/>
          <table:table-cell office:value-type="float" office:value="1.0038574114961043" table:formula="of:=-1/[.P30]" table:style-name="ce1">
            <text:p>1.003857411</text:p>
          </table:table-cell>
          <table:table-cell office:value-type="float" office:value="3.7823412851004247E-2" table:formula="of:=1/ABS([.P30])^2*[.P31]" table:style-name="ce1">
            <text:p>0.037823413</text:p>
          </table:table-cell>
          <table:table-cell office:value-type="float" office:value="0.97601598353784202" table:formula="of:=-1/[.R30]" table:style-name="ce1">
            <text:p>0.976015984</text:p>
          </table:table-cell>
          <table:table-cell office:value-type="float" office:value="3.9282102908605308E-2" table:formula="of:=1/ABS([.R30])^2*[.R31]" table:style-name="ce1">
            <text:p>0.039282103</text:p>
          </table:table-cell>
          <table:table-cell table:number-columns-repeated="16365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Tc</text:p>
          </table:table-cell>
          <table:table-cell office:value-type="float" office:value="2.2691853142130221" table:formula="of:=2/LN(1+SQRT(2))" table:style-name="ce1">
            <text:p>2.269185314</text:p>
          </table:table-cell>
          <table:table-cell table:number-columns-repeated="8" table:style-name="ce1"/>
          <table:table-cell office:value-type="string" table:style-name="ce1">
            <text:p>nu1</text:p>
          </table:table-cell>
          <table:table-cell office:value-type="float" office:value="1.0575712608705192" table:formula="of:=([.P9]+[.P18]+[.P27]+[.P36])/4" table:style-name="ce1">
            <text:p>1.057571261</text:p>
          </table:table-cell>
          <table:table-cell office:value-type="float" office:value="9.4135139652593833E-2" table:formula="of:=STDEVA([.P9];[.P18];[.P27];[.P36])" table:style-name="ce1">
            <text:p>0.09413514</text:p>
          </table:table-cell>
          <table:table-cell table:number-columns-repeated="1636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Tcm</text:p>
          </table:table-cell>
          <table:table-cell office:value-type="float" office:value="2.270424042019636" table:formula="of:=([.H3]+[.H12]+[.H21]+[.H30])/4" table:style-name="ce1">
            <text:p>2.270424042</text:p>
          </table:table-cell>
          <table:table-cell office:value-type="float" office:value="9.335278498504272E-4" table:formula="of:=SQRT(1/3*(([.H3]-[.G38])^2+([.H12]-[.G38])^2+([.H21]-[.G38])^2+([.H30]-[.G38])^2))" table:style-name="ce1">
            <text:p>0.000933528</text:p>
          </table:table-cell>
          <table:table-cell table:number-columns-repeated="7" table:style-name="ce1"/>
          <table:table-cell office:value-type="string" table:style-name="ce1">
            <text:p>nu2</text:p>
          </table:table-cell>
          <table:table-cell office:value-type="float" office:value="0.9957852151857236" table:formula="of:=AVERAGE([.R9];[.R18];[.R27];[.R36])" table:style-name="ce1">
            <text:p>0.995785215</text:p>
          </table:table-cell>
          <table:table-cell office:value-type="float" office:value="8.2424978259257708E-2" table:formula="of:=STDEVA([.R9];[.R18];[.R27];[.R36])" table:style-name="ce1">
            <text:p>0.082424978</text:p>
          </table:table-cell>
          <table:table-cell table:number-columns-repeated="16366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gamma/nu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T</text:p>
          </table:table-cell>
          <table:table-cell office:value-type="string" table:style-name="ce1">
            <text:p>max(khi)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max(khi))</text:p>
          </table:table-cell>
          <table:table-cell table:number-columns-repeated="16371" table:style-name="ce1"/>
        </table:table-row>
        <table:table-row table:style-name="ro1">
          <table:table-cell/>
          <table:table-cell table:number-columns-repeated="8" table:style-name="ce1"/>
          <table:table-cell office:value-type="float" office:value="2.41181" table:style-name="ce1">
            <text:p>2.41181</text:p>
          </table:table-cell>
          <table:table-cell office:value-type="float" office:value="5.4210909747365603" table:style-name="ce1">
            <text:p>5.421090975</text:p>
          </table:table-cell>
          <table:table-cell office:value-type="float" office:value="2.7080502011022101" table:formula="of:=LN([.C30])" table:style-name="ce1">
            <text:p>2.708050201</text:p>
          </table:table-cell>
          <table:table-cell office:value-type="float" office:value="1.6902970820478385" table:formula="of:=LN([.K41])" table:style-name="ce1">
            <text:p>1.690297082</text:p>
          </table:table-cell>
          <table:table-cell table:style-name="ce1"/>
          <table:table-cell office:value-type="float" office:value="1.7569404596886544" table:formula="of:=LINEST([.M41:.M47];[.L41:.L47];1;1)" table:number-matrix-columns-spanned="2" table:number-matrix-rows-spanned="5" table:style-name="ce1">
            <text:p>1.75694046</text:p>
          </table:table-cell>
          <table:table-cell office:value-type="float" office:value="-3.0627987400670187" table:style-name="ce1">
            <text:p>-3.06279874</text:p>
          </table:table-cell>
          <table:table-cell table:number-columns-repeated="4" table:style-name="ce1"/>
          <table:table-cell office:value-type="string" table:style-name="ce1">
            <text:p>fitting functions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34911" table:style-name="ce1">
            <text:p>2.34911</text:p>
          </table:table-cell>
          <table:table-cell office:value-type="float" office:value="18.756639887214099" table:style-name="ce1">
            <text:p>18.75663989</text:p>
          </table:table-cell>
          <table:table-cell office:value-type="float" office:value="3.4011973816621555" table:formula="of:=LN([.C31])" table:style-name="ce1">
            <text:p>3.401197382</text:p>
          </table:table-cell>
          <table:table-cell office:value-type="float" office:value="2.9315478170462259" table:formula="of:=LN([.K42])" table:style-name="ce1">
            <text:p>2.931547817</text:p>
          </table:table-cell>
          <table:table-cell table:style-name="ce1"/>
          <table:table-cell office:value-type="float" office:value="1.0449246646387236E-2" table:style-name="ce1">
            <text:p>0.010449247</text:p>
          </table:table-cell>
          <table:table-cell office:value-type="float" office:value="4.1790470989746142E-2" table:style-name="ce1">
            <text:p>0.041790471</text:p>
          </table:table-cell>
          <table:table-cell table:number-columns-repeated="3" table:style-name="ce1"/>
          <table:table-cell office:value-type="string" table:style-name="ce1">
            <text:p>nue(x)</text:p>
          </table:table-cell>
          <table:table-cell office:value-type="string" office:string-value="nue(x)=-0.900607463297707*x+-0.697127245601998" table:formula="of:=[.T42]&amp;&quot;=&quot;&amp;[.R3]&amp;&quot;*x+&quot;&amp;[.S3]" table:style-name="ce1">
            <text:p>nue(x)=-0.900607463297707*x+-0.697127245601998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3178000000000001" table:style-name="ce1">
            <text:p>2.3178</text:p>
          </table:table-cell>
          <table:table-cell office:value-type="float" office:value="37.325085950604297" table:style-name="ce1">
            <text:p>37.32508595</text:p>
          </table:table-cell>
          <table:table-cell office:value-type="float" office:value="3.8066624897703196" table:formula="of:=LN([.C32])" table:style-name="ce1">
            <text:p>3.80666249</text:p>
          </table:table-cell>
          <table:table-cell office:value-type="float" office:value="3.6196656461849415" table:formula="of:=LN([.K43])" table:style-name="ce1">
            <text:p>3.619665646</text:p>
          </table:table-cell>
          <table:table-cell table:style-name="ce1"/>
          <table:table-cell office:value-type="float" office:value="0.99982317279789656" table:style-name="ce1">
            <text:p>0.999823173</text:p>
          </table:table-cell>
          <table:table-cell office:value-type="float" office:value="1.8169556360992541E-2" table:style-name="ce1">
            <text:p>0.018169556</text:p>
          </table:table-cell>
          <table:table-cell table:number-columns-repeated="3" table:style-name="ce1"/>
          <table:table-cell office:value-type="string" table:style-name="ce1">
            <text:p>nuc(x)</text:p>
          </table:table-cell>
          <table:table-cell office:value-type="string" office:string-value="nuc(x)=-1.0941323805926*x+-0.0275785336093026" table:formula="of:=[.T43]&amp;&quot;=&quot;&amp;[.R12]&amp;&quot;*x+&quot;&amp;[.S12]" table:style-name="ce1">
            <text:p>nuc(x)=-1.0941323805926*x+-0.0275785336093026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3070200000000001" table:style-name="ce1">
            <text:p>2.30702</text:p>
          </table:table-cell>
          <table:table-cell office:value-type="float" office:value="60.452827624605597" table:style-name="ce1">
            <text:p>60.45282762</text:p>
          </table:table-cell>
          <table:table-cell office:value-type="float" office:value="4.0943445622221004" table:formula="of:=LN([.C33])" table:style-name="ce1">
            <text:p>4.094344562</text:p>
          </table:table-cell>
          <table:table-cell office:value-type="float" office:value="4.1018633522216756" table:formula="of:=LN([.K44])" table:style-name="ce1">
            <text:p>4.101863352</text:p>
          </table:table-cell>
          <table:table-cell table:style-name="ce1"/>
          <table:table-cell office:value-type="float" office:value="28271.192466564622" table:style-name="ce1">
            <text:p>28271.19247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num(x)</text:p>
          </table:table-cell>
          <table:table-cell office:value-type="string" office:string-value="num(x)=-1.01750409454846*x+0.234515119340316" table:formula="of:=[.T44]&amp;&quot;=&quot;&amp;[.R21]&amp;&quot;*x+&quot;&amp;[.S21]" table:style-name="ce1">
            <text:p>num(x)=-1.01750409454846*x+0.234515119340316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3024" table:style-name="ce1">
            <text:p>2.3024</text:p>
          </table:table-cell>
          <table:table-cell office:value-type="float" office:value="93.055953656876198" table:style-name="ce1">
            <text:p>93.05595366</text:p>
          </table:table-cell>
          <table:table-cell office:value-type="float" office:value="4.3174881135363101" table:formula="of:=LN([.C34])" table:style-name="ce1">
            <text:p>4.317488114</text:p>
          </table:table-cell>
          <table:table-cell office:value-type="float" office:value="4.5332009644575955" table:formula="of:=LN([.K45])" table:style-name="ce1">
            <text:p>4.533200964</text:p>
          </table:table-cell>
          <table:table-cell table:style-name="ce1"/>
          <table:table-cell office:value-type="float" office:value="9.333247316403968" table:style-name="ce1">
            <text:p>9.333247316</text:p>
          </table:table-cell>
          <table:table-cell office:value-type="float" office:value="1.6506638917764228E-3" table:style-name="ce1">
            <text:p>0.001650664</text:p>
          </table:table-cell>
          <table:table-cell table:number-columns-repeated="3" table:style-name="ce1"/>
          <table:table-cell office:value-type="string" table:style-name="ce1">
            <text:p>nukhi(x)</text:p>
          </table:table-cell>
          <table:table-cell office:value-type="string" office:string-value="nukhi(x)=-1.02457338493087*x+0.874402627058172" table:formula="of:=[.T45]&amp;&quot;=&quot;&amp;[.R30]&amp;&quot;*x+&quot;&amp;[.S30]" table:style-name="ce1">
            <text:p>nukhi(x)=-1.02457338493087*x+0.874402627058172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2932000000000001" table:style-name="ce1">
            <text:p>2.2932</text:p>
          </table:table-cell>
          <table:table-cell office:value-type="float" office:value="128.957949395757" table:style-name="ce1">
            <text:p>128.9579494</text:p>
          </table:table-cell>
          <table:table-cell office:value-type="float" office:value="4.499809670330265" table:formula="of:=LN([.C35])" table:style-name="ce1">
            <text:p>4.49980967</text:p>
          </table:table-cell>
          <table:table-cell office:value-type="float" office:value="4.8594863775444024" table:formula="of:=LN([.K46])" table:style-name="ce1">
            <text:p>4.859486378</text:p>
          </table:table-cell>
          <table:table-cell table:style-name="ce1"/>
          <table:table-cell office:value-type="string" table:style-name="ce1">
            <text:p>gamma/nu</text:p>
          </table:table-cell>
          <table:table-cell table:style-name="ce1"/>
          <table:table-cell office:value-type="string" table:style-name="ce1">
            <text:p>gamma</text:p>
          </table:table-cell>
          <table:table-cell table:number-columns-repeated="2" table:style-name="ce1"/>
          <table:table-cell office:value-type="string" table:style-name="ce1">
            <text:p>gammanu(x)</text:p>
          </table:table-cell>
          <table:table-cell office:value-type="string" office:string-value="gammanu(x)=1.75694045968865*x+-3.06279874006702" table:formula="of:=[.T46]&amp;&quot;=&quot;&amp;[.O41]&amp;&quot;*x+&quot;&amp;[.P41]" table:style-name="ce1">
            <text:p>gammanu(x)=1.75694045968865*x+-3.06279874006702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2871299999999999" table:style-name="ce1">
            <text:p>2.28713</text:p>
          </table:table-cell>
          <table:table-cell office:value-type="float" office:value="209.00035766733299" table:style-name="ce1">
            <text:p>209.0003577</text:p>
          </table:table-cell>
          <table:table-cell office:value-type="float" office:value="4.7874917427820458" table:formula="of:=LN([.C36])" table:style-name="ce1">
            <text:p>4.787491743</text:p>
          </table:table-cell>
          <table:table-cell office:value-type="float" office:value="5.3423359632902985" table:formula="of:=LN([.K47])" table:style-name="ce1">
            <text:p>5.342335963</text:p>
          </table:table-cell>
          <table:table-cell table:style-name="ce1"/>
          <table:table-cell office:value-type="float" office:value="1.7569404596886544" table:formula="of:=[.O41]" table:style-name="ce1">
            <text:p>1.75694046</text:p>
          </table:table-cell>
          <table:table-cell office:value-type="float" office:value="1.0449246646387236E-2" table:formula="of:=[.O42]" table:style-name="ce1">
            <text:p>0.010449247</text:p>
          </table:table-cell>
          <table:table-cell office:value-type="float" office:value="1.7495353337195709" table:formula="of:=[.O47]*[.$Q$38]" table:style-name="ce1">
            <text:p>1.749535334</text:p>
          </table:table-cell>
          <table:table-cell office:value-type="float" office:value="0.14518911185392414" table:formula="of:=SQRT(([.P47]*[.$Q$38])^2+([.$R$38]*[.O47])^2)" table:style-name="ce1">
            <text:p>0.145189112</text:p>
          </table:table-cell>
          <table:table-cell table:style-name="ce1"/>
          <table:table-cell office:value-type="string" table:style-name="ce1">
            <text:p>betanu(x)</text:p>
          </table:table-cell>
          <table:table-cell office:value-type="string" office:string-value="betanu(x)=-0.14096300422264*x+-0.120825693692679" table:formula="of:=[.T47]&amp;&quot;=&quot;&amp;[.O50]&amp;&quot;*x+&quot;&amp;[.P50]" table:style-name="ce1">
            <text:p>betanu(x)=-0.14096300422264*x+-0.120825693692679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beta/nu</text:p>
          </table:table-cell>
          <table:table-cell table:number-columns-repeated="9" table:style-name="ce1"/>
          <table:table-cell office:value-type="string" table:style-name="ce1">
            <text:p>alphanu(x)</text:p>
          </table:table-cell>
          <table:table-cell office:value-type="string" office:string-value="alphanu(x)=0.249172839462891*x+-0.241345578812719" table:formula="of:=[.T48]&amp;&quot;=&quot;&amp;[.O59]&amp;&quot;*x+&quot;&amp;[.P59]" table:style-name="ce1">
            <text:p>alphanu(x)=0.249172839462891*x+-0.241345578812719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string" table:style-name="ce1">
            <text:p>T</text:p>
          </table:table-cell>
          <table:table-cell office:value-type="string" table:style-name="ce1">
            <text:p>max(m)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max(m))</text:p>
          </table:table-cell>
          <table:table-cell table:number-columns-repeated="16371" table:style-name="ce1"/>
        </table:table-row>
        <table:table-row table:style-name="ro1">
          <table:table-cell table:number-columns-repeated="9"/>
          <table:table-cell office:value-type="float" office:value="2.3531900000000001" table:formula="of:=[.D21]" table:style-name="ce1">
            <text:p>2.35319</text:p>
          </table:table-cell>
          <table:table-cell office:value-type="float" office:value="0.60139580935555204" table:style-name="ce1">
            <text:p>0.601395809</text:p>
          </table:table-cell>
          <table:table-cell office:value-type="float" office:value="2.7080502011022101" table:formula="of:=LN([.C21])" table:style-name="ce1">
            <text:p>2.708050201</text:p>
          </table:table-cell>
          <table:table-cell office:value-type="float" office:value="-0.50850197660038632" table:formula="of:=LN([.K50])" table:style-name="ce1">
            <text:p>-0.508501977</text:p>
          </table:table-cell>
          <table:table-cell table:style-name="ce1"/>
          <table:table-cell office:value-type="float" office:value="-0.14096300422264008" table:formula="of:=LINEST([.M50:.M56];[.L50:.L56];1;1)" table:number-matrix-columns-spanned="2" table:number-matrix-rows-spanned="5" table:style-name="ce1">
            <text:p>-0.140963004</text:p>
          </table:table-cell>
          <table:table-cell office:value-type="float" office:value="-0.12082569369267881" table:style-name="ce1">
            <text:p>-0.120825694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30294" table:formula="of:=[.D22]" table:style-name="ce1">
            <text:p>2.30294</text:p>
          </table:table-cell>
          <table:table-cell office:value-type="float" office:value="0.56844229569128402" table:style-name="ce1">
            <text:p>0.568442296</text:p>
          </table:table-cell>
          <table:table-cell office:value-type="float" office:value="3.4011973816621555" table:formula="of:=LN([.C22])" table:style-name="ce1">
            <text:p>3.401197382</text:p>
          </table:table-cell>
          <table:table-cell office:value-type="float" office:value="-0.56485547368510292" table:formula="of:=LN([.K51])" table:style-name="ce1">
            <text:p>-0.564855474</text:p>
          </table:table-cell>
          <table:table-cell table:style-name="ce1"/>
          <table:table-cell office:value-type="float" office:value="2.0008007121563792E-2" table:style-name="ce1">
            <text:p>0.020008007</text:p>
          </table:table-cell>
          <table:table-cell office:value-type="float" office:value="8.001955255457939E-2" table:style-name="ce1">
            <text:p>0.080019553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986800000000001" table:formula="of:=[.D23]" table:style-name="ce1">
            <text:p>2.29868</text:p>
          </table:table-cell>
          <table:table-cell office:value-type="float" office:value="0.51300562763162805" table:style-name="ce1">
            <text:p>0.513005628</text:p>
          </table:table-cell>
          <table:table-cell office:value-type="float" office:value="3.8066624897703196" table:formula="of:=LN([.C23])" table:style-name="ce1">
            <text:p>3.80666249</text:p>
          </table:table-cell>
          <table:table-cell office:value-type="float" office:value="-0.66746846382937808" table:formula="of:=LN([.K52])" table:style-name="ce1">
            <text:p>-0.667468464</text:p>
          </table:table-cell>
          <table:table-cell table:style-name="ce1"/>
          <table:table-cell office:value-type="float" office:value="0.90848636797217075" table:style-name="ce1">
            <text:p>0.908486368</text:p>
          </table:table-cell>
          <table:table-cell office:value-type="float" office:value="3.4790700743204686E-2" table:style-name="ce1">
            <text:p>0.034790701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9358" table:formula="of:=[.D24]" table:style-name="ce1">
            <text:p>2.29358</text:p>
          </table:table-cell>
          <table:table-cell office:value-type="float" office:value="0.48450306059294201" table:style-name="ce1">
            <text:p>0.484503061</text:p>
          </table:table-cell>
          <table:table-cell office:value-type="float" office:value="4.0943445622221004" table:formula="of:=LN([.C24])" table:style-name="ce1">
            <text:p>4.094344562</text:p>
          </table:table-cell>
          <table:table-cell office:value-type="float" office:value="-0.72463153065797214" table:formula="of:=LN([.K53])" table:style-name="ce1">
            <text:p>-0.724631531</text:p>
          </table:table-cell>
          <table:table-cell table:style-name="ce1"/>
          <table:table-cell office:value-type="float" office:value="49.636668758589998" table:style-name="ce1">
            <text:p>49.63666876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8966" table:formula="of:=[.D25]" table:style-name="ce1">
            <text:p>2.28966</text:p>
          </table:table-cell>
          <table:table-cell office:value-type="float" office:value="0.46116798262664799" table:style-name="ce1">
            <text:p>0.461167983</text:p>
          </table:table-cell>
          <table:table-cell office:value-type="float" office:value="4.3174881135363101" table:formula="of:=LN([.C25])" table:style-name="ce1">
            <text:p>4.317488114</text:p>
          </table:table-cell>
          <table:table-cell office:value-type="float" office:value="-0.77399291488202204" table:formula="of:=LN([.K54])" table:style-name="ce1">
            <text:p>-0.773992915</text:p>
          </table:table-cell>
          <table:table-cell table:style-name="ce1"/>
          <table:table-cell office:value-type="float" office:value="6.0079869370396381E-2" table:style-name="ce1">
            <text:p>0.060079869</text:p>
          </table:table-cell>
          <table:table-cell office:value-type="float" office:value="6.0519642910161157E-3" table:style-name="ce1">
            <text:p>0.006051964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806999999999999" table:formula="of:=[.D26]" table:style-name="ce1">
            <text:p>2.2807</text:p>
          </table:table-cell>
          <table:table-cell office:value-type="float" office:value="0.49087409036292201" table:style-name="ce1">
            <text:p>0.49087409</text:p>
          </table:table-cell>
          <table:table-cell office:value-type="float" office:value="4.499809670330265" table:formula="of:=LN([.C26])" table:style-name="ce1">
            <text:p>4.49980967</text:p>
          </table:table-cell>
          <table:table-cell office:value-type="float" office:value="-0.71156761917878553" table:formula="of:=LN([.K55])" table:style-name="ce1">
            <text:p>-0.711567619</text:p>
          </table:table-cell>
          <table:table-cell table:style-name="ce1"/>
          <table:table-cell office:value-type="string" table:style-name="ce1">
            <text:p>beta/nu</text:p>
          </table:table-cell>
          <table:table-cell table:style-name="ce1"/>
          <table:table-cell office:value-type="string" table:style-name="ce1">
            <text:p>beta</text:p>
          </table:table-cell>
          <table:table-cell table:number-columns-repeated="16367" table:style-name="ce1"/>
        </table:table-row>
        <table:table-row table:style-name="ro1">
          <table:table-cell table:number-columns-repeated="9"/>
          <table:table-cell office:value-type="float" office:value="2.2797200000000002" table:formula="of:=[.D27]" table:style-name="ce1">
            <text:p>2.27972</text:p>
          </table:table-cell>
          <table:table-cell office:value-type="float" office:value="0.45499836031194701" table:style-name="ce1">
            <text:p>0.45499836</text:p>
          </table:table-cell>
          <table:table-cell office:value-type="float" office:value="4.7874917427820458" table:formula="of:=LN([.C27])" table:style-name="ce1">
            <text:p>4.787491743</text:p>
          </table:table-cell>
          <table:table-cell office:value-type="float" office:value="-0.78746146374768655" table:formula="of:=LN([.K56])" table:style-name="ce1">
            <text:p>-0.787461464</text:p>
          </table:table-cell>
          <table:table-cell table:style-name="ce1"/>
          <table:table-cell office:value-type="float" office:value="-0.14096300422264008" table:formula="of:=[.O50]" table:style-name="ce1">
            <text:p>-0.140963004</text:p>
          </table:table-cell>
          <table:table-cell office:value-type="float" office:value="2.0008007121563792E-2" table:formula="of:=[.O51]" table:style-name="ce1">
            <text:p>0.020008007</text:p>
          </table:table-cell>
          <table:table-cell office:value-type="float" office:value="0.1403688754930677" table:formula="of:=-[.O56]*[.$Q$38]" table:style-name="ce1">
            <text:p>0.140368875</text:p>
          </table:table-cell>
          <table:table-cell office:value-type="float" office:value="2.3064065810366931E-2" table:formula="of:=SQRT(([.P56]*[.$Q$38])^2+([.$R$38]*[.O56])^2)" table:style-name="ce1">
            <text:p>0.023064066</text:p>
          </table:table-cell>
          <table:table-cell table:number-columns-repeated="16366"/>
        </table:table-row>
        <table:table-row table:style-name="ro1">
          <table:table-cell table:number-columns-repeated="9"/>
          <table:table-cell office:value-type="string" table:style-name="ce1">
            <text:p>alpha/nu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1">
            <text:p>T</text:p>
          </table:table-cell>
          <table:table-cell office:value-type="string" table:style-name="ce1">
            <text:p>max(cv)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max(m))</text:p>
          </table:table-cell>
          <table:table-cell table:number-columns-repeated="16371" table:style-name="ce1"/>
        </table:table-row>
        <table:table-row table:style-name="ro1">
          <table:table-cell table:number-columns-repeated="9"/>
          <table:table-cell office:value-type="float" office:value="2.3182800000000001" table:style-name="ce1">
            <text:p>2.31828</text:p>
          </table:table-cell>
          <table:table-cell office:value-type="float" office:value="1.5076185698940201" table:style-name="ce1">
            <text:p>1.50761857</text:p>
          </table:table-cell>
          <table:table-cell office:value-type="float" office:value="2.7080502011022101" table:formula="of:=LN([.C12])" table:style-name="ce1">
            <text:p>2.708050201</text:p>
          </table:table-cell>
          <table:table-cell office:value-type="float" office:value="0.41053129985555908" table:formula="of:=LN([.K59])" table:style-name="ce1">
            <text:p>0.4105313</text:p>
          </table:table-cell>
          <table:table-cell table:style-name="ce1"/>
          <table:table-cell office:value-type="float" office:value="0.24917283946289115" table:formula="of:=LINEST([.M59:.M65];[.L59:.L65];1;1)" table:number-matrix-columns-spanned="2" table:number-matrix-rows-spanned="5" table:style-name="ce1">
            <text:p>0.249172839</text:p>
          </table:table-cell>
          <table:table-cell office:value-type="float" office:value="-0.24134557881271934" table:style-name="ce1">
            <text:p>-0.241345579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958400000000001" table:style-name="ce1">
            <text:p>2.29584</text:p>
          </table:table-cell>
          <table:table-cell office:value-type="float" office:value="1.8708758759950099" table:style-name="ce1">
            <text:p>1.870875876</text:p>
          </table:table-cell>
          <table:table-cell office:value-type="float" office:value="3.4011973816621555" table:formula="of:=LN([.C13])" table:style-name="ce1">
            <text:p>3.401197382</text:p>
          </table:table-cell>
          <table:table-cell office:value-type="float" office:value="0.6264067040945035" table:formula="of:=LN([.K60])" table:style-name="ce1">
            <text:p>0.626406704</text:p>
          </table:table-cell>
          <table:table-cell table:style-name="ce1"/>
          <table:table-cell office:value-type="float" office:value="1.083830827343441E-2" table:style-name="ce1">
            <text:p>0.010838308</text:p>
          </table:table-cell>
          <table:table-cell office:value-type="float" office:value="4.3346474899746662E-2" table:style-name="ce1">
            <text:p>0.043346475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8633" table:style-name="ce1">
            <text:p>2.28633</text:p>
          </table:table-cell>
          <table:table-cell office:value-type="float" office:value="2.0674974954598602" table:style-name="ce1">
            <text:p>2.067497495</text:p>
          </table:table-cell>
          <table:table-cell office:value-type="float" office:value="3.8066624897703196" table:formula="of:=LN([.C14])" table:style-name="ce1">
            <text:p>3.80666249</text:p>
          </table:table-cell>
          <table:table-cell office:value-type="float" office:value="0.72633893652917636" table:formula="of:=LN([.K61])" table:style-name="ce1">
            <text:p>0.726338937</text:p>
          </table:table-cell>
          <table:table-cell table:style-name="ce1"/>
          <table:table-cell office:value-type="float" office:value="0.99062864301686804" table:style-name="ce1">
            <text:p>0.990628643</text:p>
          </table:table-cell>
          <table:table-cell office:value-type="float" office:value="1.8846071845769349E-2" table:style-name="ce1">
            <text:p>0.018846072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820800000000001" table:style-name="ce1">
            <text:p>2.28208</text:p>
          </table:table-cell>
          <table:table-cell office:value-type="float" office:value="2.1700563103087198" table:style-name="ce1">
            <text:p>2.17005631</text:p>
          </table:table-cell>
          <table:table-cell office:value-type="float" office:value="4.0943445622221004" table:formula="of:=LN([.C15])" table:style-name="ce1">
            <text:p>4.094344562</text:p>
          </table:table-cell>
          <table:table-cell office:value-type="float" office:value="0.77475311666670998" table:formula="of:=LN([.K62])" table:style-name="ce1">
            <text:p>0.774753117</text:p>
          </table:table-cell>
          <table:table-cell table:style-name="ce1"/>
          <table:table-cell office:value-type="float" office:value="528.54066108033555" table:style-name="ce1">
            <text:p>528.5406611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770299999999999" table:style-name="ce1">
            <text:p>2.27703</text:p>
          </table:table-cell>
          <table:table-cell office:value-type="float" office:value="2.3267008497546202" table:style-name="ce1">
            <text:p>2.32670085</text:p>
          </table:table-cell>
          <table:table-cell office:value-type="float" office:value="4.3174881135363101" table:formula="of:=LN([.C16])" table:style-name="ce1">
            <text:p>4.317488114</text:p>
          </table:table-cell>
          <table:table-cell office:value-type="float" office:value="0.84445131986986022" table:formula="of:=LN([.K63])" table:style-name="ce1">
            <text:p>0.84445132</text:p>
          </table:table-cell>
          <table:table-cell table:style-name="ce1"/>
          <table:table-cell office:value-type="float" office:value="0.18772412486819129" table:style-name="ce1">
            <text:p>0.187724125</text:p>
          </table:table-cell>
          <table:table-cell office:value-type="float" office:value="1.775872120079501E-3" table:style-name="ce1">
            <text:p>0.001775872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783600000000002" table:style-name="ce1">
            <text:p>2.27836</text:p>
          </table:table-cell>
          <table:table-cell office:value-type="float" office:value="2.4010821205961301" table:style-name="ce1">
            <text:p>2.401082121</text:p>
          </table:table-cell>
          <table:table-cell office:value-type="float" office:value="4.499809670330265" table:formula="of:=LN([.C17])" table:style-name="ce1">
            <text:p>4.49980967</text:p>
          </table:table-cell>
          <table:table-cell office:value-type="float" office:value="0.87591951931816259" table:formula="of:=LN([.K64])" table:style-name="ce1">
            <text:p>0.875919519</text:p>
          </table:table-cell>
          <table:table-cell table:style-name="ce1"/>
          <table:table-cell office:value-type="string" table:style-name="ce1">
            <text:p>alpha/nu</text:p>
          </table:table-cell>
          <table:table-cell table:style-name="ce1"/>
          <table:table-cell office:value-type="string" table:style-name="ce1">
            <text:p>alpha</text:p>
          </table:table-cell>
          <table:table-cell table:number-columns-repeated="16367" table:style-name="ce1"/>
        </table:table-row>
        <table:table-row table:style-name="ro1">
          <table:table-cell table:number-columns-repeated="9"/>
          <table:table-cell office:value-type="float" office:value="2.27569" table:style-name="ce1">
            <text:p>2.27569</text:p>
          </table:table-cell>
          <table:table-cell office:value-type="float" office:value="2.54237584926523" table:style-name="ce1">
            <text:p>2.542375849</text:p>
          </table:table-cell>
          <table:table-cell office:value-type="float" office:value="4.7874917427820458" table:formula="of:=LN([.C18])" table:style-name="ce1">
            <text:p>4.787491743</text:p>
          </table:table-cell>
          <table:table-cell office:value-type="float" office:value="0.93309901756751201" table:formula="of:=LN([.K65])" table:style-name="ce1">
            <text:p>0.933099018</text:p>
          </table:table-cell>
          <table:table-cell table:style-name="ce1"/>
          <table:table-cell office:value-type="float" office:value="0.24917283946289115" table:formula="of:=[.O59]" table:style-name="ce1">
            <text:p>0.249172839</text:p>
          </table:table-cell>
          <table:table-cell office:value-type="float" office:value="1.083830827343441E-2" table:formula="of:=[.O60]" table:style-name="ce1">
            <text:p>0.010838308</text:p>
          </table:table-cell>
          <table:table-cell office:value-type="float" office:value="0.24812262956299283" table:formula="of:=[.O65]*[.$Q$38]" table:style-name="ce1">
            <text:p>0.24812263</text:p>
          </table:table-cell>
          <table:table-cell office:value-type="float" office:value="2.3201141144583753E-2" table:formula="of:=SQRT(([.P65]*[.$Q$38])^2+([.$R$38]*[.O65])^2)" table:style-name="ce1">
            <text:p>0.023201141</text:p>
          </table:table-cell>
          <table:table-cell table:number-columns-repeated="16366"/>
        </table:table-row>
        <table:table-row table:number-rows-repeated="36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15" table:style-name="ce1">
            <text:p>15</text:p>
          </table:table-cell>
          <table:table-cell office:value-type="float" office:value="2.31094" table:style-name="ce1">
            <text:p>2.31094</text:p>
          </table:table-cell>
          <table:table-cell office:value-type="float" office:value="-4.6837030000000004" table:style-name="ce1">
            <text:p>-4.683703</text:p>
          </table:table-cell>
          <table:table-cell office:value-type="float" office:value="32.471221" table:style-name="ce1">
            <text:p>32.471221</text:p>
          </table:table-cell>
          <table:table-cell office:value-type="float" office:value="-73.522098999999997" table:style-name="ce1">
            <text:p>-73.522099</text:p>
          </table:table-cell>
          <table:table-cell office:value-type="float" office:value="52.905309000000003" table:style-name="ce1">
            <text:p>52.905309</text:p>
          </table:table-cell>
          <table:table-cell office:value-type="float" office:value="-1.3927922835612001" table:style-name="ce1">
            <text:p>-1.39279228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float" office:value="2.2932399999999999" table:style-name="ce1">
            <text:p>2.29324</text:p>
          </table:table-cell>
          <table:table-cell office:value-type="float" office:value="-41.647311000000002" table:style-name="ce1">
            <text:p>-41.647311</text:p>
          </table:table-cell>
          <table:table-cell office:value-type="float" office:value="286.52124600000002" table:style-name="ce1">
            <text:p>286.521246</text:p>
          </table:table-cell>
          <table:table-cell office:value-type="float" office:value="-655.16176900000005" table:style-name="ce1">
            <text:p>-655.161769</text:p>
          </table:table-cell>
          <table:table-cell office:value-type="float" office:value="496.52027399999997" table:style-name="ce1">
            <text:p>496.520274</text:p>
          </table:table-cell>
          <table:table-cell office:value-type="float" office:value="-1.3900620056113" table:style-name="ce1">
            <text:p>-1.39006200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45" table:style-name="ce1">
            <text:p>45</text:p>
          </table:table-cell>
          <table:table-cell office:value-type="float" office:value="2.2879800000000001" table:style-name="ce1">
            <text:p>2.28798</text:p>
          </table:table-cell>
          <table:table-cell office:value-type="float" office:value="-60.749298000000003" table:style-name="ce1">
            <text:p>-60.749298</text:p>
          </table:table-cell>
          <table:table-cell office:value-type="float" office:value="416.97877" table:style-name="ce1">
            <text:p>416.97877</text:p>
          </table:table-cell>
          <table:table-cell office:value-type="float" office:value="-951.96341700000005" table:style-name="ce1">
            <text:p>-951.963417</text:p>
          </table:table-cell>
          <table:table-cell office:value-type="float" office:value="721.47011099999997" table:style-name="ce1">
            <text:p>721.470111</text:p>
          </table:table-cell>
          <table:table-cell office:value-type="float" office:value="-1.3895857192144401" table:style-name="ce1">
            <text:p>-1.38958571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60" table:style-name="ce1">
            <text:p>60</text:p>
          </table:table-cell>
          <table:table-cell office:value-type="float" office:value="2.2851900000000001" table:style-name="ce1">
            <text:p>2.28519</text:p>
          </table:table-cell>
          <table:table-cell office:value-type="float" office:value="-91.411976999999993" table:style-name="ce1">
            <text:p>-91.411977</text:p>
          </table:table-cell>
          <table:table-cell office:value-type="float" office:value="626.68006600000001" table:style-name="ce1">
            <text:p>626.680066</text:p>
          </table:table-cell>
          <table:table-cell office:value-type="float" office:value="-1429.871772" table:style-name="ce1">
            <text:p>-1429.871772</text:p>
          </table:table-cell>
          <table:table-cell office:value-type="float" office:value="1084.419476" table:style-name="ce1">
            <text:p>1084.419476</text:p>
          </table:table-cell>
          <table:table-cell office:value-type="float" office:value="-1.38998911498152" table:style-name="ce1">
            <text:p>-1.38998911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75" table:style-name="ce1">
            <text:p>75</text:p>
          </table:table-cell>
          <table:table-cell office:value-type="float" office:value="2.2818900000000002" table:style-name="ce1">
            <text:p>2.28189</text:p>
          </table:table-cell>
          <table:table-cell office:value-type="float" office:value="-239.75679099999999" table:style-name="ce1">
            <text:p>-239.756791</text:p>
          </table:table-cell>
          <table:table-cell office:value-type="float" office:value="1641.2936560000001" table:style-name="ce1">
            <text:p>1641.293656</text:p>
          </table:table-cell>
          <table:table-cell office:value-type="float" office:value="-3742.9218860000001" table:style-name="ce1">
            <text:p>-3742.921886</text:p>
          </table:table-cell>
          <table:table-cell office:value-type="float" office:value="2842.0457409999999" table:style-name="ce1">
            <text:p>2842.045741</text:p>
          </table:table-cell>
          <table:table-cell office:value-type="float" office:value="-1.39270939745938" table:style-name="ce1">
            <text:p>-1.39270939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90" table:style-name="ce1">
            <text:p>90</text:p>
          </table:table-cell>
          <table:table-cell office:value-type="float" office:value="2.2769699999999999" table:style-name="ce1">
            <text:p>2.27697</text:p>
          </table:table-cell>
          <table:table-cell office:value-type="float" office:value="-466.06053700000001" table:style-name="ce1">
            <text:p>-466.060537</text:p>
          </table:table-cell>
          <table:table-cell office:value-type="float" office:value="3183.623521" table:style-name="ce1">
            <text:p>3183.623521</text:p>
          </table:table-cell>
          <table:table-cell office:value-type="float" office:value="-7246.4903759999997" table:style-name="ce1">
            <text:p>-7246.490376</text:p>
          </table:table-cell>
          <table:table-cell office:value-type="float" office:value="5494.768231" table:style-name="ce1">
            <text:p>5494.768231</text:p>
          </table:table-cell>
          <table:table-cell office:value-type="float" office:value="-1.4025301866067801" table:style-name="ce1">
            <text:p>-1.40253018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120" table:style-name="ce1">
            <text:p>120</text:p>
          </table:table-cell>
          <table:table-cell office:value-type="float" office:value="2.26755" table:style-name="ce1">
            <text:p>2.26755</text:p>
          </table:table-cell>
          <table:table-cell office:value-type="float" office:value="-139.27656200000001" table:style-name="ce1">
            <text:p>-139.276562</text:p>
          </table:table-cell>
          <table:table-cell office:value-type="float" office:value="947.45079099999998" table:style-name="ce1">
            <text:p>947.450791</text:p>
          </table:table-cell>
          <table:table-cell office:value-type="float" office:value="-2145.8886440000001" table:style-name="ce1">
            <text:p>-2145.888644</text:p>
          </table:table-cell>
          <table:table-cell office:value-type="float" office:value="1616.7610649999999" table:style-name="ce1">
            <text:p>1616.761065</text:p>
          </table:table-cell>
          <table:table-cell office:value-type="float" office:value="-1.42262182567151" table:style-name="ce1">
            <text:p>-1.42262182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15" table:style-name="ce1">
            <text:p>15</text:p>
          </table:table-cell>
          <table:table-cell office:value-type="float" office:value="2.3182800000000001" table:style-name="ce1">
            <text:p>2.31828</text:p>
          </table:table-cell>
          <table:table-cell table:style-name="ce1"/>
          <table:table-cell office:value-type="float" office:value="-14.311121" table:style-name="ce1">
            <text:p>-14.311121</text:p>
          </table:table-cell>
          <table:table-cell office:value-type="float" office:value="66.354248999999996" table:style-name="ce1">
            <text:p>66.354249</text:p>
          </table:table-cell>
          <table:table-cell office:value-type="float" office:value="-75.406108000000003" table:style-name="ce1">
            <text:p>-75.406108</text:p>
          </table:table-cell>
          <table:table-cell office:value-type="float" office:value="1.5076185698940201" table:style-name="ce1">
            <text:p>1.5076185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30" table:style-name="ce1">
            <text:p>30</text:p>
          </table:table-cell>
          <table:table-cell office:value-type="float" office:value="2.2958400000000001" table:style-name="ce1">
            <text:p>2.29584</text:p>
          </table:table-cell>
          <table:table-cell table:style-name="ce1"/>
          <table:table-cell office:value-type="float" office:value="-76.753546" table:style-name="ce1">
            <text:p>-76.753546</text:p>
          </table:table-cell>
          <table:table-cell office:value-type="float" office:value="352.42826200000002" table:style-name="ce1">
            <text:p>352.428262</text:p>
          </table:table-cell>
          <table:table-cell office:value-type="float" office:value="-402.68919399999999" table:style-name="ce1">
            <text:p>-402.689194</text:p>
          </table:table-cell>
          <table:table-cell office:value-type="float" office:value="1.8708758759950099" table:style-name="ce1">
            <text:p>1.87087587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45" table:style-name="ce1">
            <text:p>45</text:p>
          </table:table-cell>
          <table:table-cell office:value-type="float" office:value="2.28633" table:style-name="ce1">
            <text:p>2.28633</text:p>
          </table:table-cell>
          <table:table-cell table:style-name="ce1"/>
          <table:table-cell office:value-type="float" office:value="-142.83421999999999" table:style-name="ce1">
            <text:p>-142.83422</text:p>
          </table:table-cell>
          <table:table-cell office:value-type="float" office:value="653.13278600000001" table:style-name="ce1">
            <text:p>653.132786</text:p>
          </table:table-cell>
          <table:table-cell office:value-type="float" office:value="-744.57156899999995" table:style-name="ce1">
            <text:p>-744.571569</text:p>
          </table:table-cell>
          <table:table-cell office:value-type="float" office:value="2.0674974954598602" table:style-name="ce1">
            <text:p>2.06749749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60" table:style-name="ce1">
            <text:p>60</text:p>
          </table:table-cell>
          <table:table-cell office:value-type="float" office:value="2.2820800000000001" table:style-name="ce1">
            <text:p>2.28208</text:p>
          </table:table-cell>
          <table:table-cell table:style-name="ce1"/>
          <table:table-cell office:value-type="float" office:value="-191.52705900000001" table:style-name="ce1">
            <text:p>-191.527059</text:p>
          </table:table-cell>
          <table:table-cell office:value-type="float" office:value="874.15911000000006" table:style-name="ce1">
            <text:p>874.15911</text:p>
          </table:table-cell>
          <table:table-cell office:value-type="float" office:value="-995.27927899999997" table:style-name="ce1">
            <text:p>-995.279279</text:p>
          </table:table-cell>
          <table:table-cell office:value-type="float" office:value="2.1700563103087198" table:style-name="ce1">
            <text:p>2.1700563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75" table:style-name="ce1">
            <text:p>75</text:p>
          </table:table-cell>
          <table:table-cell office:value-type="float" office:value="2.2770299999999999" table:style-name="ce1">
            <text:p>2.27703</text:p>
          </table:table-cell>
          <table:table-cell table:style-name="ce1"/>
          <table:table-cell office:value-type="float" office:value="-357.491893" table:style-name="ce1">
            <text:p>-357.491893</text:p>
          </table:table-cell>
          <table:table-cell office:value-type="float" office:value="1628.040146" table:style-name="ce1">
            <text:p>1628.040146</text:p>
          </table:table-cell>
          <table:table-cell office:value-type="float" office:value="-1851.2221280000001" table:style-name="ce1">
            <text:p>-1851.222128</text:p>
          </table:table-cell>
          <table:table-cell office:value-type="float" office:value="2.3267008497546202" table:style-name="ce1">
            <text:p>2.3267008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90" table:style-name="ce1">
            <text:p>90</text:p>
          </table:table-cell>
          <table:table-cell office:value-type="float" office:value="2.2783600000000002" table:style-name="ce1">
            <text:p>2.27836</text:p>
          </table:table-cell>
          <table:table-cell table:style-name="ce1"/>
          <table:table-cell office:value-type="float" office:value="-609.05427199999997" table:style-name="ce1">
            <text:p>-609.054272</text:p>
          </table:table-cell>
          <table:table-cell office:value-type="float" office:value="2775.295627" table:style-name="ce1">
            <text:p>2775.295627</text:p>
          </table:table-cell>
          <table:table-cell office:value-type="float" office:value="-3159.1668479999998" table:style-name="ce1">
            <text:p>-3159.166848</text:p>
          </table:table-cell>
          <table:table-cell office:value-type="float" office:value="2.4010821205961301" table:style-name="ce1">
            <text:p>2.40108212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120" table:style-name="ce1">
            <text:p>120</text:p>
          </table:table-cell>
          <table:table-cell office:value-type="float" office:value="2.27569" table:style-name="ce1">
            <text:p>2.27569</text:p>
          </table:table-cell>
          <table:table-cell table:style-name="ce1"/>
          <table:table-cell office:value-type="float" office:value="-886.43636000000004" table:style-name="ce1">
            <text:p>-886.43636</text:p>
          </table:table-cell>
          <table:table-cell office:value-type="float" office:value="4034.5157949999998" table:style-name="ce1">
            <text:p>4034.515795</text:p>
          </table:table-cell>
          <table:table-cell office:value-type="float" office:value="-4588.1192979999996" table:style-name="ce1">
            <text:p>-4588.119298</text:p>
          </table:table-cell>
          <table:table-cell office:value-type="float" office:value="2.54237584926523" table:style-name="ce1">
            <text:p>2.54237584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float" office:value="2.3531900000000001" table:style-name="ce1">
            <text:p>2.35319</text:p>
          </table:table-cell>
          <table:table-cell office:value-type="float" office:value="7.217581" table:style-name="ce1">
            <text:p>7.217581</text:p>
          </table:table-cell>
          <table:table-cell office:value-type="float" office:value="-50.952962999999997" table:style-name="ce1">
            <text:p>-50.952963</text:p>
          </table:table-cell>
          <table:table-cell office:value-type="float" office:value="118.44695" table:style-name="ce1">
            <text:p>118.44695</text:p>
          </table:table-cell>
          <table:table-cell office:value-type="float" office:value="-90.025416000000007" table:style-name="ce1">
            <text:p>-90.025416</text:p>
          </table:table-cell>
          <table:table-cell office:value-type="float" office:value="0.60139580935555204" table:style-name="ce1">
            <text:p>0.60139580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30" table:style-name="ce1">
            <text:p>30</text:p>
          </table:table-cell>
          <table:table-cell office:value-type="float" office:value="2.30294" table:style-name="ce1">
            <text:p>2.30294</text:p>
          </table:table-cell>
          <table:table-cell office:value-type="float" office:value="114.97761199999999" table:style-name="ce1">
            <text:p>114.977612</text:p>
          </table:table-cell>
          <table:table-cell office:value-type="float" office:value="-794.36026300000003" table:style-name="ce1">
            <text:p>-794.360263</text:p>
          </table:table-cell>
          <table:table-cell office:value-type="float" office:value="1826.514899" table:style-name="ce1">
            <text:p>1826.514899</text:p>
          </table:table-cell>
          <table:table-cell office:value-type="float" office:value="-1397.17426" table:style-name="ce1">
            <text:p>-1397.17426</text:p>
          </table:table-cell>
          <table:table-cell office:value-type="float" office:value="0.56844229569128402" table:style-name="ce1">
            <text:p>0.56844229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45" table:style-name="ce1">
            <text:p>45</text:p>
          </table:table-cell>
          <table:table-cell office:value-type="float" office:value="2.2986800000000001" table:style-name="ce1">
            <text:p>2.29868</text:p>
          </table:table-cell>
          <table:table-cell office:value-type="float" office:value="218.004593" table:style-name="ce1">
            <text:p>218.004593</text:p>
          </table:table-cell>
          <table:table-cell office:value-type="float" office:value="-1503.365182" table:style-name="ce1">
            <text:p>-1503.365182</text:p>
          </table:table-cell>
          <table:table-cell office:value-type="float" office:value="3451.699548" table:style-name="ce1">
            <text:p>3451.699548</text:p>
          </table:table-cell>
          <table:table-cell office:value-type="float" office:value="-2638.0613659999999" table:style-name="ce1">
            <text:p>-2638.061366</text:p>
          </table:table-cell>
          <table:table-cell office:value-type="float" office:value="0.51300562763162805" table:style-name="ce1">
            <text:p>0.513005628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60" table:style-name="ce1">
            <text:p>60</text:p>
          </table:table-cell>
          <table:table-cell office:value-type="float" office:value="2.29358" table:style-name="ce1">
            <text:p>2.29358</text:p>
          </table:table-cell>
          <table:table-cell office:value-type="float" office:value="467.625137" table:style-name="ce1">
            <text:p>467.625137</text:p>
          </table:table-cell>
          <table:table-cell office:value-type="float" office:value="-3217.6019759999999" table:style-name="ce1">
            <text:p>-3217.601976</text:p>
          </table:table-cell>
          <table:table-cell office:value-type="float" office:value="7374.4971839999998" table:style-name="ce1">
            <text:p>7374.497184</text:p>
          </table:table-cell>
          <table:table-cell office:value-type="float" office:value="-5629.3736319999998" table:style-name="ce1">
            <text:p>-5629.373632</text:p>
          </table:table-cell>
          <table:table-cell office:value-type="float" office:value="0.48450306059294201" table:style-name="ce1">
            <text:p>0.48450306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75" table:style-name="ce1">
            <text:p>75</text:p>
          </table:table-cell>
          <table:table-cell office:value-type="float" office:value="2.28966" table:style-name="ce1">
            <text:p>2.28966</text:p>
          </table:table-cell>
          <table:table-cell office:value-type="float" office:value="1189.9321050000001" table:style-name="ce1">
            <text:p>1189.932105</text:p>
          </table:table-cell>
          <table:table-cell office:value-type="float" office:value="-8173.6157249999997" table:style-name="ce1">
            <text:p>-8173.615725</text:p>
          </table:table-cell>
          <table:table-cell office:value-type="float" office:value="18708.394881" table:style-name="ce1">
            <text:p>18708.39488</text:p>
          </table:table-cell>
          <table:table-cell office:value-type="float" office:value="-14268.388617000001" table:style-name="ce1">
            <text:p>-14268.38862</text:p>
          </table:table-cell>
          <table:table-cell office:value-type="float" office:value="0.46116798262664799" table:style-name="ce1">
            <text:p>0.46116798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90" table:style-name="ce1">
            <text:p>90</text:p>
          </table:table-cell>
          <table:table-cell office:value-type="float" office:value="2.2806999999999999" table:style-name="ce1">
            <text:p>2.2807</text:p>
          </table:table-cell>
          <table:table-cell office:value-type="float" office:value="3331.720695" table:style-name="ce1">
            <text:p>3331.720695</text:p>
          </table:table-cell>
          <table:table-cell office:value-type="float" office:value="-22795.934062" table:style-name="ce1">
            <text:p>-22795.93406</text:p>
          </table:table-cell>
          <table:table-cell office:value-type="float" office:value="51982.414214999997" table:style-name="ce1">
            <text:p>51982.41422</text:p>
          </table:table-cell>
          <table:table-cell office:value-type="float" office:value="-39505.750610000003" table:style-name="ce1">
            <text:p>-39505.75061</text:p>
          </table:table-cell>
          <table:table-cell office:value-type="float" office:value="0.49087409036292201" table:style-name="ce1">
            <text:p>0.4908740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120" table:style-name="ce1">
            <text:p>120</text:p>
          </table:table-cell>
          <table:table-cell office:value-type="float" office:value="2.2797200000000002" table:style-name="ce1">
            <text:p>2.27972</text:p>
          </table:table-cell>
          <table:table-cell office:value-type="float" office:value="1268.6457150000001" table:style-name="ce1">
            <text:p>1268.645715</text:p>
          </table:table-cell>
          <table:table-cell office:value-type="float" office:value="-8676.4764840000007" table:style-name="ce1">
            <text:p>-8676.476484</text:p>
          </table:table-cell>
          <table:table-cell office:value-type="float" office:value="19771.063767" table:style-name="ce1">
            <text:p>19771.06377</text:p>
          </table:table-cell>
          <table:table-cell office:value-type="float" office:value="-15010.213105999999" table:style-name="ce1">
            <text:p>-15010.21311</text:p>
          </table:table-cell>
          <table:table-cell office:value-type="float" office:value="0.45499836031194701" table:style-name="ce1">
            <text:p>0.4549983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15" table:style-name="ce1">
            <text:p>15</text:p>
          </table:table-cell>
          <table:table-cell office:value-type="float" office:value="2.41181" table:style-name="ce1">
            <text:p>2.41181</text:p>
          </table:table-cell>
          <table:table-cell table:style-name="ce1"/>
          <table:table-cell office:value-type="float" office:value="-85.661756999999994" table:style-name="ce1">
            <text:p>-85.661757</text:p>
          </table:table-cell>
          <table:table-cell office:value-type="float" office:value="413.20033999999998" table:style-name="ce1">
            <text:p>413.20034</text:p>
          </table:table-cell>
          <table:table-cell office:value-type="float" office:value="-492.85995800000001" table:style-name="ce1">
            <text:p>-492.859958</text:p>
          </table:table-cell>
          <table:table-cell office:value-type="float" office:value="5.4210909747365603" table:style-name="ce1">
            <text:p>5.42109097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30" table:style-name="ce1">
            <text:p>30</text:p>
          </table:table-cell>
          <table:table-cell office:value-type="float" office:value="2.34911" table:style-name="ce1">
            <text:p>2.34911</text:p>
          </table:table-cell>
          <table:table-cell table:style-name="ce1"/>
          <table:table-cell office:value-type="float" office:value="-958.37417000000005" table:style-name="ce1">
            <text:p>-958.37417</text:p>
          </table:table-cell>
          <table:table-cell office:value-type="float" office:value="4502.6484" table:style-name="ce1">
            <text:p>4502.6484</text:p>
          </table:table-cell>
          <table:table-cell office:value-type="float" office:value="-5269.8465109999997" table:style-name="ce1">
            <text:p>-5269.846511</text:p>
          </table:table-cell>
          <table:table-cell office:value-type="float" office:value="18.756639887214099" table:style-name="ce1">
            <text:p>18.7566398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45" table:style-name="ce1">
            <text:p>45</text:p>
          </table:table-cell>
          <table:table-cell office:value-type="float" office:value="2.3178000000000001" table:style-name="ce1">
            <text:p>2.3178</text:p>
          </table:table-cell>
          <table:table-cell table:style-name="ce1"/>
          <table:table-cell office:value-type="float" office:value="-4488.6854519999997" table:style-name="ce1">
            <text:p>-4488.685452</text:p>
          </table:table-cell>
          <table:table-cell office:value-type="float" office:value="20807.715838" table:style-name="ce1">
            <text:p>20807.71584</text:p>
          </table:table-cell>
          <table:table-cell office:value-type="float" office:value="-24076.696885000001" table:style-name="ce1">
            <text:p>-24076.69689</text:p>
          </table:table-cell>
          <table:table-cell office:value-type="float" office:value="37.325085950604297" table:style-name="ce1">
            <text:p>37.3250859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60" table:style-name="ce1">
            <text:p>60</text:p>
          </table:table-cell>
          <table:table-cell office:value-type="float" office:value="2.3070200000000001" table:style-name="ce1">
            <text:p>2.30702</text:p>
          </table:table-cell>
          <table:table-cell table:style-name="ce1"/>
          <table:table-cell office:value-type="float" office:value="-11777.503097999999" table:style-name="ce1">
            <text:p>-11777.5031</text:p>
          </table:table-cell>
          <table:table-cell office:value-type="float" office:value="54341.942878000002" table:style-name="ce1">
            <text:p>54341.94288</text:p>
          </table:table-cell>
          <table:table-cell office:value-type="float" office:value="-62623.605308999999" table:style-name="ce1">
            <text:p>-62623.60531</text:p>
          </table:table-cell>
          <table:table-cell office:value-type="float" office:value="60.452827624605597" table:style-name="ce1">
            <text:p>60.45282762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75" table:style-name="ce1">
            <text:p>75</text:p>
          </table:table-cell>
          <table:table-cell office:value-type="float" office:value="2.3024" table:style-name="ce1">
            <text:p>2.3024</text:p>
          </table:table-cell>
          <table:table-cell table:style-name="ce1"/>
          <table:table-cell office:value-type="float" office:value="-24230.777125000001" table:style-name="ce1">
            <text:p>-24230.77713</text:p>
          </table:table-cell>
          <table:table-cell office:value-type="float" office:value="111577.896679" table:style-name="ce1">
            <text:p>111577.8967</text:p>
          </table:table-cell>
          <table:table-cell office:value-type="float" office:value="-128355.43502200001" table:style-name="ce1">
            <text:p>-128355.435</text:p>
          </table:table-cell>
          <table:table-cell office:value-type="float" office:value="93.055953656876198" table:style-name="ce1">
            <text:p>93.0559536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90" table:style-name="ce1">
            <text:p>90</text:p>
          </table:table-cell>
          <table:table-cell office:value-type="float" office:value="2.2932000000000001" table:style-name="ce1">
            <text:p>2.2932</text:p>
          </table:table-cell>
          <table:table-cell table:style-name="ce1"/>
          <table:table-cell office:value-type="float" office:value="-82736.320961000005" table:style-name="ce1">
            <text:p>-82736.32096</text:p>
          </table:table-cell>
          <table:table-cell office:value-type="float" office:value="379461.62694799999" table:style-name="ce1">
            <text:p>379461.6269</text:p>
          </table:table-cell>
          <table:table-cell office:value-type="float" office:value="-434961.47347600001" table:style-name="ce1">
            <text:p>-434961.4735</text:p>
          </table:table-cell>
          <table:table-cell office:value-type="float" office:value="128.957949395757" table:style-name="ce1">
            <text:p>128.957949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120" table:style-name="ce1">
            <text:p>120</text:p>
          </table:table-cell>
          <table:table-cell office:value-type="float" office:value="2.2871299999999999" table:style-name="ce1">
            <text:p>2.28713</text:p>
          </table:table-cell>
          <table:table-cell table:style-name="ce1"/>
          <table:table-cell office:value-type="float" office:value="-168853.89984500001" table:style-name="ce1">
            <text:p>-168853.8998</text:p>
          </table:table-cell>
          <table:table-cell office:value-type="float" office:value="772380.49048799998" table:style-name="ce1">
            <text:p>772380.4905</text:p>
          </table:table-cell>
          <table:table-cell office:value-type="float" office:value="-883056.98081600002" table:style-name="ce1">
            <text:p>-883056.9808</text:p>
          </table:table-cell>
          <table:table-cell office:value-type="float" office:value="209.00035766733299" table:style-name="ce1">
            <text:p>209.000357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15" table:style-name="ce1">
            <text:p>15</text:p>
          </table:table-cell>
          <table:table-cell office:value-type="float" office:value="2.3485550000000002" table:style-name="ce1">
            <text:p>2.34855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30" table:style-name="ce1">
            <text:p>30</text:p>
          </table:table-cell>
          <table:table-cell office:value-type="float" office:value="2.3102825" table:style-name="ce1">
            <text:p>2.310282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45" table:style-name="ce1">
            <text:p>45</text:p>
          </table:table-cell>
          <table:table-cell office:value-type="float" office:value="2.2976974999999999" table:style-name="ce1">
            <text:p>2.29769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60" table:style-name="ce1">
            <text:p>60</text:p>
          </table:table-cell>
          <table:table-cell office:value-type="float" office:value="2.2919675000000002" table:style-name="ce1">
            <text:p>2.29196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75" table:style-name="ce1">
            <text:p>75</text:p>
          </table:table-cell>
          <table:table-cell office:value-type="float" office:value="2.2877450000000001" table:style-name="ce1">
            <text:p>2.28774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90" table:style-name="ce1">
            <text:p>90</text:p>
          </table:table-cell>
          <table:table-cell office:value-type="float" office:value="2.2823074999999999" table:style-name="ce1">
            <text:p>2.28230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120" table:style-name="ce1">
            <text:p>120</text:p>
          </table:table-cell>
          <table:table-cell office:value-type="float" office:value="2.2775224999999999" table:style-name="ce1">
            <text:p>2.2775225</text:p>
          </table:table-cell>
          <table:table-cell table:number-columns-repeated="16379" table:style-name="ce1"/>
        </table:table-row>
        <table:table-row table:number-rows-repeated="10484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Usuari</dc:creator>
    <meta:creation-date>2019-12-27T20:47:26Z</meta:creation-date>
    <dc:date>2019-12-30T10:51:45Z</dc:date>
    <meta:editing-cycles>5</meta:editing-cycles>
    <meta:editing-duration>PT3880S</meta:editing-duration>
  </office:meta>
</office:document-meta>
</file>